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('K9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253207853612">
            <text:p>768.253207853612</text:p>
          </table:table-cell>
          <table:table-cell office:value-type="float" office:value="32153.8535954225">
            <text:p>32153.8535954225</text:p>
          </table:table-cell>
          <table:table-cell office:value-type="float" office:value="66728.0">
            <text:p>66728.0</text:p>
          </table:table-cell>
          <table:table-cell office:value-type="float" office:value="692.878112845955">
            <text:p>692.878112845955</text:p>
          </table:table-cell>
          <table:table-cell office:value-type="string" office:value="">
            <text:p/>
          </table:table-cell>
          <table:table-cell office:value-type="float" office:value="11098.1782508859">
            <text:p>11098.1782508859</text:p>
          </table:table-cell>
          <table:table-cell office:value-type="float" office:value="4940.42770460662">
            <text:p>4940.42770460662</text:p>
          </table:table-cell>
          <table:table-cell office:value-type="float" office:value="1.0">
            <text:p>1.0</text:p>
          </table:table-cell>
          <table:table-cell office:value-type="float" office:value="0.0692233617523925">
            <text:p>0.069223361752392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257685475978">
            <text:p>769.257685475978</text:p>
          </table:table-cell>
          <table:table-cell office:value-type="float" office:value="32174.6055058504">
            <text:p>32174.6055058504</text:p>
          </table:table-cell>
          <table:table-cell office:value-type="float" office:value="20941.0">
            <text:p>20941.0</text:p>
          </table:table-cell>
          <table:table-cell office:value-type="float" office:value="217.518385959388">
            <text:p>217.518385959388</text:p>
          </table:table-cell>
          <table:table-cell office:value-type="string" office:value="">
            <text:p/>
          </table:table-cell>
          <table:table-cell office:value-type="float" office:value="11051.3034634505">
            <text:p>11051.3034634505</text:p>
          </table:table-cell>
          <table:table-cell office:value-type="float" office:value="1583.09138894182">
            <text:p>1583.09138894182</text:p>
          </table:table-cell>
          <table:table-cell office:value-type="float" office:value="0.313826279822563">
            <text:p>0.313826279822563</text:p>
          </table:table-cell>
          <table:table-cell office:value-type="float" office:value="0.0696078691549928">
            <text:p>0.069607869154992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259407674257">
            <text:p>770.259407674257</text:p>
          </table:table-cell>
          <table:table-cell office:value-type="float" office:value="32195.2869411574">
            <text:p>32195.2869411574</text:p>
          </table:table-cell>
          <table:table-cell office:value-type="float" office:value="5631.0">
            <text:p>5631.0</text:p>
          </table:table-cell>
          <table:table-cell office:value-type="float" office:value="58.514232379269">
            <text:p>58.514232379269</text:p>
          </table:table-cell>
          <table:table-cell office:value-type="string" office:value="">
            <text:p/>
          </table:table-cell>
          <table:table-cell office:value-type="float" office:value="10771.2091338958">
            <text:p>10771.2091338958</text:p>
          </table:table-cell>
          <table:table-cell office:value-type="float" office:value="430.691573173009">
            <text:p>430.691573173009</text:p>
          </table:table-cell>
          <table:table-cell office:value-type="float" office:value="0.0843873636254646">
            <text:p>0.0843873636254646</text:p>
          </table:table-cell>
          <table:table-cell office:value-type="float" office:value="0.0715109509154672">
            <text:p>0.071510950915467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261555144976">
            <text:p>771.261555144976</text:p>
          </table:table-cell>
          <table:table-cell office:value-type="float" office:value="32215.9636433707">
            <text:p>32215.9636433707</text:p>
          </table:table-cell>
          <table:table-cell office:value-type="float" office:value="1209.0">
            <text:p>1209.0</text:p>
          </table:table-cell>
          <table:table-cell office:value-type="float" office:value="12.5669962146743">
            <text:p>12.5669962146743</text:p>
          </table:table-cell>
          <table:table-cell office:value-type="string" office:value="">
            <text:p/>
          </table:table-cell>
          <table:table-cell office:value-type="float" office:value="9837.39653658872">
            <text:p>9837.39653658872</text:p>
          </table:table-cell>
          <table:table-cell office:value-type="float" office:value="100.829655138722">
            <text:p>100.829655138722</text:p>
          </table:table-cell>
          <table:table-cell office:value-type="float" office:value="0.0181183311353555">
            <text:p>0.0181183311353555</text:p>
          </table:table-cell>
          <table:table-cell office:value-type="float" office:value="0.0784009826458032">
            <text:p>0.078400982645803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9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55147965009">
            <text:p>1325.55147965009</text:p>
          </table:table-cell>
          <table:table-cell office:value-type="float" office:value="42103.9812466743">
            <text:p>42103.9812466743</text:p>
          </table:table-cell>
          <table:table-cell office:value-type="float" office:value="971.0">
            <text:p>971.0</text:p>
          </table:table-cell>
          <table:table-cell office:value-type="float" office:value="13.5038174146666">
            <text:p>13.5038174146666</text:p>
          </table:table-cell>
          <table:table-cell office:value-type="string" office:value="">
            <text:p/>
          </table:table-cell>
          <table:table-cell office:value-type="float" office:value="18803.3383795806">
            <text:p>18803.3383795806</text:p>
          </table:table-cell>
          <table:table-cell office:value-type="float" office:value="77.1157894687098">
            <text:p>77.1157894687098</text:p>
          </table:table-cell>
          <table:table-cell office:value-type="float" office:value="0.0145516125164848">
            <text:p>0.0145516125164848</text:p>
          </table:table-cell>
          <table:table-cell office:value-type="float" office:value="0.0704955392968714">
            <text:p>0.070495539296871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54905426591">
            <text:p>1326.54905426591</text:p>
          </table:table-cell>
          <table:table-cell office:value-type="float" office:value="42119.6548041672">
            <text:p>42119.6548041672</text:p>
          </table:table-cell>
          <table:table-cell office:value-type="float" office:value="640.0">
            <text:p>640.0</text:p>
          </table:table-cell>
          <table:table-cell office:value-type="float" office:value="8.90355048996539">
            <text:p>8.90355048996539</text:p>
          </table:table-cell>
          <table:table-cell office:value-type="string" office:value="">
            <text:p/>
          </table:table-cell>
          <table:table-cell office:value-type="float" office:value="17271.4854477582">
            <text:p>17271.4854477582</text:p>
          </table:table-cell>
          <table:table-cell office:value-type="float" office:value="54.9250425691207">
            <text:p>54.9250425691207</text:p>
          </table:table-cell>
          <table:table-cell office:value-type="float" office:value="0.00959117611797147">
            <text:p>0.00959117611797147</text:p>
          </table:table-cell>
          <table:table-cell office:value-type="float" office:value="0.0768057303628211">
            <text:p>0.076805730362821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55352830445">
            <text:p>1327.55352830445</text:p>
          </table:table-cell>
          <table:table-cell office:value-type="float" office:value="42135.430785229">
            <text:p>42135.430785229</text:p>
          </table:table-cell>
          <table:table-cell office:value-type="float" office:value="416.0">
            <text:p>416.0</text:p>
          </table:table-cell>
          <table:table-cell office:value-type="float" office:value="5.78913871590526">
            <text:p>5.78913871590526</text:p>
          </table:table-cell>
          <table:table-cell office:value-type="string" office:value="">
            <text:p/>
          </table:table-cell>
          <table:table-cell office:value-type="float" office:value="22459.5508454971">
            <text:p>22459.5508454971</text:p>
          </table:table-cell>
          <table:table-cell office:value-type="float" office:value="27.9913309064547">
            <text:p>27.9913309064547</text:p>
          </table:table-cell>
          <table:table-cell office:value-type="float" office:value="0.00623426447668145">
            <text:p>0.00623426447668145</text:p>
          </table:table-cell>
          <table:table-cell office:value-type="float" office:value="0.0591086410158823">
            <text:p>0.059108641015882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9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48129387578">
            <text:p>1336.48129387578</text:p>
          </table:table-cell>
          <table:table-cell office:value-type="float" office:value="42275.3852073677">
            <text:p>42275.3852073677</text:p>
          </table:table-cell>
          <table:table-cell office:value-type="float" office:value="4045.0">
            <text:p>4045.0</text:p>
          </table:table-cell>
          <table:table-cell office:value-type="float" office:value="56.5154078253754">
            <text:p>56.5154078253754</text:p>
          </table:table-cell>
          <table:table-cell office:value-type="string" office:value="">
            <text:p/>
          </table:table-cell>
          <table:table-cell office:value-type="float" office:value="19752.7822426236">
            <text:p>19752.7822426236</text:p>
          </table:table-cell>
          <table:table-cell office:value-type="float" office:value="314.172160582485">
            <text:p>314.172160582485</text:p>
          </table:table-cell>
          <table:table-cell office:value-type="float" office:value="0.0606192303081165">
            <text:p>0.0606192303081165</text:p>
          </table:table-cell>
          <table:table-cell office:value-type="float" office:value="0.0676604074028546">
            <text:p>0.067660407402854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48344285153">
            <text:p>1337.48344285153</text:p>
          </table:table-cell>
          <table:table-cell office:value-type="float" office:value="42291.0658672078">
            <text:p>42291.0658672078</text:p>
          </table:table-cell>
          <table:table-cell office:value-type="float" office:value="2479.0">
            <text:p>2479.0</text:p>
          </table:table-cell>
          <table:table-cell office:value-type="float" office:value="34.6556940150366">
            <text:p>34.6556940150366</text:p>
          </table:table-cell>
          <table:table-cell office:value-type="string" office:value="">
            <text:p/>
          </table:table-cell>
          <table:table-cell office:value-type="float" office:value="19710.2232076213">
            <text:p>19710.2232076213</text:p>
          </table:table-cell>
          <table:table-cell office:value-type="float" office:value="181.883524626241">
            <text:p>181.883524626241</text:p>
          </table:table-cell>
          <table:table-cell office:value-type="float" office:value="0.0371508212444551">
            <text:p>0.0371508212444551</text:p>
          </table:table-cell>
          <table:table-cell office:value-type="float" office:value="0.0678573463508201">
            <text:p>0.067857346350820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49596107063">
            <text:p>1338.49596107063</text:p>
          </table:table-cell>
          <table:table-cell office:value-type="float" office:value="42306.9027856153">
            <text:p>42306.9027856153</text:p>
          </table:table-cell>
          <table:table-cell office:value-type="float" office:value="893.0">
            <text:p>893.0</text:p>
          </table:table-cell>
          <table:table-cell office:value-type="float" office:value="12.4919154779157">
            <text:p>12.4919154779157</text:p>
          </table:table-cell>
          <table:table-cell office:value-type="string" office:value="">
            <text:p/>
          </table:table-cell>
          <table:table-cell office:value-type="float" office:value="17561.8933051204">
            <text:p>17561.8933051204</text:p>
          </table:table-cell>
          <table:table-cell office:value-type="float" office:value="74.2049350223778">
            <text:p>74.2049350223778</text:p>
          </table:table-cell>
          <table:table-cell office:value-type="float" office:value="0.0133826879271071">
            <text:p>0.0133826879271071</text:p>
          </table:table-cell>
          <table:table-cell office:value-type="float" office:value="0.0762159260289081">
            <text:p>0.07621592602890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50685290583">
            <text:p>1339.50685290583</text:p>
          </table:table-cell>
          <table:table-cell office:value-type="float" office:value="42322.7082666841">
            <text:p>42322.7082666841</text:p>
          </table:table-cell>
          <table:table-cell office:value-type="float" office:value="1145.0">
            <text:p>1145.0</text:p>
          </table:table-cell>
          <table:table-cell office:value-type="float" office:value="16.0262689022379">
            <text:p>16.0262689022379</text:p>
          </table:table-cell>
          <table:table-cell office:value-type="string" office:value="">
            <text:p/>
          </table:table-cell>
          <table:table-cell office:value-type="float" office:value="17733.5915596691">
            <text:p>17733.5915596691</text:p>
          </table:table-cell>
          <table:table-cell office:value-type="float" office:value="106.80745366193">
            <text:p>106.80745366193</text:p>
          </table:table-cell>
          <table:table-cell office:value-type="float" office:value="0.0171592135235583">
            <text:p>0.0171592135235583</text:p>
          </table:table-cell>
          <table:table-cell office:value-type="float" office:value="0.0755350008146252">
            <text:p>0.075535000814625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51318015631">
            <text:p>1340.51318015631</text:p>
          </table:table-cell>
          <table:table-cell office:value-type="float" office:value="42338.4364328551">
            <text:p>42338.4364328551</text:p>
          </table:table-cell>
          <table:table-cell office:value-type="float" office:value="609.0">
            <text:p>609.0</text:p>
          </table:table-cell>
          <table:table-cell office:value-type="float" office:value="8.52978354814085">
            <text:p>8.52978354814085</text:p>
          </table:table-cell>
          <table:table-cell office:value-type="string" office:value="">
            <text:p/>
          </table:table-cell>
          <table:table-cell office:value-type="float" office:value="17543.6504509439">
            <text:p>17543.6504509439</text:p>
          </table:table-cell>
          <table:table-cell office:value-type="float" office:value="53.8552357101232">
            <text:p>53.8552357101232</text:p>
          </table:table-cell>
          <table:table-cell office:value-type="float" office:value="0.00912660352475722">
            <text:p>0.00912660352475722</text:p>
          </table:table-cell>
          <table:table-cell office:value-type="float" office:value="0.0764101624063187">
            <text:p>0.076410162406318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0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323498705558">
            <text:p>768.323498705558</text:p>
          </table:table-cell>
          <table:table-cell office:value-type="float" office:value="32155.3062059201">
            <text:p>32155.3062059201</text:p>
          </table:table-cell>
          <table:table-cell office:value-type="float" office:value="112869.0">
            <text:p>112869.0</text:p>
          </table:table-cell>
          <table:table-cell office:value-type="float" office:value="903.819740303637">
            <text:p>903.819740303637</text:p>
          </table:table-cell>
          <table:table-cell office:value-type="string" office:value="">
            <text:p/>
          </table:table-cell>
          <table:table-cell office:value-type="float" office:value="7000.42244929205">
            <text:p>7000.42244929205</text:p>
          </table:table-cell>
          <table:table-cell office:value-type="float" office:value="13725.6550026692">
            <text:p>13725.6550026692</text:p>
          </table:table-cell>
          <table:table-cell office:value-type="float" office:value="1.0">
            <text:p>1.0</text:p>
          </table:table-cell>
          <table:table-cell office:value-type="float" office:value="0.109753876179752">
            <text:p>0.10975387617975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328936988437">
            <text:p>769.328936988437</text:p>
          </table:table-cell>
          <table:table-cell office:value-type="float" office:value="32176.07700264">
            <text:p>32176.07700264</text:p>
          </table:table-cell>
          <table:table-cell office:value-type="float" office:value="37957.0">
            <text:p>37957.0</text:p>
          </table:table-cell>
          <table:table-cell office:value-type="float" office:value="304.12386833334">
            <text:p>304.12386833334</text:p>
          </table:table-cell>
          <table:table-cell office:value-type="string" office:value="">
            <text:p/>
          </table:table-cell>
          <table:table-cell office:value-type="float" office:value="7244.34592600659">
            <text:p>7244.34592600659</text:p>
          </table:table-cell>
          <table:table-cell office:value-type="float" office:value="4516.29977680499">
            <text:p>4516.29977680499</text:p>
          </table:table-cell>
          <table:table-cell office:value-type="float" office:value="0.336292516102739">
            <text:p>0.336292516102739</text:p>
          </table:table-cell>
          <table:table-cell office:value-type="float" office:value="0.106197156354256">
            <text:p>0.10619715635425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329186026268">
            <text:p>770.329186026268</text:p>
          </table:table-cell>
          <table:table-cell office:value-type="float" office:value="32196.7270731463">
            <text:p>32196.7270731463</text:p>
          </table:table-cell>
          <table:table-cell office:value-type="float" office:value="10566.0">
            <text:p>10566.0</text:p>
          </table:table-cell>
          <table:table-cell office:value-type="float" office:value="84.6702478424663">
            <text:p>84.6702478424663</text:p>
          </table:table-cell>
          <table:table-cell office:value-type="string" office:value="">
            <text:p/>
          </table:table-cell>
          <table:table-cell office:value-type="float" office:value="7059.58874456684">
            <text:p>7059.58874456684</text:p>
          </table:table-cell>
          <table:table-cell office:value-type="float" office:value="1221.88266214439">
            <text:p>1221.88266214439</text:p>
          </table:table-cell>
          <table:table-cell office:value-type="float" office:value="0.0936129495255562">
            <text:p>0.0936129495255562</text:p>
          </table:table-cell>
          <table:table-cell office:value-type="float" office:value="0.109118139016118">
            <text:p>0.10911813901611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337095015814">
            <text:p>771.337095015814</text:p>
          </table:table-cell>
          <table:table-cell office:value-type="float" office:value="32217.5216647398">
            <text:p>32217.5216647398</text:p>
          </table:table-cell>
          <table:table-cell office:value-type="float" office:value="2199.0">
            <text:p>2199.0</text:p>
          </table:table-cell>
          <table:table-cell office:value-type="float" office:value="17.6317578886334">
            <text:p>17.6317578886334</text:p>
          </table:table-cell>
          <table:table-cell office:value-type="string" office:value="">
            <text:p/>
          </table:table-cell>
          <table:table-cell office:value-type="float" office:value="6918.85435341637">
            <text:p>6918.85435341637</text:p>
          </table:table-cell>
          <table:table-cell office:value-type="float" office:value="250.485020281212">
            <text:p>250.485020281212</text:p>
          </table:table-cell>
          <table:table-cell office:value-type="float" office:value="0.0194827632033596">
            <text:p>0.0194827632033596</text:p>
          </table:table-cell>
          <table:table-cell office:value-type="float" office:value="0.111483354846882">
            <text:p>0.11148335484688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2.311600937802">
            <text:p>772.311600937802</text:p>
          </table:table-cell>
          <table:table-cell office:value-type="float" office:value="32237.6141308944">
            <text:p>32237.6141308944</text:p>
          </table:table-cell>
          <table:table-cell office:value-type="float" office:value="685.0">
            <text:p>685.0</text:p>
          </table:table-cell>
          <table:table-cell office:value-type="float" office:value="5.49482575137855">
            <text:p>5.49482575137855</text:p>
          </table:table-cell>
          <table:table-cell office:value-type="string" office:value="">
            <text:p/>
          </table:table-cell>
          <table:table-cell office:value-type="float" office:value="6598.36468742889">
            <text:p>6598.36468742889</text:p>
          </table:table-cell>
          <table:table-cell office:value-type="float" office:value="69.8596602048873">
            <text:p>69.8596602048873</text:p>
          </table:table-cell>
          <table:table-cell office:value-type="float" office:value="0.00606898262587602">
            <text:p>0.00606898262587602</text:p>
          </table:table-cell>
          <table:table-cell office:value-type="float" office:value="0.117045910240336">
            <text:p>0.11704591024033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0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66614867211">
            <text:p>1325.66614867211</text:p>
          </table:table-cell>
          <table:table-cell office:value-type="float" office:value="42105.7831890182">
            <text:p>42105.7831890182</text:p>
          </table:table-cell>
          <table:table-cell office:value-type="float" office:value="9028.5">
            <text:p>9028.5</text:p>
          </table:table-cell>
          <table:table-cell office:value-type="float" office:value="111.53240480421">
            <text:p>111.53240480421</text:p>
          </table:table-cell>
          <table:table-cell office:value-type="string" office:value="">
            <text:p/>
          </table:table-cell>
          <table:table-cell office:value-type="float" office:value="11513.4684650732">
            <text:p>11513.4684650732</text:p>
          </table:table-cell>
          <table:table-cell office:value-type="float" office:value="1162.32232431774">
            <text:p>1162.32232431774</text:p>
          </table:table-cell>
          <table:table-cell office:value-type="float" office:value="0.0799909629747761">
            <text:p>0.0799909629747761</text:p>
          </table:table-cell>
          <table:table-cell office:value-type="float" office:value="0.115140468112941">
            <text:p>0.11514046811294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66792444709">
            <text:p>1326.66792444709</text:p>
          </table:table-cell>
          <table:table-cell office:value-type="float" office:value="42121.5220579242">
            <text:p>42121.5220579242</text:p>
          </table:table-cell>
          <table:table-cell office:value-type="float" office:value="5609.5">
            <text:p>5609.5</text:p>
          </table:table-cell>
          <table:table-cell office:value-type="float" office:value="69.3371895279866">
            <text:p>69.3371895279866</text:p>
          </table:table-cell>
          <table:table-cell office:value-type="string" office:value="">
            <text:p/>
          </table:table-cell>
          <table:table-cell office:value-type="float" office:value="11027.5999476371">
            <text:p>11027.5999476371</text:p>
          </table:table-cell>
          <table:table-cell office:value-type="float" office:value="745.088413978805">
            <text:p>745.088413978805</text:p>
          </table:table-cell>
          <table:table-cell office:value-type="float" office:value="0.0496992088173015">
            <text:p>0.0496992088173015</text:p>
          </table:table-cell>
          <table:table-cell office:value-type="float" office:value="0.120304321044159">
            <text:p>0.12030432104415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66992206363">
            <text:p>1327.66992206363</text:p>
          </table:table-cell>
          <table:table-cell office:value-type="float" office:value="42137.2584447202">
            <text:p>42137.2584447202</text:p>
          </table:table-cell>
          <table:table-cell office:value-type="float" office:value="1500.5">
            <text:p>1500.5</text:p>
          </table:table-cell>
          <table:table-cell office:value-type="float" office:value="18.5571406072612">
            <text:p>18.5571406072612</text:p>
          </table:table-cell>
          <table:table-cell office:value-type="string" office:value="">
            <text:p/>
          </table:table-cell>
          <table:table-cell office:value-type="float" office:value="10575.7864774226">
            <text:p>10575.7864774226</text:p>
          </table:table-cell>
          <table:table-cell office:value-type="float" office:value="211.796749809194">
            <text:p>211.796749809194</text:p>
          </table:table-cell>
          <table:table-cell office:value-type="float" office:value="0.0132941728906963">
            <text:p>0.0132941728906963</text:p>
          </table:table-cell>
          <table:table-cell office:value-type="float" office:value="0.125538646690529">
            <text:p>0.12553864669052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8.66565997611">
            <text:p>1328.66565997611</text:p>
          </table:table-cell>
          <table:table-cell office:value-type="float" office:value="42152.8906171581">
            <text:p>42152.8906171581</text:p>
          </table:table-cell>
          <table:table-cell office:value-type="float" office:value="375.5">
            <text:p>375.5</text:p>
          </table:table-cell>
          <table:table-cell office:value-type="float" office:value="4.13980371361852">
            <text:p>4.13980371361852</text:p>
          </table:table-cell>
          <table:table-cell office:value-type="string" office:value="">
            <text:p/>
          </table:table-cell>
          <table:table-cell office:value-type="float" office:value="10579.6664059389">
            <text:p>10579.6664059389</text:p>
          </table:table-cell>
          <table:table-cell office:value-type="float" office:value="42.9828634357342">
            <text:p>42.9828634357342</text:p>
          </table:table-cell>
          <table:table-cell office:value-type="float" office:value="0.00332686565841817">
            <text:p>0.00332686565841817</text:p>
          </table:table-cell>
          <table:table-cell office:value-type="float" office:value="0.125586725421726">
            <text:p>0.12558672542172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0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59470565197">
            <text:p>1336.59470565197</text:p>
          </table:table-cell>
          <table:table-cell office:value-type="float" office:value="42277.1600615213">
            <text:p>42277.1600615213</text:p>
          </table:table-cell>
          <table:table-cell office:value-type="float" office:value="13955.5">
            <text:p>13955.5</text:p>
          </table:table-cell>
          <table:table-cell office:value-type="float" office:value="173.690054613096">
            <text:p>173.690054613096</text:p>
          </table:table-cell>
          <table:table-cell office:value-type="string" office:value="">
            <text:p/>
          </table:table-cell>
          <table:table-cell office:value-type="float" office:value="10146.2524976326">
            <text:p>10146.2524976326</text:p>
          </table:table-cell>
          <table:table-cell office:value-type="float" office:value="2044.57158164326">
            <text:p>2044.57158164326</text:p>
          </table:table-cell>
          <table:table-cell office:value-type="float" office:value="0.123643338737829">
            <text:p>0.123643338737829</text:p>
          </table:table-cell>
          <table:table-cell office:value-type="float" office:value="0.131732844807857">
            <text:p>0.13173284480785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59940061105">
            <text:p>1337.59940061105</text:p>
          </table:table-cell>
          <table:table-cell office:value-type="float" office:value="42292.8798814952">
            <text:p>42292.8798814952</text:p>
          </table:table-cell>
          <table:table-cell office:value-type="float" office:value="9093.5">
            <text:p>9093.5</text:p>
          </table:table-cell>
          <table:table-cell office:value-type="float" office:value="113.2848847675">
            <text:p>113.2848847675</text:p>
          </table:table-cell>
          <table:table-cell office:value-type="string" office:value="">
            <text:p/>
          </table:table-cell>
          <table:table-cell office:value-type="float" office:value="10214.6329147568">
            <text:p>10214.6329147568</text:p>
          </table:table-cell>
          <table:table-cell office:value-type="float" office:value="1323.60092250444">
            <text:p>1323.60092250444</text:p>
          </table:table-cell>
          <table:table-cell office:value-type="float" office:value="0.0805668518370855">
            <text:p>0.0805668518370855</text:p>
          </table:table-cell>
          <table:table-cell office:value-type="float" office:value="0.130949336287813">
            <text:p>0.13094933628781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1149985253">
            <text:p>1338.61149985253</text:p>
          </table:table-cell>
          <table:table-cell office:value-type="float" office:value="42308.7095591322">
            <text:p>42308.7095591322</text:p>
          </table:table-cell>
          <table:table-cell office:value-type="float" office:value="4021.5">
            <text:p>4021.5</text:p>
          </table:table-cell>
          <table:table-cell office:value-type="float" office:value="50.1252896261546">
            <text:p>50.1252896261546</text:p>
          </table:table-cell>
          <table:table-cell office:value-type="string" office:value="">
            <text:p/>
          </table:table-cell>
          <table:table-cell office:value-type="float" office:value="9956.88091114113">
            <text:p>9956.88091114113</text:p>
          </table:table-cell>
          <table:table-cell office:value-type="float" office:value="588.633797456708">
            <text:p>588.633797456708</text:p>
          </table:table-cell>
          <table:table-cell office:value-type="float" office:value="0.0356298009196502">
            <text:p>0.0356298009196502</text:p>
          </table:table-cell>
          <table:table-cell office:value-type="float" office:value="0.134440846666621">
            <text:p>0.13444084666662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62636384741">
            <text:p>1339.62636384741</text:p>
          </table:table-cell>
          <table:table-cell office:value-type="float" office:value="42324.5764465008">
            <text:p>42324.5764465008</text:p>
          </table:table-cell>
          <table:table-cell office:value-type="float" office:value="10421.5">
            <text:p>10421.5</text:p>
          </table:table-cell>
          <table:table-cell office:value-type="float" office:value="129.952309658629">
            <text:p>129.952309658629</text:p>
          </table:table-cell>
          <table:table-cell office:value-type="string" office:value="">
            <text:p/>
          </table:table-cell>
          <table:table-cell office:value-type="float" office:value="10829.2482684425">
            <text:p>10829.2482684425</text:p>
          </table:table-cell>
          <table:table-cell office:value-type="float" office:value="1432.20226088884">
            <text:p>1432.20226088884</text:p>
          </table:table-cell>
          <table:table-cell office:value-type="float" office:value="0.0923327042854991">
            <text:p>0.0923327042854991</text:p>
          </table:table-cell>
          <table:table-cell office:value-type="float" office:value="0.123704465041328">
            <text:p>0.12370446504132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2995956317">
            <text:p>1340.62995956317</text:p>
          </table:table-cell>
          <table:table-cell office:value-type="float" office:value="42340.2612265057">
            <text:p>42340.2612265057</text:p>
          </table:table-cell>
          <table:table-cell office:value-type="float" office:value="4998.5">
            <text:p>4998.5</text:p>
          </table:table-cell>
          <table:table-cell office:value-type="float" office:value="62.3823430022458">
            <text:p>62.3823430022458</text:p>
          </table:table-cell>
          <table:table-cell office:value-type="string" office:value="">
            <text:p/>
          </table:table-cell>
          <table:table-cell office:value-type="float" office:value="11513.9535830309">
            <text:p>11513.9535830309</text:p>
          </table:table-cell>
          <table:table-cell office:value-type="float" office:value="635.731649075009">
            <text:p>635.731649075009</text:p>
          </table:table-cell>
          <table:table-cell office:value-type="float" office:value="0.0442858535115931">
            <text:p>0.0442858535115931</text:p>
          </table:table-cell>
          <table:table-cell office:value-type="float" office:value="0.116435240935743">
            <text:p>0.11643524093574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3251364545">
            <text:p>1341.63251364545</text:p>
          </table:table-cell>
          <table:table-cell office:value-type="float" office:value="42355.9238427151">
            <text:p>42355.9238427151</text:p>
          </table:table-cell>
          <table:table-cell office:value-type="float" office:value="1182.5">
            <text:p>1182.5</text:p>
          </table:table-cell>
          <table:table-cell office:value-type="float" office:value="14.7727917335292">
            <text:p>14.7727917335292</text:p>
          </table:table-cell>
          <table:table-cell office:value-type="string" office:value="">
            <text:p/>
          </table:table-cell>
          <table:table-cell office:value-type="float" office:value="11085.5396657536">
            <text:p>11085.5396657536</text:p>
          </table:table-cell>
          <table:table-cell office:value-type="float" office:value="167.718076143604">
            <text:p>167.718076143604</text:p>
          </table:table-cell>
          <table:table-cell office:value-type="float" office:value="0.0104767473797057">
            <text:p>0.0104767473797057</text:p>
          </table:table-cell>
          <table:table-cell office:value-type="float" office:value="0.121025457857513">
            <text:p>0.12102545785751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1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316730220035">
            <text:p>768.316730220035</text:p>
          </table:table-cell>
          <table:table-cell office:value-type="float" office:value="32155.1663332523">
            <text:p>32155.1663332523</text:p>
          </table:table-cell>
          <table:table-cell office:value-type="float" office:value="90943.5">
            <text:p>90943.5</text:p>
          </table:table-cell>
          <table:table-cell office:value-type="float" office:value="798.002155309622">
            <text:p>798.002155309622</text:p>
          </table:table-cell>
          <table:table-cell office:value-type="string" office:value="">
            <text:p/>
          </table:table-cell>
          <table:table-cell office:value-type="float" office:value="6607.71612451375">
            <text:p>6607.71612451375</text:p>
          </table:table-cell>
          <table:table-cell office:value-type="float" office:value="11747.7014862592">
            <text:p>11747.7014862592</text:p>
          </table:table-cell>
          <table:table-cell office:value-type="float" office:value="1.0">
            <text:p>1.0</text:p>
          </table:table-cell>
          <table:table-cell office:value-type="float" office:value="0.116275686748963">
            <text:p>0.11627568674896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321124463033">
            <text:p>769.321124463033</text:p>
          </table:table-cell>
          <table:table-cell office:value-type="float" office:value="32175.9156605494">
            <text:p>32175.9156605494</text:p>
          </table:table-cell>
          <table:table-cell office:value-type="float" office:value="30172.5">
            <text:p>30172.5</text:p>
          </table:table-cell>
          <table:table-cell office:value-type="float" office:value="264.848752226487">
            <text:p>264.848752226487</text:p>
          </table:table-cell>
          <table:table-cell office:value-type="string" office:value="">
            <text:p/>
          </table:table-cell>
          <table:table-cell office:value-type="float" office:value="6648.5499131056">
            <text:p>6648.5499131056</text:p>
          </table:table-cell>
          <table:table-cell office:value-type="float" office:value="3796.04421443555">
            <text:p>3796.04421443555</text:p>
          </table:table-cell>
          <table:table-cell office:value-type="float" office:value="0.331771924326642">
            <text:p>0.331771924326642</text:p>
          </table:table-cell>
          <table:table-cell office:value-type="float" office:value="0.115712619220403">
            <text:p>0.11571261922040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323704900949">
            <text:p>770.323704900949</text:p>
          </table:table-cell>
          <table:table-cell office:value-type="float" office:value="32196.6139524117">
            <text:p>32196.6139524117</text:p>
          </table:table-cell>
          <table:table-cell office:value-type="float" office:value="8092.5">
            <text:p>8092.5</text:p>
          </table:table-cell>
          <table:table-cell office:value-type="float" office:value="71.0741848992454">
            <text:p>71.0741848992454</text:p>
          </table:table-cell>
          <table:table-cell office:value-type="string" office:value="">
            <text:p/>
          </table:table-cell>
          <table:table-cell office:value-type="float" office:value="6695.73253146067">
            <text:p>6695.73253146067</text:p>
          </table:table-cell>
          <table:table-cell office:value-type="float" office:value="1031.51149548095">
            <text:p>1031.51149548095</text:p>
          </table:table-cell>
          <table:table-cell office:value-type="float" office:value="0.0889838196242722">
            <text:p>0.0889838196242722</text:p>
          </table:table-cell>
          <table:table-cell office:value-type="float" office:value="0.115046964806538">
            <text:p>0.11504696480653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334339747963">
            <text:p>771.334339747963</text:p>
          </table:table-cell>
          <table:table-cell office:value-type="float" office:value="32217.4648382664">
            <text:p>32217.4648382664</text:p>
          </table:table-cell>
          <table:table-cell office:value-type="float" office:value="1594.5">
            <text:p>1594.5</text:p>
          </table:table-cell>
          <table:table-cell office:value-type="float" office:value="14.0137626910558">
            <text:p>14.0137626910558</text:p>
          </table:table-cell>
          <table:table-cell office:value-type="string" office:value="">
            <text:p/>
          </table:table-cell>
          <table:table-cell office:value-type="float" office:value="6119.53868957444">
            <text:p>6119.53868957444</text:p>
          </table:table-cell>
          <table:table-cell office:value-type="float" office:value="217.507166519977">
            <text:p>217.507166519977</text:p>
          </table:table-cell>
          <table:table-cell office:value-type="float" office:value="0.0175328638110475">
            <text:p>0.0175328638110475</text:p>
          </table:table-cell>
          <table:table-cell office:value-type="float" office:value="0.12604452375831">
            <text:p>0.126044523758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2.323405625841">
            <text:p>772.323405625841</text:p>
          </table:table-cell>
          <table:table-cell office:value-type="float" office:value="32237.8574431171">
            <text:p>32237.8574431171</text:p>
          </table:table-cell>
          <table:table-cell office:value-type="float" office:value="463.5">
            <text:p>463.5</text:p>
          </table:table-cell>
          <table:table-cell office:value-type="float" office:value="4.04045963115366">
            <text:p>4.04045963115366</text:p>
          </table:table-cell>
          <table:table-cell office:value-type="string" office:value="">
            <text:p/>
          </table:table-cell>
          <table:table-cell office:value-type="float" office:value="5917.15204130575">
            <text:p>5917.15204130575</text:p>
          </table:table-cell>
          <table:table-cell office:value-type="float" office:value="52.2774773546967">
            <text:p>52.2774773546967</text:p>
          </table:table-cell>
          <table:table-cell office:value-type="float" office:value="0.00509657094789622">
            <text:p>0.00509657094789622</text:p>
          </table:table-cell>
          <table:table-cell office:value-type="float" office:value="0.130522825885578">
            <text:p>0.13052282588557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1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63899832766">
            <text:p>1325.63899832766</text:p>
          </table:table-cell>
          <table:table-cell office:value-type="float" office:value="42105.3565476843">
            <text:p>42105.3565476843</text:p>
          </table:table-cell>
          <table:table-cell office:value-type="float" office:value="15566.25">
            <text:p>15566.25</text:p>
          </table:table-cell>
          <table:table-cell office:value-type="float" office:value="209.660508545748">
            <text:p>209.660508545748</text:p>
          </table:table-cell>
          <table:table-cell office:value-type="string" office:value="">
            <text:p/>
          </table:table-cell>
          <table:table-cell office:value-type="float" office:value="9815.89104392339">
            <text:p>9815.89104392339</text:p>
          </table:table-cell>
          <table:table-cell office:value-type="float" office:value="2279.5854701575">
            <text:p>2279.5854701575</text:p>
          </table:table-cell>
          <table:table-cell office:value-type="float" office:value="0.17116396443946">
            <text:p>0.17116396443946</text:p>
          </table:table-cell>
          <table:table-cell office:value-type="float" office:value="0.135050296747977">
            <text:p>0.13505029674797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63942387719">
            <text:p>1326.63942387719</text:p>
          </table:table-cell>
          <table:table-cell office:value-type="float" office:value="42121.0743688091">
            <text:p>42121.0743688091</text:p>
          </table:table-cell>
          <table:table-cell office:value-type="float" office:value="10004.25">
            <text:p>10004.25</text:p>
          </table:table-cell>
          <table:table-cell office:value-type="float" office:value="134.799795788283">
            <text:p>134.799795788283</text:p>
          </table:table-cell>
          <table:table-cell office:value-type="string" office:value="">
            <text:p/>
          </table:table-cell>
          <table:table-cell office:value-type="float" office:value="10080.1965547118">
            <text:p>10080.1965547118</text:p>
          </table:table-cell>
          <table:table-cell office:value-type="float" office:value="1444.0768100232">
            <text:p>1444.0768100232</text:p>
          </table:table-cell>
          <table:table-cell office:value-type="float" office:value="0.110005113064705">
            <text:p>0.110005113064705</text:p>
          </table:table-cell>
          <table:table-cell office:value-type="float" office:value="0.131608487659605">
            <text:p>0.13160848765960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63775118899">
            <text:p>1327.63775118899</text:p>
          </table:table-cell>
          <table:table-cell office:value-type="float" office:value="42136.7532933403">
            <text:p>42136.7532933403</text:p>
          </table:table-cell>
          <table:table-cell office:value-type="float" office:value="2665.25">
            <text:p>2665.25</text:p>
          </table:table-cell>
          <table:table-cell office:value-type="float" office:value="34.1473472188908">
            <text:p>34.1473472188908</text:p>
          </table:table-cell>
          <table:table-cell office:value-type="string" office:value="">
            <text:p/>
          </table:table-cell>
          <table:table-cell office:value-type="float" office:value="10489.3402256164">
            <text:p>10489.3402256164</text:p>
          </table:table-cell>
          <table:table-cell office:value-type="float" office:value="366.558459168559">
            <text:p>366.558459168559</text:p>
          </table:table-cell>
          <table:table-cell office:value-type="float" office:value="0.0293066574301627">
            <text:p>0.0293066574301627</text:p>
          </table:table-cell>
          <table:table-cell office:value-type="float" office:value="0.126570186745084">
            <text:p>0.12657018674508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8.647049729">
            <text:p>1328.647049729</text:p>
          </table:table-cell>
          <table:table-cell office:value-type="float" office:value="42152.5985072846">
            <text:p>42152.5985072846</text:p>
          </table:table-cell>
          <table:table-cell office:value-type="float" office:value="397.25">
            <text:p>397.25</text:p>
          </table:table-cell>
          <table:table-cell office:value-type="float" office:value="5.35689423761568">
            <text:p>5.35689423761568</text:p>
          </table:table-cell>
          <table:table-cell office:value-type="string" office:value="">
            <text:p/>
          </table:table-cell>
          <table:table-cell office:value-type="float" office:value="8114.70828850377">
            <text:p>8114.70828850377</text:p>
          </table:table-cell>
          <table:table-cell office:value-type="float" office:value="68.0123243944553">
            <text:p>68.0123243944553</text:p>
          </table:table-cell>
          <table:table-cell office:value-type="float" office:value="0.00436809667540836">
            <text:p>0.00436809667540836</text:p>
          </table:table-cell>
          <table:table-cell office:value-type="float" office:value="0.163733187009484">
            <text:p>0.16373318700948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1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57537048033">
            <text:p>1336.57537048033</text:p>
          </table:table-cell>
          <table:table-cell office:value-type="float" office:value="42276.8574782754">
            <text:p>42276.8574782754</text:p>
          </table:table-cell>
          <table:table-cell office:value-type="float" office:value="10839.25">
            <text:p>10839.25</text:p>
          </table:table-cell>
          <table:table-cell office:value-type="float" office:value="146.936417410754">
            <text:p>146.936417410754</text:p>
          </table:table-cell>
          <table:table-cell office:value-type="string" office:value="">
            <text:p/>
          </table:table-cell>
          <table:table-cell office:value-type="float" office:value="9255.81899262878">
            <text:p>9255.81899262878</text:p>
          </table:table-cell>
          <table:table-cell office:value-type="float" office:value="1654.76775273698">
            <text:p>1654.76775273698</text:p>
          </table:table-cell>
          <table:table-cell office:value-type="float" office:value="0.119186637857571">
            <text:p>0.119186637857571</text:p>
          </table:table-cell>
          <table:table-cell office:value-type="float" office:value="0.14440379306734">
            <text:p>0.1444037930673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58154567576">
            <text:p>1337.58154567576</text:p>
          </table:table-cell>
          <table:table-cell office:value-type="float" office:value="42292.6005684804">
            <text:p>42292.6005684804</text:p>
          </table:table-cell>
          <table:table-cell office:value-type="float" office:value="6819.25">
            <text:p>6819.25</text:p>
          </table:table-cell>
          <table:table-cell office:value-type="float" office:value="92.5178489746412">
            <text:p>92.5178489746412</text:p>
          </table:table-cell>
          <table:table-cell office:value-type="string" office:value="">
            <text:p/>
          </table:table-cell>
          <table:table-cell office:value-type="float" office:value="9413.5121658218">
            <text:p>9413.5121658218</text:p>
          </table:table-cell>
          <table:table-cell office:value-type="float" office:value="1023.8500120872">
            <text:p>1023.8500120872</text:p>
          </table:table-cell>
          <table:table-cell office:value-type="float" office:value="0.0749833687949111">
            <text:p>0.0749833687949111</text:p>
          </table:table-cell>
          <table:table-cell office:value-type="float" office:value="0.1420916574084">
            <text:p>0.142091657408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59446122831">
            <text:p>1338.59446122831</text:p>
          </table:table-cell>
          <table:table-cell office:value-type="float" office:value="42308.443117286">
            <text:p>42308.443117286</text:p>
          </table:table-cell>
          <table:table-cell office:value-type="float" office:value="4124.25">
            <text:p>4124.25</text:p>
          </table:table-cell>
          <table:table-cell office:value-type="float" office:value="55.9841802722304">
            <text:p>55.9841802722304</text:p>
          </table:table-cell>
          <table:table-cell office:value-type="string" office:value="">
            <text:p/>
          </table:table-cell>
          <table:table-cell office:value-type="float" office:value="9334.16266249981">
            <text:p>9334.16266249981</text:p>
          </table:table-cell>
          <table:table-cell office:value-type="float" office:value="639.724398873449">
            <text:p>639.724398873449</text:p>
          </table:table-cell>
          <table:table-cell office:value-type="float" office:value="0.0453495851820086">
            <text:p>0.0453495851820086</text:p>
          </table:table-cell>
          <table:table-cell office:value-type="float" office:value="0.143408092362279">
            <text:p>0.14340809236227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6002454198">
            <text:p>1339.6002454198</text:p>
          </table:table-cell>
          <table:table-cell office:value-type="float" office:value="42324.1681737121">
            <text:p>42324.1681737121</text:p>
          </table:table-cell>
          <table:table-cell office:value-type="float" office:value="15851.25">
            <text:p>15851.25</text:p>
          </table:table-cell>
          <table:table-cell office:value-type="float" office:value="215.222264685476">
            <text:p>215.222264685476</text:p>
          </table:table-cell>
          <table:table-cell office:value-type="string" office:value="">
            <text:p/>
          </table:table-cell>
          <table:table-cell office:value-type="float" office:value="10061.5744948145">
            <text:p>10061.5744948145</text:p>
          </table:table-cell>
          <table:table-cell office:value-type="float" office:value="2308.72262824178">
            <text:p>2308.72262824178</text:p>
          </table:table-cell>
          <table:table-cell office:value-type="float" office:value="0.174297778290917">
            <text:p>0.174297778290917</text:p>
          </table:table-cell>
          <table:table-cell office:value-type="float" office:value="0.133140220361156">
            <text:p>0.13314022036115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0446929541">
            <text:p>1340.60446929541</text:p>
          </table:table-cell>
          <table:table-cell office:value-type="float" office:value="42339.8629226874">
            <text:p>42339.8629226874</text:p>
          </table:table-cell>
          <table:table-cell office:value-type="float" office:value="7522.25">
            <text:p>7522.25</text:p>
          </table:table-cell>
          <table:table-cell office:value-type="float" office:value="102.193794955963">
            <text:p>102.193794955963</text:p>
          </table:table-cell>
          <table:table-cell office:value-type="string" office:value="">
            <text:p/>
          </table:table-cell>
          <table:table-cell office:value-type="float" office:value="10034.172136371">
            <text:p>10034.172136371</text:p>
          </table:table-cell>
          <table:table-cell office:value-type="float" office:value="1132.08722983734">
            <text:p>1132.08722983734</text:p>
          </table:table-cell>
          <table:table-cell office:value-type="float" office:value="0.0827134429618389">
            <text:p>0.0827134429618389</text:p>
          </table:table-cell>
          <table:table-cell office:value-type="float" office:value="0.1336038938814">
            <text:p>0.133603893881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0663619007">
            <text:p>1341.60663619007</text:p>
          </table:table-cell>
          <table:table-cell office:value-type="float" office:value="42355.5196405085">
            <text:p>42355.5196405085</text:p>
          </table:table-cell>
          <table:table-cell office:value-type="float" office:value="1804.25">
            <text:p>1804.25</text:p>
          </table:table-cell>
          <table:table-cell office:value-type="float" office:value="24.5279191410286">
            <text:p>24.5279191410286</text:p>
          </table:table-cell>
          <table:table-cell office:value-type="string" office:value="">
            <text:p/>
          </table:table-cell>
          <table:table-cell office:value-type="float" office:value="10288.8435758673">
            <text:p>10288.8435758673</text:p>
          </table:table-cell>
          <table:table-cell office:value-type="float" office:value="280.561099761173">
            <text:p>280.561099761173</text:p>
          </table:table-cell>
          <table:table-cell office:value-type="float" office:value="0.0198392408473393">
            <text:p>0.0198392408473393</text:p>
          </table:table-cell>
          <table:table-cell office:value-type="float" office:value="0.130394307805091">
            <text:p>0.1303943078050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5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332930126147">
            <text:p>768.332930126147</text:p>
          </table:table-cell>
          <table:table-cell office:value-type="float" office:value="32155.5011078621">
            <text:p>32155.5011078621</text:p>
          </table:table-cell>
          <table:table-cell office:value-type="float" office:value="109280.0">
            <text:p>109280.0</text:p>
          </table:table-cell>
          <table:table-cell office:value-type="float" office:value="975.347658375801">
            <text:p>975.347658375801</text:p>
          </table:table-cell>
          <table:table-cell office:value-type="string" office:value="">
            <text:p/>
          </table:table-cell>
          <table:table-cell office:value-type="float" office:value="8350.52673618901">
            <text:p>8350.52673618901</text:p>
          </table:table-cell>
          <table:table-cell office:value-type="float" office:value="11097.6280643631">
            <text:p>11097.6280643631</text:p>
          </table:table-cell>
          <table:table-cell office:value-type="float" office:value="0.865810469271176">
            <text:p>0.865810469271176</text:p>
          </table:table-cell>
          <table:table-cell office:value-type="float" office:value="0.0920101155770681">
            <text:p>0.09201011557706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337810413534">
            <text:p>769.337810413534</text:p>
          </table:table-cell>
          <table:table-cell office:value-type="float" office:value="32176.2602531363">
            <text:p>32176.2602531363</text:p>
          </table:table-cell>
          <table:table-cell office:value-type="float" office:value="34644.0">
            <text:p>34644.0</text:p>
          </table:table-cell>
          <table:table-cell office:value-type="float" office:value="309.328451704559">
            <text:p>309.328451704559</text:p>
          </table:table-cell>
          <table:table-cell office:value-type="string" office:value="">
            <text:p/>
          </table:table-cell>
          <table:table-cell office:value-type="float" office:value="8382.21596782642">
            <text:p>8382.21596782642</text:p>
          </table:table-cell>
          <table:table-cell office:value-type="float" office:value="3475.85351740289">
            <text:p>3475.85351740289</text:p>
          </table:table-cell>
          <table:table-cell office:value-type="float" office:value="0.274479665972096">
            <text:p>0.274479665972096</text:p>
          </table:table-cell>
          <table:table-cell office:value-type="float" office:value="0.0917821508496673">
            <text:p>0.091782150849667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338234512015">
            <text:p>770.338234512015</text:p>
          </table:table-cell>
          <table:table-cell office:value-type="float" office:value="32196.9138170078">
            <text:p>32196.9138170078</text:p>
          </table:table-cell>
          <table:table-cell office:value-type="float" office:value="9770.0">
            <text:p>9770.0</text:p>
          </table:table-cell>
          <table:table-cell office:value-type="float" office:value="87.3108421761441">
            <text:p>87.3108421761441</text:p>
          </table:table-cell>
          <table:table-cell office:value-type="string" office:value="">
            <text:p/>
          </table:table-cell>
          <table:table-cell office:value-type="float" office:value="8336.85038778116">
            <text:p>8336.85038778116</text:p>
          </table:table-cell>
          <table:table-cell office:value-type="float" office:value="1001.50920429045">
            <text:p>1001.50920429045</text:p>
          </table:table-cell>
          <table:table-cell office:value-type="float" office:value="0.0774063715664292">
            <text:p>0.0774063715664292</text:p>
          </table:table-cell>
          <table:table-cell office:value-type="float" office:value="0.092401590370514">
            <text:p>0.09240159037051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338927182247">
            <text:p>771.338927182247</text:p>
          </table:table-cell>
          <table:table-cell office:value-type="float" office:value="32217.5594525002">
            <text:p>32217.5594525002</text:p>
          </table:table-cell>
          <table:table-cell office:value-type="float" office:value="1945.0">
            <text:p>1945.0</text:p>
          </table:table-cell>
          <table:table-cell office:value-type="float" office:value="17.3871679789631">
            <text:p>17.3871679789631</text:p>
          </table:table-cell>
          <table:table-cell office:value-type="string" office:value="">
            <text:p/>
          </table:table-cell>
          <table:table-cell office:value-type="float" office:value="8106.45343947689">
            <text:p>8106.45343947689</text:p>
          </table:table-cell>
          <table:table-cell office:value-type="float" office:value="209.184731832435">
            <text:p>209.184731832435</text:p>
          </table:table-cell>
          <table:table-cell office:value-type="float" office:value="0.0154099685462339">
            <text:p>0.0154099685462339</text:p>
          </table:table-cell>
          <table:table-cell office:value-type="float" office:value="0.0951512190800941">
            <text:p>0.095151219080094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2.33848901253">
            <text:p>772.33848901253</text:p>
          </table:table-cell>
          <table:table-cell office:value-type="float" office:value="32238.1683314898">
            <text:p>32238.1683314898</text:p>
          </table:table-cell>
          <table:table-cell office:value-type="float" office:value="669.0">
            <text:p>669.0</text:p>
          </table:table-cell>
          <table:table-cell office:value-type="float" office:value="5.98496066401342">
            <text:p>5.98496066401342</text:p>
          </table:table-cell>
          <table:table-cell office:value-type="string" office:value="">
            <text:p/>
          </table:table-cell>
          <table:table-cell office:value-type="float" office:value="7509.88024209559">
            <text:p>7509.88024209559</text:p>
          </table:table-cell>
          <table:table-cell office:value-type="float" office:value="53.4867110204924">
            <text:p>53.4867110204924</text:p>
          </table:table-cell>
          <table:table-cell office:value-type="float" office:value="0.00530039535086399">
            <text:p>0.00530039535086399</text:p>
          </table:table-cell>
          <table:table-cell office:value-type="float" office:value="0.102842983391838">
            <text:p>0.10284298339183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7.310351115334">
            <text:p>767.310351115334</text:p>
          </table:table-cell>
          <table:table-cell office:value-type="float" office:value="32134.3623327527">
            <text:p>32134.3623327527</text:p>
          </table:table-cell>
          <table:table-cell office:value-type="float" office:value="456.0">
            <text:p>456.0</text:p>
          </table:table-cell>
          <table:table-cell office:value-type="float" office:value="4.068118145955">
            <text:p>4.068118145955</text:p>
          </table:table-cell>
          <table:table-cell office:value-type="string" office:value="">
            <text:p/>
          </table:table-cell>
          <table:table-cell office:value-type="float" office:value="5058.32371858392">
            <text:p>5058.32371858392</text:p>
          </table:table-cell>
          <table:table-cell office:value-type="float" office:value="56.7036670591998">
            <text:p>56.7036670591998</text:p>
          </table:table-cell>
          <table:table-cell office:value-type="float" office:value="0.00361282553063375">
            <text:p>0.00361282553063375</text:p>
          </table:table-cell>
          <table:table-cell office:value-type="float" office:value="0.151692614748299">
            <text:p>0.15169261474829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5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670719709">
            <text:p>1325.670719709</text:p>
          </table:table-cell>
          <table:table-cell office:value-type="float" office:value="42105.8550179988">
            <text:p>42105.8550179988</text:p>
          </table:table-cell>
          <table:table-cell office:value-type="float" office:value="16615.5">
            <text:p>16615.5</text:p>
          </table:table-cell>
          <table:table-cell office:value-type="float" office:value="211.594248446594">
            <text:p>211.594248446594</text:p>
          </table:table-cell>
          <table:table-cell office:value-type="string" office:value="">
            <text:p/>
          </table:table-cell>
          <table:table-cell office:value-type="float" office:value="14067.2194860059">
            <text:p>14067.2194860059</text:p>
          </table:table-cell>
          <table:table-cell office:value-type="float" office:value="1823.55151915298">
            <text:p>1823.55151915298</text:p>
          </table:table-cell>
          <table:table-cell office:value-type="float" office:value="0.131642330272467">
            <text:p>0.131642330272467</text:p>
          </table:table-cell>
          <table:table-cell office:value-type="float" office:value="0.0942382907317096">
            <text:p>0.094238290731709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67231628336">
            <text:p>1326.67231628336</text:p>
          </table:table-cell>
          <table:table-cell office:value-type="float" office:value="42121.5910447923">
            <text:p>42121.5910447923</text:p>
          </table:table-cell>
          <table:table-cell office:value-type="float" office:value="10098.5">
            <text:p>10098.5</text:p>
          </table:table-cell>
          <table:table-cell office:value-type="float" office:value="128.655110399358">
            <text:p>128.655110399358</text:p>
          </table:table-cell>
          <table:table-cell office:value-type="string" office:value="">
            <text:p/>
          </table:table-cell>
          <table:table-cell office:value-type="float" office:value="13651.7477397344">
            <text:p>13651.7477397344</text:p>
          </table:table-cell>
          <table:table-cell office:value-type="float" office:value="1172.02020691761">
            <text:p>1172.02020691761</text:p>
          </table:table-cell>
          <table:table-cell office:value-type="float" office:value="0.0800090320638266">
            <text:p>0.0800090320638266</text:p>
          </table:table-cell>
          <table:table-cell office:value-type="float" office:value="0.0971796682429158">
            <text:p>0.097179668242915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67633039731">
            <text:p>1327.67633039731</text:p>
          </table:table-cell>
          <table:table-cell office:value-type="float" office:value="42137.3590684993">
            <text:p>42137.3590684993</text:p>
          </table:table-cell>
          <table:table-cell office:value-type="float" office:value="2580.5">
            <text:p>2580.5</text:p>
          </table:table-cell>
          <table:table-cell office:value-type="float" office:value="32.6238111581427">
            <text:p>32.6238111581427</text:p>
          </table:table-cell>
          <table:table-cell office:value-type="string" office:value="">
            <text:p/>
          </table:table-cell>
          <table:table-cell office:value-type="float" office:value="12023.8702440952">
            <text:p>12023.8702440952</text:p>
          </table:table-cell>
          <table:table-cell office:value-type="float" office:value="292.513811867985">
            <text:p>292.513811867985</text:p>
          </table:table-cell>
          <table:table-cell office:value-type="float" office:value="0.0204449479864044">
            <text:p>0.0204449479864044</text:p>
          </table:table-cell>
          <table:table-cell office:value-type="float" office:value="0.11042004807473">
            <text:p>0.1104200480747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8.68348331496">
            <text:p>1328.68348331496</text:p>
          </table:table-cell>
          <table:table-cell office:value-type="float" office:value="42153.1703736485">
            <text:p>42153.1703736485</text:p>
          </table:table-cell>
          <table:table-cell office:value-type="float" office:value="520.5">
            <text:p>520.5</text:p>
          </table:table-cell>
          <table:table-cell office:value-type="float" office:value="6.63768533672142">
            <text:p>6.63768533672142</text:p>
          </table:table-cell>
          <table:table-cell office:value-type="string" office:value="">
            <text:p/>
          </table:table-cell>
          <table:table-cell office:value-type="float" office:value="9630.32223511844">
            <text:p>9630.32223511844</text:p>
          </table:table-cell>
          <table:table-cell office:value-type="float" office:value="68.8959330444016">
            <text:p>68.8959330444016</text:p>
          </table:table-cell>
          <table:table-cell office:value-type="float" office:value="0.00412385019450629">
            <text:p>0.00412385019450629</text:p>
          </table:table-cell>
          <table:table-cell office:value-type="float" office:value="0.137968746099659">
            <text:p>0.13796874609965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5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60068825274">
            <text:p>1336.60068825274</text:p>
          </table:table-cell>
          <table:table-cell office:value-type="float" office:value="42277.2536850063">
            <text:p>42277.2536850063</text:p>
          </table:table-cell>
          <table:table-cell office:value-type="float" office:value="9637.5">
            <text:p>9637.5</text:p>
          </table:table-cell>
          <table:table-cell office:value-type="float" office:value="123.658776081394">
            <text:p>123.658776081394</text:p>
          </table:table-cell>
          <table:table-cell office:value-type="string" office:value="">
            <text:p/>
          </table:table-cell>
          <table:table-cell office:value-type="float" office:value="14087.3380987633">
            <text:p>14087.3380987633</text:p>
          </table:table-cell>
          <table:table-cell office:value-type="float" office:value="970.518068712263">
            <text:p>970.518068712263</text:p>
          </table:table-cell>
          <table:table-cell office:value-type="float" office:value="0.076356592218164">
            <text:p>0.076356592218164</text:p>
          </table:table-cell>
          <table:table-cell office:value-type="float" office:value="0.0948795775952931">
            <text:p>0.09487957759529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0287888198">
            <text:p>1337.60287888198</text:p>
          </table:table-cell>
          <table:table-cell office:value-type="float" office:value="42292.934293479">
            <text:p>42292.934293479</text:p>
          </table:table-cell>
          <table:table-cell office:value-type="float" office:value="6140.5">
            <text:p>6140.5</text:p>
          </table:table-cell>
          <table:table-cell office:value-type="float" office:value="78.8552776167277">
            <text:p>78.8552776167277</text:p>
          </table:table-cell>
          <table:table-cell office:value-type="string" office:value="">
            <text:p/>
          </table:table-cell>
          <table:table-cell office:value-type="float" office:value="13568.5905798737">
            <text:p>13568.5905798737</text:p>
          </table:table-cell>
          <table:table-cell office:value-type="float" office:value="642.055459875791">
            <text:p>642.055459875791</text:p>
          </table:table-cell>
          <table:table-cell office:value-type="float" office:value="0.0486503402869661">
            <text:p>0.0486503402869661</text:p>
          </table:table-cell>
          <table:table-cell office:value-type="float" office:value="0.0985808268742403">
            <text:p>0.098580826874240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2613965617">
            <text:p>1338.62613965617</text:p>
          </table:table-cell>
          <table:table-cell office:value-type="float" office:value="42308.938488011">
            <text:p>42308.938488011</text:p>
          </table:table-cell>
          <table:table-cell office:value-type="float" office:value="4470.5">
            <text:p>4470.5</text:p>
          </table:table-cell>
          <table:table-cell office:value-type="float" office:value="57.4483052322263">
            <text:p>57.4483052322263</text:p>
          </table:table-cell>
          <table:table-cell office:value-type="string" office:value="">
            <text:p/>
          </table:table-cell>
          <table:table-cell office:value-type="float" office:value="12245.6008942776">
            <text:p>12245.6008942776</text:p>
          </table:table-cell>
          <table:table-cell office:value-type="float" office:value="597.607049650115">
            <text:p>597.607049650115</text:p>
          </table:table-cell>
          <table:table-cell office:value-type="float" office:value="0.0354191590673206">
            <text:p>0.0354191590673206</text:p>
          </table:table-cell>
          <table:table-cell office:value-type="float" office:value="0.109314859369761">
            <text:p>0.10931485936976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63214378611">
            <text:p>1339.63214378611</text:p>
          </table:table-cell>
          <table:table-cell office:value-type="float" office:value="42324.6667956451">
            <text:p>42324.6667956451</text:p>
          </table:table-cell>
          <table:table-cell office:value-type="float" office:value="24304.5">
            <text:p>24304.5</text:p>
          </table:table-cell>
          <table:table-cell office:value-type="float" office:value="312.511236766843">
            <text:p>312.511236766843</text:p>
          </table:table-cell>
          <table:table-cell office:value-type="string" office:value="">
            <text:p/>
          </table:table-cell>
          <table:table-cell office:value-type="float" office:value="13184.6264242161">
            <text:p>13184.6264242161</text:p>
          </table:table-cell>
          <table:table-cell office:value-type="float" office:value="2941.4991337377">
            <text:p>2941.4991337377</text:p>
          </table:table-cell>
          <table:table-cell office:value-type="float" office:value="0.192561223923877">
            <text:p>0.192561223923877</text:p>
          </table:table-cell>
          <table:table-cell office:value-type="float" office:value="0.10160562011265">
            <text:p>0.1016056201126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3484785634">
            <text:p>1340.63484785634</text:p>
          </table:table-cell>
          <table:table-cell office:value-type="float" office:value="42340.3376091777">
            <text:p>42340.3376091777</text:p>
          </table:table-cell>
          <table:table-cell office:value-type="float" office:value="12017.5">
            <text:p>12017.5</text:p>
          </table:table-cell>
          <table:table-cell office:value-type="float" office:value="154.560863474588">
            <text:p>154.560863474588</text:p>
          </table:table-cell>
          <table:table-cell office:value-type="string" office:value="">
            <text:p/>
          </table:table-cell>
          <table:table-cell office:value-type="float" office:value="13588.2561488877">
            <text:p>13588.2561488877</text:p>
          </table:table-cell>
          <table:table-cell office:value-type="float" office:value="1443.10106968664">
            <text:p>1443.10106968664</text:p>
          </table:table-cell>
          <table:table-cell office:value-type="float" office:value="0.0952130061719103">
            <text:p>0.0952130061719103</text:p>
          </table:table-cell>
          <table:table-cell office:value-type="float" office:value="0.0986612875976789">
            <text:p>0.098661287597678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3818797021">
            <text:p>1341.63818797021</text:p>
          </table:table-cell>
          <table:table-cell office:value-type="float" office:value="42356.012474345">
            <text:p>42356.012474345</text:p>
          </table:table-cell>
          <table:table-cell office:value-type="float" office:value="2834.5">
            <text:p>2834.5</text:p>
          </table:table-cell>
          <table:table-cell office:value-type="float" office:value="36.4870785486735">
            <text:p>36.4870785486735</text:p>
          </table:table-cell>
          <table:table-cell office:value-type="string" office:value="">
            <text:p/>
          </table:table-cell>
          <table:table-cell office:value-type="float" office:value="13057.1106959396">
            <text:p>13057.1106959396</text:p>
          </table:table-cell>
          <table:table-cell office:value-type="float" office:value="340.942631356009">
            <text:p>340.942631356009</text:p>
          </table:table-cell>
          <table:table-cell office:value-type="float" office:value="0.0224573551898714">
            <text:p>0.0224573551898714</text:p>
          </table:table-cell>
          <table:table-cell office:value-type="float" office:value="0.102751536631104">
            <text:p>0.1027515366311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4139990605">
            <text:p>1342.64139990605</text:p>
          </table:table-cell>
          <table:table-cell office:value-type="float" office:value="42371.6794540984">
            <text:p>42371.6794540984</text:p>
          </table:table-cell>
          <table:table-cell office:value-type="float" office:value="474.5">
            <text:p>474.5</text:p>
          </table:table-cell>
          <table:table-cell office:value-type="float" office:value="6.11147158532404">
            <text:p>6.11147158532404</text:p>
          </table:table-cell>
          <table:table-cell office:value-type="string" office:value="">
            <text:p/>
          </table:table-cell>
          <table:table-cell office:value-type="float" office:value="10755.8427581989">
            <text:p>10755.8427581989</text:p>
          </table:table-cell>
          <table:table-cell office:value-type="float" office:value="68.8179141021333">
            <text:p>68.8179141021333</text:p>
          </table:table-cell>
          <table:table-cell office:value-type="float" office:value="0.0037593984962406">
            <text:p>0.0037593984962406</text:p>
          </table:table-cell>
          <table:table-cell office:value-type="float" office:value="0.124829028286285">
            <text:p>0.12482902828628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6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361755091907">
            <text:p>768.361755091907</text:p>
          </table:table-cell>
          <table:table-cell office:value-type="float" office:value="32156.0967733298">
            <text:p>32156.0967733298</text:p>
          </table:table-cell>
          <table:table-cell office:value-type="float" office:value="144530.0">
            <text:p>144530.0</text:p>
          </table:table-cell>
          <table:table-cell office:value-type="float" office:value="1182.25384550433">
            <text:p>1182.25384550433</text:p>
          </table:table-cell>
          <table:table-cell office:value-type="string" office:value="">
            <text:p/>
          </table:table-cell>
          <table:table-cell office:value-type="float" office:value="7823.06013183893">
            <text:p>7823.06013183893</text:p>
          </table:table-cell>
          <table:table-cell office:value-type="float" office:value="15276.0161401513">
            <text:p>15276.0161401513</text:p>
          </table:table-cell>
          <table:table-cell office:value-type="float" office:value="0.916673009107745">
            <text:p>0.916673009107745</text:p>
          </table:table-cell>
          <table:table-cell office:value-type="float" office:value="0.0982175443040205">
            <text:p>0.098217544304020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367738171366">
            <text:p>769.367738171366</text:p>
          </table:table-cell>
          <table:table-cell office:value-type="float" office:value="32176.87830163">
            <text:p>32176.87830163</text:p>
          </table:table-cell>
          <table:table-cell office:value-type="float" office:value="47675.0">
            <text:p>47675.0</text:p>
          </table:table-cell>
          <table:table-cell office:value-type="float" office:value="390.133387881556">
            <text:p>390.133387881556</text:p>
          </table:table-cell>
          <table:table-cell office:value-type="string" office:value="">
            <text:p/>
          </table:table-cell>
          <table:table-cell office:value-type="float" office:value="8096.29752213479">
            <text:p>8096.29752213479</text:p>
          </table:table-cell>
          <table:table-cell office:value-type="float" office:value="4983.8895622736">
            <text:p>4983.8895622736</text:p>
          </table:table-cell>
          <table:table-cell office:value-type="float" office:value="0.302375878428089">
            <text:p>0.302375878428089</text:p>
          </table:table-cell>
          <table:table-cell office:value-type="float" office:value="0.0950271078932019">
            <text:p>0.095027107893201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368555322041">
            <text:p>770.368555322041</text:p>
          </table:table-cell>
          <table:table-cell office:value-type="float" office:value="32197.5395739171">
            <text:p>32197.5395739171</text:p>
          </table:table-cell>
          <table:table-cell office:value-type="float" office:value="12934.0">
            <text:p>12934.0</text:p>
          </table:table-cell>
          <table:table-cell office:value-type="float" office:value="105.883876751367">
            <text:p>105.883876751367</text:p>
          </table:table-cell>
          <table:table-cell office:value-type="string" office:value="">
            <text:p/>
          </table:table-cell>
          <table:table-cell office:value-type="float" office:value="8056.37591179531">
            <text:p>8056.37591179531</text:p>
          </table:table-cell>
          <table:table-cell office:value-type="float" office:value="1332.49123132409">
            <text:p>1332.49123132409</text:p>
          </table:table-cell>
          <table:table-cell office:value-type="float" office:value="0.0820331329121952">
            <text:p>0.0820331329121952</text:p>
          </table:table-cell>
          <table:table-cell office:value-type="float" office:value="0.0956222206804114">
            <text:p>0.095622220680411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368007965901">
            <text:p>771.368007965901</text:p>
          </table:table-cell>
          <table:table-cell office:value-type="float" office:value="32218.1592269568">
            <text:p>32218.1592269568</text:p>
          </table:table-cell>
          <table:table-cell office:value-type="float" office:value="2462.0">
            <text:p>2462.0</text:p>
          </table:table-cell>
          <table:table-cell office:value-type="float" office:value="20.1566023603344">
            <text:p>20.1566023603344</text:p>
          </table:table-cell>
          <table:table-cell office:value-type="string" office:value="">
            <text:p/>
          </table:table-cell>
          <table:table-cell office:value-type="float" office:value="7645.38966993916">
            <text:p>7645.38966993916</text:p>
          </table:table-cell>
          <table:table-cell office:value-type="float" office:value="264.516037481902">
            <text:p>264.516037481902</text:p>
          </table:table-cell>
          <table:table-cell office:value-type="float" office:value="0.0156150899358145">
            <text:p>0.0156150899358145</text:p>
          </table:table-cell>
          <table:table-cell office:value-type="float" office:value="0.100893223402181">
            <text:p>0.1008932234021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2.369872210399">
            <text:p>772.369872210399</text:p>
          </table:table-cell>
          <table:table-cell office:value-type="float" office:value="32238.8151705656">
            <text:p>32238.8151705656</text:p>
          </table:table-cell>
          <table:table-cell office:value-type="float" office:value="640.0">
            <text:p>640.0</text:p>
          </table:table-cell>
          <table:table-cell office:value-type="float" office:value="5.07052692163589">
            <text:p>5.07052692163589</text:p>
          </table:table-cell>
          <table:table-cell office:value-type="string" office:value="">
            <text:p/>
          </table:table-cell>
          <table:table-cell office:value-type="float" office:value="6083.45680223385">
            <text:p>6083.45680223385</text:p>
          </table:table-cell>
          <table:table-cell office:value-type="float" office:value="79.4301114596146">
            <text:p>79.4301114596146</text:p>
          </table:table-cell>
          <table:table-cell office:value-type="float" office:value="0.00405916229038232">
            <text:p>0.00405916229038232</text:p>
          </table:table-cell>
          <table:table-cell office:value-type="float" office:value="0.126962333640108">
            <text:p>0.12696233364010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7.357182862453">
            <text:p>767.357182862453</text:p>
          </table:table-cell>
          <table:table-cell office:value-type="float" office:value="32135.3307486829">
            <text:p>32135.3307486829</text:p>
          </table:table-cell>
          <table:table-cell office:value-type="float" office:value="504.0">
            <text:p>504.0</text:p>
          </table:table-cell>
          <table:table-cell office:value-type="float" office:value="4.12076649701567">
            <text:p>4.12076649701567</text:p>
          </table:table-cell>
          <table:table-cell office:value-type="string" office:value="">
            <text:p/>
          </table:table-cell>
          <table:table-cell office:value-type="float" office:value="5289.2149450032">
            <text:p>5289.2149450032</text:p>
          </table:table-cell>
          <table:table-cell office:value-type="float" office:value="52.9099333046934">
            <text:p>52.9099333046934</text:p>
          </table:table-cell>
          <table:table-cell office:value-type="float" office:value="0.00319659030367608">
            <text:p>0.00319659030367608</text:p>
          </table:table-cell>
          <table:table-cell office:value-type="float" office:value="0.145079598927509">
            <text:p>0.14507959892750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6.334336888217">
            <text:p>766.334336888217</text:p>
          </table:table-cell>
          <table:table-cell office:value-type="float" office:value="32114.1729441575">
            <text:p>32114.1729441575</text:p>
          </table:table-cell>
          <table:table-cell office:value-type="float" office:value="497.0">
            <text:p>497.0</text:p>
          </table:table-cell>
          <table:table-cell office:value-type="float" office:value="4.06197083336513">
            <text:p>4.06197083336513</text:p>
          </table:table-cell>
          <table:table-cell office:value-type="string" office:value="">
            <text:p/>
          </table:table-cell>
          <table:table-cell office:value-type="float" office:value="7414.04761348342">
            <text:p>7414.04761348342</text:p>
          </table:table-cell>
          <table:table-cell office:value-type="float" office:value="41.3503217868467">
            <text:p>41.3503217868467</text:p>
          </table:table-cell>
          <table:table-cell office:value-type="float" office:value="0.00315219321612502">
            <text:p>0.00315219321612502</text:p>
          </table:table-cell>
          <table:table-cell office:value-type="float" office:value="0.10336247847863">
            <text:p>0.1033624784786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6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71774816712">
            <text:p>1325.71774816712</text:p>
          </table:table-cell>
          <table:table-cell office:value-type="float" office:value="42106.5940129529">
            <text:p>42106.5940129529</text:p>
          </table:table-cell>
          <table:table-cell office:value-type="float" office:value="18441.0">
            <text:p>18441.0</text:p>
          </table:table-cell>
          <table:table-cell office:value-type="float" office:value="218.284960219047">
            <text:p>218.284960219047</text:p>
          </table:table-cell>
          <table:table-cell office:value-type="string" office:value="">
            <text:p/>
          </table:table-cell>
          <table:table-cell office:value-type="float" office:value="11952.660783511">
            <text:p>11952.660783511</text:p>
          </table:table-cell>
          <table:table-cell office:value-type="float" office:value="2236.85351077436">
            <text:p>2236.85351077436</text:p>
          </table:table-cell>
          <table:table-cell office:value-type="float" office:value="0.116960955932719">
            <text:p>0.116960955932719</text:p>
          </table:table-cell>
          <table:table-cell office:value-type="float" office:value="0.110914027610988">
            <text:p>0.11091402761098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72189928417">
            <text:p>1326.72189928417</text:p>
          </table:table-cell>
          <table:table-cell office:value-type="float" office:value="42122.3698855304">
            <text:p>42122.3698855304</text:p>
          </table:table-cell>
          <table:table-cell office:value-type="float" office:value="11193.0">
            <text:p>11193.0</text:p>
          </table:table-cell>
          <table:table-cell office:value-type="float" office:value="132.537391826369">
            <text:p>132.537391826369</text:p>
          </table:table-cell>
          <table:table-cell office:value-type="string" office:value="">
            <text:p/>
          </table:table-cell>
          <table:table-cell office:value-type="float" office:value="11645.4088378318">
            <text:p>11645.4088378318</text:p>
          </table:table-cell>
          <table:table-cell office:value-type="float" office:value="1395.17398106552">
            <text:p>1395.17398106552</text:p>
          </table:table-cell>
          <table:table-cell office:value-type="float" office:value="0.0709909429941396">
            <text:p>0.0709909429941396</text:p>
          </table:table-cell>
          <table:table-cell office:value-type="float" office:value="0.11392660556271">
            <text:p>0.1139266055627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72399829332">
            <text:p>1327.72399829332</text:p>
          </table:table-cell>
          <table:table-cell office:value-type="float" office:value="42138.1075430708">
            <text:p>42138.1075430708</text:p>
          </table:table-cell>
          <table:table-cell office:value-type="float" office:value="2960.0">
            <text:p>2960.0</text:p>
          </table:table-cell>
          <table:table-cell office:value-type="float" office:value="35.0683151341956">
            <text:p>35.0683151341956</text:p>
          </table:table-cell>
          <table:table-cell office:value-type="string" office:value="">
            <text:p/>
          </table:table-cell>
          <table:table-cell office:value-type="float" office:value="11372.1014425939">
            <text:p>11372.1014425939</text:p>
          </table:table-cell>
          <table:table-cell office:value-type="float" office:value="370.849380768359">
            <text:p>370.849380768359</text:p>
          </table:table-cell>
          <table:table-cell office:value-type="float" office:value="0.0187736255930182">
            <text:p>0.0187736255930182</text:p>
          </table:table-cell>
          <table:table-cell office:value-type="float" office:value="0.11675273958781">
            <text:p>0.116752739587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8.73573477013">
            <text:p>1328.73573477013</text:p>
          </table:table-cell>
          <table:table-cell office:value-type="float" office:value="42153.9905056296">
            <text:p>42153.9905056296</text:p>
          </table:table-cell>
          <table:table-cell office:value-type="float" office:value="622.0">
            <text:p>622.0</text:p>
          </table:table-cell>
          <table:table-cell office:value-type="float" office:value="7.37534662027507">
            <text:p>7.37534662027507</text:p>
          </table:table-cell>
          <table:table-cell office:value-type="string" office:value="">
            <text:p/>
          </table:table-cell>
          <table:table-cell office:value-type="float" office:value="10699.6030541977">
            <text:p>10699.6030541977</text:p>
          </table:table-cell>
          <table:table-cell office:value-type="float" office:value="81.0073356812018">
            <text:p>81.0073356812018</text:p>
          </table:table-cell>
          <table:table-cell office:value-type="float" office:value="0.00394499835096532">
            <text:p>0.00394499835096532</text:p>
          </table:table-cell>
          <table:table-cell office:value-type="float" office:value="0.124185516793432">
            <text:p>0.12418551679343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6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65119921296">
            <text:p>1336.65119921296</text:p>
          </table:table-cell>
          <table:table-cell office:value-type="float" office:value="42278.0441375428">
            <text:p>42278.0441375428</text:p>
          </table:table-cell>
          <table:table-cell office:value-type="float" office:value="15095.0">
            <text:p>15095.0</text:p>
          </table:table-cell>
          <table:table-cell office:value-type="float" office:value="179.89368935996">
            <text:p>179.89368935996</text:p>
          </table:table-cell>
          <table:table-cell office:value-type="string" office:value="">
            <text:p/>
          </table:table-cell>
          <table:table-cell office:value-type="float" office:value="12030.5707521548">
            <text:p>12030.5707521548</text:p>
          </table:table-cell>
          <table:table-cell office:value-type="float" office:value="1808.17941278997">
            <text:p>1808.17941278997</text:p>
          </table:table-cell>
          <table:table-cell office:value-type="float" office:value="0.0957391480833143">
            <text:p>0.0957391480833143</text:p>
          </table:table-cell>
          <table:table-cell office:value-type="float" office:value="0.11110455411881">
            <text:p>0.111104554118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5425633194">
            <text:p>1337.65425633194</text:p>
          </table:table-cell>
          <table:table-cell office:value-type="float" office:value="42293.7380032111">
            <text:p>42293.7380032111</text:p>
          </table:table-cell>
          <table:table-cell office:value-type="float" office:value="9297.0">
            <text:p>9297.0</text:p>
          </table:table-cell>
          <table:table-cell office:value-type="float" office:value="110.853245528843">
            <text:p>110.853245528843</text:p>
          </table:table-cell>
          <table:table-cell office:value-type="string" office:value="">
            <text:p/>
          </table:table-cell>
          <table:table-cell office:value-type="float" office:value="11959.8180899129">
            <text:p>11959.8180899129</text:p>
          </table:table-cell>
          <table:table-cell office:value-type="float" office:value="1146.90176566946">
            <text:p>1146.90176566946</text:p>
          </table:table-cell>
          <table:table-cell office:value-type="float" office:value="0.058965674708882">
            <text:p>0.058965674708882</text:p>
          </table:table-cell>
          <table:table-cell office:value-type="float" office:value="0.111845702524533">
            <text:p>0.11184570252453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7647321807">
            <text:p>1338.67647321807</text:p>
          </table:table-cell>
          <table:table-cell office:value-type="float" office:value="42309.7255658831">
            <text:p>42309.7255658831</text:p>
          </table:table-cell>
          <table:table-cell office:value-type="float" office:value="6125.0">
            <text:p>6125.0</text:p>
          </table:table-cell>
          <table:table-cell office:value-type="float" office:value="73.0671875708891">
            <text:p>73.0671875708891</text:p>
          </table:table-cell>
          <table:table-cell office:value-type="string" office:value="">
            <text:p/>
          </table:table-cell>
          <table:table-cell office:value-type="float" office:value="11673.2307177362">
            <text:p>11673.2307177362</text:p>
          </table:table-cell>
          <table:table-cell office:value-type="float" office:value="775.003309044531">
            <text:p>775.003309044531</text:p>
          </table:table-cell>
          <table:table-cell office:value-type="float" office:value="0.0388474516071746">
            <text:p>0.0388474516071746</text:p>
          </table:table-cell>
          <table:table-cell office:value-type="float" office:value="0.11467917542177">
            <text:p>0.1146791754217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68043608499">
            <text:p>1339.68043608499</text:p>
          </table:table-cell>
          <table:table-cell office:value-type="float" office:value="42325.4216693384">
            <text:p>42325.4216693384</text:p>
          </table:table-cell>
          <table:table-cell office:value-type="float" office:value="25755.0">
            <text:p>25755.0</text:p>
          </table:table-cell>
          <table:table-cell office:value-type="float" office:value="307.377056720201">
            <text:p>307.377056720201</text:p>
          </table:table-cell>
          <table:table-cell office:value-type="string" office:value="">
            <text:p/>
          </table:table-cell>
          <table:table-cell office:value-type="float" office:value="11627.7310148077">
            <text:p>11627.7310148077</text:p>
          </table:table-cell>
          <table:table-cell office:value-type="float" office:value="3245.34884946888">
            <text:p>3245.34884946888</text:p>
          </table:table-cell>
          <table:table-cell office:value-type="float" office:value="0.163349569982495">
            <text:p>0.163349569982495</text:p>
          </table:table-cell>
          <table:table-cell office:value-type="float" office:value="0.115214261009214">
            <text:p>0.11521426100921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8716157347">
            <text:p>1340.68716157347</text:p>
          </table:table-cell>
          <table:table-cell office:value-type="float" office:value="42341.1550353339">
            <text:p>42341.1550353339</text:p>
          </table:table-cell>
          <table:table-cell office:value-type="float" office:value="12752.0">
            <text:p>12752.0</text:p>
          </table:table-cell>
          <table:table-cell office:value-type="float" office:value="152.24405764208">
            <text:p>152.24405764208</text:p>
          </table:table-cell>
          <table:table-cell office:value-type="string" office:value="">
            <text:p/>
          </table:table-cell>
          <table:table-cell office:value-type="float" office:value="11932.1475185455">
            <text:p>11932.1475185455</text:p>
          </table:table-cell>
          <table:table-cell office:value-type="float" office:value="1602.16626827344">
            <text:p>1602.16626827344</text:p>
          </table:table-cell>
          <table:table-cell office:value-type="float" office:value="0.0808788086358678">
            <text:p>0.0808788086358678</text:p>
          </table:table-cell>
          <table:table-cell office:value-type="float" office:value="0.11235925129904">
            <text:p>0.112359251299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9209518108">
            <text:p>1341.69209518108</text:p>
          </table:table-cell>
          <table:table-cell office:value-type="float" office:value="42356.8544830252">
            <text:p>42356.8544830252</text:p>
          </table:table-cell>
          <table:table-cell office:value-type="float" office:value="2847.0">
            <text:p>2847.0</text:p>
          </table:table-cell>
          <table:table-cell office:value-type="float" office:value="34.0025049511058">
            <text:p>34.0025049511058</text:p>
          </table:table-cell>
          <table:table-cell office:value-type="string" office:value="">
            <text:p/>
          </table:table-cell>
          <table:table-cell office:value-type="float" office:value="11174.4454817215">
            <text:p>11174.4454817215</text:p>
          </table:table-cell>
          <table:table-cell office:value-type="float" office:value="383.75414663407">
            <text:p>383.75414663407</text:p>
          </table:table-cell>
          <table:table-cell office:value-type="float" office:value="0.0180569297511226">
            <text:p>0.0180569297511226</text:p>
          </table:table-cell>
          <table:table-cell office:value-type="float" office:value="0.120067890382188">
            <text:p>0.12006789038218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9686823847">
            <text:p>1342.69686823847</text:p>
          </table:table-cell>
          <table:table-cell office:value-type="float" office:value="42372.5455215505">
            <text:p>42372.5455215505</text:p>
          </table:table-cell>
          <table:table-cell office:value-type="float" office:value="612.0">
            <text:p>612.0</text:p>
          </table:table-cell>
          <table:table-cell office:value-type="float" office:value="7.31350692115985">
            <text:p>7.31350692115985</text:p>
          </table:table-cell>
          <table:table-cell office:value-type="string" office:value="">
            <text:p/>
          </table:table-cell>
          <table:table-cell office:value-type="float" office:value="10673.5900388219">
            <text:p>10673.5900388219</text:p>
          </table:table-cell>
          <table:table-cell office:value-type="float" office:value="84.0780098852991">
            <text:p>84.0780098852991</text:p>
          </table:table-cell>
          <table:table-cell office:value-type="float" office:value="0.0038815739401781">
            <text:p>0.0038815739401781</text:p>
          </table:table-cell>
          <table:table-cell office:value-type="float" office:value="0.125796181355554">
            <text:p>0.12579618135555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7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372598456096">
            <text:p>768.372598456096</text:p>
          </table:table-cell>
          <table:table-cell office:value-type="float" office:value="32156.320847624">
            <text:p>32156.320847624</text:p>
          </table:table-cell>
          <table:table-cell office:value-type="float" office:value="129936.5">
            <text:p>129936.5</text:p>
          </table:table-cell>
          <table:table-cell office:value-type="float" office:value="1010.53519387494">
            <text:p>1010.53519387494</text:p>
          </table:table-cell>
          <table:table-cell office:value-type="string" office:value="">
            <text:p/>
          </table:table-cell>
          <table:table-cell office:value-type="float" office:value="8094.23242759758">
            <text:p>8094.23242759758</text:p>
          </table:table-cell>
          <table:table-cell office:value-type="float" office:value="13479.7954667372">
            <text:p>13479.7954667372</text:p>
          </table:table-cell>
          <table:table-cell office:value-type="float" office:value="0.869160816473964">
            <text:p>0.869160816473964</text:p>
          </table:table-cell>
          <table:table-cell office:value-type="float" office:value="0.0949284080151074">
            <text:p>0.094928408015107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377247528108">
            <text:p>769.377247528108</text:p>
          </table:table-cell>
          <table:table-cell office:value-type="float" office:value="32177.0746801221">
            <text:p>32177.0746801221</text:p>
          </table:table-cell>
          <table:table-cell office:value-type="float" office:value="42132.5">
            <text:p>42132.5</text:p>
          </table:table-cell>
          <table:table-cell office:value-type="float" office:value="327.85856187591">
            <text:p>327.85856187591</text:p>
          </table:table-cell>
          <table:table-cell office:value-type="string" office:value="">
            <text:p/>
          </table:table-cell>
          <table:table-cell office:value-type="float" office:value="8353.28566911672">
            <text:p>8353.28566911672</text:p>
          </table:table-cell>
          <table:table-cell office:value-type="float" office:value="4347.23977899666">
            <text:p>4347.23977899666</text:p>
          </table:table-cell>
          <table:table-cell office:value-type="float" office:value="0.281829340486232">
            <text:p>0.281829340486232</text:p>
          </table:table-cell>
          <table:table-cell office:value-type="float" office:value="0.0921047451271306">
            <text:p>0.092104745127130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378599194977">
            <text:p>770.378599194977</text:p>
          </table:table-cell>
          <table:table-cell office:value-type="float" office:value="32197.7468553247">
            <text:p>32197.7468553247</text:p>
          </table:table-cell>
          <table:table-cell office:value-type="float" office:value="11465.5">
            <text:p>11465.5</text:p>
          </table:table-cell>
          <table:table-cell office:value-type="float" office:value="89.2910873476515">
            <text:p>89.2910873476515</text:p>
          </table:table-cell>
          <table:table-cell office:value-type="string" office:value="">
            <text:p/>
          </table:table-cell>
          <table:table-cell office:value-type="float" office:value="8081.57902607628">
            <text:p>8081.57902607628</text:p>
          </table:table-cell>
          <table:table-cell office:value-type="float" office:value="1219.87671288828">
            <text:p>1219.87671288828</text:p>
          </table:table-cell>
          <table:table-cell office:value-type="float" office:value="0.0766941032064296">
            <text:p>0.0766941032064296</text:p>
          </table:table-cell>
          <table:table-cell office:value-type="float" office:value="0.0953252571940766">
            <text:p>0.095325257194076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383664813681">
            <text:p>771.383664813681</text:p>
          </table:table-cell>
          <table:table-cell office:value-type="float" office:value="32218.4821357445">
            <text:p>32218.4821357445</text:p>
          </table:table-cell>
          <table:table-cell office:value-type="float" office:value="2356.5">
            <text:p>2356.5</text:p>
          </table:table-cell>
          <table:table-cell office:value-type="float" office:value="18.36320742693">
            <text:p>18.36320742693</text:p>
          </table:table-cell>
          <table:table-cell office:value-type="string" office:value="">
            <text:p/>
          </table:table-cell>
          <table:table-cell office:value-type="float" office:value="8304.47170929403">
            <text:p>8304.47170929403</text:p>
          </table:table-cell>
          <table:table-cell office:value-type="float" office:value="254.315652455346">
            <text:p>254.315652455346</text:p>
          </table:table-cell>
          <table:table-cell office:value-type="float" office:value="0.0157629108373775">
            <text:p>0.0157629108373775</text:p>
          </table:table-cell>
          <table:table-cell office:value-type="float" office:value="0.0928877467245002">
            <text:p>0.092887746724500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2.369035369073">
            <text:p>772.369035369073</text:p>
          </table:table-cell>
          <table:table-cell office:value-type="float" office:value="32238.7979226007">
            <text:p>32238.7979226007</text:p>
          </table:table-cell>
          <table:table-cell office:value-type="float" office:value="714.5">
            <text:p>714.5</text:p>
          </table:table-cell>
          <table:table-cell office:value-type="float" office:value="5.48448669136981">
            <text:p>5.48448669136981</text:p>
          </table:table-cell>
          <table:table-cell office:value-type="string" office:value="">
            <text:p/>
          </table:table-cell>
          <table:table-cell office:value-type="float" office:value="6761.94571179597">
            <text:p>6761.94571179597</text:p>
          </table:table-cell>
          <table:table-cell office:value-type="float" office:value="69.511242329325">
            <text:p>69.511242329325</text:p>
          </table:table-cell>
          <table:table-cell office:value-type="float" office:value="0.00477937610579512">
            <text:p>0.00477937610579512</text:p>
          </table:table-cell>
          <table:table-cell office:value-type="float" office:value="0.114222898007256">
            <text:p>0.11422289800725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7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72922124319">
            <text:p>1325.72922124319</text:p>
          </table:table-cell>
          <table:table-cell office:value-type="float" office:value="42106.7742963758">
            <text:p>42106.7742963758</text:p>
          </table:table-cell>
          <table:table-cell office:value-type="float" office:value="22605.5">
            <text:p>22605.5</text:p>
          </table:table-cell>
          <table:table-cell office:value-type="float" office:value="257.77108426177">
            <text:p>257.77108426177</text:p>
          </table:table-cell>
          <table:table-cell office:value-type="string" office:value="">
            <text:p/>
          </table:table-cell>
          <table:table-cell office:value-type="float" office:value="11606.3612858984">
            <text:p>11606.3612858984</text:p>
          </table:table-cell>
          <table:table-cell office:value-type="float" office:value="2805.74228614203">
            <text:p>2805.74228614203</text:p>
          </table:table-cell>
          <table:table-cell office:value-type="float" office:value="0.151210897913998">
            <text:p>0.151210897913998</text:p>
          </table:table-cell>
          <table:table-cell office:value-type="float" office:value="0.114224362708228">
            <text:p>0.11422436270822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7324204317">
            <text:p>1326.7324204317</text:p>
          </table:table-cell>
          <table:table-cell office:value-type="float" office:value="42122.5351479185">
            <text:p>42122.5351479185</text:p>
          </table:table-cell>
          <table:table-cell office:value-type="float" office:value="13870.5">
            <text:p>13870.5</text:p>
          </table:table-cell>
          <table:table-cell office:value-type="float" office:value="158.238392346043">
            <text:p>158.238392346043</text:p>
          </table:table-cell>
          <table:table-cell office:value-type="string" office:value="">
            <text:p/>
          </table:table-cell>
          <table:table-cell office:value-type="float" office:value="11544.0973348461">
            <text:p>11544.0973348461</text:p>
          </table:table-cell>
          <table:table-cell office:value-type="float" office:value="1782.42706609247">
            <text:p>1782.42706609247</text:p>
          </table:table-cell>
          <table:table-cell office:value-type="float" office:value="0.0927814363546973">
            <text:p>0.0927814363546973</text:p>
          </table:table-cell>
          <table:table-cell office:value-type="float" office:value="0.114927341822295">
            <text:p>0.11492734182229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73098504371">
            <text:p>1327.73098504371</text:p>
          </table:table-cell>
          <table:table-cell office:value-type="float" office:value="42138.2172469053">
            <text:p>42138.2172469053</text:p>
          </table:table-cell>
          <table:table-cell office:value-type="float" office:value="3755.5">
            <text:p>3755.5</text:p>
          </table:table-cell>
          <table:table-cell office:value-type="float" office:value="42.8599024310308">
            <text:p>42.8599024310308</text:p>
          </table:table-cell>
          <table:table-cell office:value-type="string" office:value="">
            <text:p/>
          </table:table-cell>
          <table:table-cell office:value-type="float" office:value="11490.4617924869">
            <text:p>11490.4617924869</text:p>
          </table:table-cell>
          <table:table-cell office:value-type="float" office:value="479.005197953427">
            <text:p>479.005197953427</text:p>
          </table:table-cell>
          <table:table-cell office:value-type="float" office:value="0.0251209894546026">
            <text:p>0.0251209894546026</text:p>
          </table:table-cell>
          <table:table-cell office:value-type="float" office:value="0.11555070710142">
            <text:p>0.1155507071014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8.72776649398">
            <text:p>1328.72776649398</text:p>
          </table:table-cell>
          <table:table-cell office:value-type="float" office:value="42153.8654376595">
            <text:p>42153.8654376595</text:p>
          </table:table-cell>
          <table:table-cell office:value-type="float" office:value="757.5">
            <text:p>757.5</text:p>
          </table:table-cell>
          <table:table-cell office:value-type="float" office:value="8.64928524589266">
            <text:p>8.64928524589266</text:p>
          </table:table-cell>
          <table:table-cell office:value-type="string" office:value="">
            <text:p/>
          </table:table-cell>
          <table:table-cell office:value-type="float" office:value="10120.8917787143">
            <text:p>10120.8917787143</text:p>
          </table:table-cell>
          <table:table-cell office:value-type="float" office:value="114.020282328341">
            <text:p>114.020282328341</text:p>
          </table:table-cell>
          <table:table-cell office:value-type="float" office:value="0.00506700825771841">
            <text:p>0.00506700825771841</text:p>
          </table:table-cell>
          <table:table-cell office:value-type="float" office:value="0.131285641181194">
            <text:p>0.13128564118119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7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65726560325">
            <text:p>1336.65726560325</text:p>
          </table:table-cell>
          <table:table-cell office:value-type="float" office:value="42278.1390702588">
            <text:p>42278.1390702588</text:p>
          </table:table-cell>
          <table:table-cell office:value-type="float" office:value="12852.5">
            <text:p>12852.5</text:p>
          </table:table-cell>
          <table:table-cell office:value-type="float" office:value="145.044152554175">
            <text:p>145.044152554175</text:p>
          </table:table-cell>
          <table:table-cell office:value-type="string" office:value="">
            <text:p/>
          </table:table-cell>
          <table:table-cell office:value-type="float" office:value="12148.4038047979">
            <text:p>12148.4038047979</text:p>
          </table:table-cell>
          <table:table-cell office:value-type="float" office:value="1529.16582672913">
            <text:p>1529.16582672913</text:p>
          </table:table-cell>
          <table:table-cell office:value-type="float" office:value="0.0859719123859087">
            <text:p>0.0859719123859087</text:p>
          </table:table-cell>
          <table:table-cell office:value-type="float" office:value="0.110027398420471">
            <text:p>0.11002739842047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6048639283">
            <text:p>1337.66048639283</text:p>
          </table:table-cell>
          <table:table-cell office:value-type="float" office:value="42293.8354604895">
            <text:p>42293.8354604895</text:p>
          </table:table-cell>
          <table:table-cell office:value-type="float" office:value="7924.5">
            <text:p>7924.5</text:p>
          </table:table-cell>
          <table:table-cell office:value-type="float" office:value="91.0021597695586">
            <text:p>91.0021597695586</text:p>
          </table:table-cell>
          <table:table-cell office:value-type="string" office:value="">
            <text:p/>
          </table:table-cell>
          <table:table-cell office:value-type="float" office:value="11672.6116531377">
            <text:p>11672.6116531377</text:p>
          </table:table-cell>
          <table:table-cell office:value-type="float" office:value="1019.72718420315">
            <text:p>1019.72718420315</text:p>
          </table:table-cell>
          <table:table-cell office:value-type="float" office:value="0.0530079299515373">
            <text:p>0.0530079299515373</text:p>
          </table:table-cell>
          <table:table-cell office:value-type="float" office:value="0.114598217274988">
            <text:p>0.11459821727498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8678130978">
            <text:p>1338.68678130978</text:p>
          </table:table-cell>
          <table:table-cell office:value-type="float" office:value="42309.8867541305">
            <text:p>42309.8867541305</text:p>
          </table:table-cell>
          <table:table-cell office:value-type="float" office:value="6106.5">
            <text:p>6106.5</text:p>
          </table:table-cell>
          <table:table-cell office:value-type="float" office:value="70.1842614959808">
            <text:p>70.1842614959808</text:p>
          </table:table-cell>
          <table:table-cell office:value-type="string" office:value="">
            <text:p/>
          </table:table-cell>
          <table:table-cell office:value-type="float" office:value="10812.5074325557">
            <text:p>10812.5074325557</text:p>
          </table:table-cell>
          <table:table-cell office:value-type="float" office:value="859.709931544766">
            <text:p>859.709931544766</text:p>
          </table:table-cell>
          <table:table-cell office:value-type="float" office:value="0.0408471101330132">
            <text:p>0.0408471101330132</text:p>
          </table:table-cell>
          <table:table-cell office:value-type="float" office:value="0.123809096979585">
            <text:p>0.12380909697958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69209532533">
            <text:p>1339.69209532533</text:p>
          </table:table-cell>
          <table:table-cell office:value-type="float" office:value="42325.6039169257">
            <text:p>42325.6039169257</text:p>
          </table:table-cell>
          <table:table-cell office:value-type="float" office:value="33584.5">
            <text:p>33584.5</text:p>
          </table:table-cell>
          <table:table-cell office:value-type="float" office:value="386.107981989536">
            <text:p>386.107981989536</text:p>
          </table:table-cell>
          <table:table-cell office:value-type="string" office:value="">
            <text:p/>
          </table:table-cell>
          <table:table-cell office:value-type="float" office:value="11200.5877194818">
            <text:p>11200.5877194818</text:p>
          </table:table-cell>
          <table:table-cell office:value-type="float" office:value="4315.08829784997">
            <text:p>4315.08829784997</text:p>
          </table:table-cell>
          <table:table-cell office:value-type="float" office:value="0.224650744331807">
            <text:p>0.224650744331807</text:p>
          </table:table-cell>
          <table:table-cell office:value-type="float" office:value="0.119609089172627">
            <text:p>0.11960908917262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9672982413">
            <text:p>1340.69672982413</text:p>
          </table:table-cell>
          <table:table-cell office:value-type="float" office:value="42341.3045419675">
            <text:p>42341.3045419675</text:p>
          </table:table-cell>
          <table:table-cell office:value-type="float" office:value="16672.5">
            <text:p>16672.5</text:p>
          </table:table-cell>
          <table:table-cell office:value-type="float" office:value="191.735737270948">
            <text:p>191.735737270948</text:p>
          </table:table-cell>
          <table:table-cell office:value-type="string" office:value="">
            <text:p/>
          </table:table-cell>
          <table:table-cell office:value-type="float" office:value="11479.8322441241">
            <text:p>11479.8322441241</text:p>
          </table:table-cell>
          <table:table-cell office:value-type="float" office:value="2152.71056816816">
            <text:p>2152.71056816816</text:p>
          </table:table-cell>
          <table:table-cell office:value-type="float" office:value="0.111524350068396">
            <text:p>0.111524350068396</text:p>
          </table:table-cell>
          <table:table-cell office:value-type="float" office:value="0.116787136023731">
            <text:p>0.1167871360237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96866212">
            <text:p>1341.696866212</text:p>
          </table:table-cell>
          <table:table-cell office:value-type="float" office:value="42356.9290037671">
            <text:p>42356.9290037671</text:p>
          </table:table-cell>
          <table:table-cell office:value-type="float" office:value="3989.5">
            <text:p>3989.5</text:p>
          </table:table-cell>
          <table:table-cell office:value-type="float" office:value="45.9048203805077">
            <text:p>45.9048203805077</text:p>
          </table:table-cell>
          <table:table-cell office:value-type="string" office:value="">
            <text:p/>
          </table:table-cell>
          <table:table-cell office:value-type="float" office:value="11714.8626830751">
            <text:p>11714.8626830751</text:p>
          </table:table-cell>
          <table:table-cell office:value-type="float" office:value="525.337667122094">
            <text:p>525.337667122094</text:p>
          </table:table-cell>
          <table:table-cell office:value-type="float" office:value="0.0266862434906503">
            <text:p>0.0266862434906503</text:p>
          </table:table-cell>
          <table:table-cell office:value-type="float" office:value="0.114529457366189">
            <text:p>0.11452945736618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9481069696">
            <text:p>1342.69481069696</text:p>
          </table:table-cell>
          <table:table-cell office:value-type="float" office:value="42372.5133959778">
            <text:p>42372.5133959778</text:p>
          </table:table-cell>
          <table:table-cell office:value-type="float" office:value="725.5">
            <text:p>725.5</text:p>
          </table:table-cell>
          <table:table-cell office:value-type="float" office:value="7.78693247316638">
            <text:p>7.78693247316638</text:p>
          </table:table-cell>
          <table:table-cell office:value-type="string" office:value="">
            <text:p/>
          </table:table-cell>
          <table:table-cell office:value-type="float" office:value="9316.87904950246">
            <text:p>9316.87904950246</text:p>
          </table:table-cell>
          <table:table-cell office:value-type="float" office:value="105.277983013607">
            <text:p>105.277983013607</text:p>
          </table:table-cell>
          <table:table-cell office:value-type="float" office:value="0.00485295642372898">
            <text:p>0.00485295642372898</text:p>
          </table:table-cell>
          <table:table-cell office:value-type="float" office:value="0.144114225757676">
            <text:p>0.14411422575767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9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266988296186">
            <text:p>768.266988296186</text:p>
          </table:table-cell>
          <table:table-cell office:value-type="float" office:value="32154.1383833395">
            <text:p>32154.1383833395</text:p>
          </table:table-cell>
          <table:table-cell office:value-type="float" office:value="55788.5">
            <text:p>55788.5</text:p>
          </table:table-cell>
          <table:table-cell office:value-type="float" office:value="483.563674246276">
            <text:p>483.563674246276</text:p>
          </table:table-cell>
          <table:table-cell office:value-type="string" office:value="">
            <text:p/>
          </table:table-cell>
          <table:table-cell office:value-type="float" office:value="9903.40075094292">
            <text:p>9903.40075094292</text:p>
          </table:table-cell>
          <table:table-cell office:value-type="float" office:value="4742.82662646534">
            <text:p>4742.82662646534</text:p>
          </table:table-cell>
          <table:table-cell office:value-type="float" office:value="0.62925866395962">
            <text:p>0.62925866395962</text:p>
          </table:table-cell>
          <table:table-cell office:value-type="float" office:value="0.077576077916774">
            <text:p>0.07757607791677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8.245002648065">
            <text:p>778.245002648065</text:p>
          </table:table-cell>
          <table:table-cell office:value-type="float" office:value="32359.6758066209">
            <text:p>32359.6758066209</text:p>
          </table:table-cell>
          <table:table-cell office:value-type="float" office:value="24122.5">
            <text:p>24122.5</text:p>
          </table:table-cell>
          <table:table-cell office:value-type="float" office:value="210.067944077318">
            <text:p>210.067944077318</text:p>
          </table:table-cell>
          <table:table-cell office:value-type="string" office:value="">
            <text:p/>
          </table:table-cell>
          <table:table-cell office:value-type="float" office:value="9835.96453363194">
            <text:p>9835.96453363194</text:p>
          </table:table-cell>
          <table:table-cell office:value-type="float" office:value="2076.18553766222">
            <text:p>2076.18553766222</text:p>
          </table:table-cell>
          <table:table-cell office:value-type="float" office:value="0.272086399909765">
            <text:p>0.272086399909765</text:p>
          </table:table-cell>
          <table:table-cell office:value-type="float" office:value="0.0791223880471534">
            <text:p>0.079122388047153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9.246943514462">
            <text:p>779.246943514462</text:p>
          </table:table-cell>
          <table:table-cell office:value-type="float" office:value="32380.2415027183">
            <text:p>32380.2415027183</text:p>
          </table:table-cell>
          <table:table-cell office:value-type="float" office:value="6280.5">
            <text:p>6280.5</text:p>
          </table:table-cell>
          <table:table-cell office:value-type="float" office:value="54.7039974152276">
            <text:p>54.7039974152276</text:p>
          </table:table-cell>
          <table:table-cell office:value-type="string" office:value="">
            <text:p/>
          </table:table-cell>
          <table:table-cell office:value-type="float" office:value="9670.92666721671">
            <text:p>9670.92666721671</text:p>
          </table:table-cell>
          <table:table-cell office:value-type="float" office:value="566.1272527287">
            <text:p>566.1272527287</text:p>
          </table:table-cell>
          <table:table-cell office:value-type="float" office:value="0.0708400304542763">
            <text:p>0.0708400304542763</text:p>
          </table:table-cell>
          <table:table-cell office:value-type="float" office:value="0.0805762436557416">
            <text:p>0.080576243655741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0.250249490458">
            <text:p>780.250249490458</text:p>
          </table:table-cell>
          <table:table-cell office:value-type="float" office:value="32400.8219147687">
            <text:p>32400.8219147687</text:p>
          </table:table-cell>
          <table:table-cell office:value-type="float" office:value="1312.5">
            <text:p>1312.5</text:p>
          </table:table-cell>
          <table:table-cell office:value-type="float" office:value="11.4358356103939">
            <text:p>11.4358356103939</text:p>
          </table:table-cell>
          <table:table-cell office:value-type="string" office:value="">
            <text:p/>
          </table:table-cell>
          <table:table-cell office:value-type="float" office:value="10605.248739384">
            <text:p>10605.248739384</text:p>
          </table:table-cell>
          <table:table-cell office:value-type="float" office:value="109.52069984155">
            <text:p>109.52069984155</text:p>
          </table:table-cell>
          <table:table-cell office:value-type="float" office:value="0.014804162084426">
            <text:p>0.014804162084426</text:p>
          </table:table-cell>
          <table:table-cell office:value-type="float" office:value="0.0735720838487168">
            <text:p>0.073572083848716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6.244659925587">
            <text:p>776.244659925587</text:p>
          </table:table-cell>
          <table:table-cell office:value-type="float" office:value="32318.5772394308">
            <text:p>32318.5772394308</text:p>
          </table:table-cell>
          <table:table-cell office:value-type="float" office:value="7110.5">
            <text:p>7110.5</text:p>
          </table:table-cell>
          <table:table-cell office:value-type="float" office:value="61.8714528747256">
            <text:p>61.8714528747256</text:p>
          </table:table-cell>
          <table:table-cell office:value-type="string" office:value="">
            <text:p/>
          </table:table-cell>
          <table:table-cell office:value-type="float" office:value="9928.99760616682">
            <text:p>9928.99760616682</text:p>
          </table:table-cell>
          <table:table-cell office:value-type="float" office:value="636.468676439887">
            <text:p>636.468676439887</text:p>
          </table:table-cell>
          <table:table-cell office:value-type="float" office:value="0.0802019005724276">
            <text:p>0.0802019005724276</text:p>
          </table:table-cell>
          <table:table-cell office:value-type="float" office:value="0.0781795595804624">
            <text:p>0.078179559580462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5.23831896778">
            <text:p>775.23831896778</text:p>
          </table:table-cell>
          <table:table-cell office:value-type="float" office:value="32297.8810845894">
            <text:p>32297.8810845894</text:p>
          </table:table-cell>
          <table:table-cell office:value-type="float" office:value="752.5">
            <text:p>752.5</text:p>
          </table:table-cell>
          <table:table-cell office:value-type="float" office:value="6.34639025820578">
            <text:p>6.34639025820578</text:p>
          </table:table-cell>
          <table:table-cell office:value-type="string" office:value="">
            <text:p/>
          </table:table-cell>
          <table:table-cell office:value-type="float" office:value="8464.66149560265">
            <text:p>8464.66149560265</text:p>
          </table:table-cell>
          <table:table-cell office:value-type="float" office:value="72.0903010142925">
            <text:p>72.0903010142925</text:p>
          </table:table-cell>
          <table:table-cell office:value-type="float" office:value="0.00848771959507092">
            <text:p>0.00848771959507092</text:p>
          </table:table-cell>
          <table:table-cell office:value-type="float" office:value="0.0915852712327023">
            <text:p>0.091585271232702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9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57032886952">
            <text:p>1325.57032886952</text:p>
          </table:table-cell>
          <table:table-cell office:value-type="float" office:value="42104.277454162">
            <text:p>42104.277454162</text:p>
          </table:table-cell>
          <table:table-cell office:value-type="float" office:value="7102.75">
            <text:p>7102.75</text:p>
          </table:table-cell>
          <table:table-cell office:value-type="float" office:value="90.8323183325836">
            <text:p>90.8323183325836</text:p>
          </table:table-cell>
          <table:table-cell office:value-type="string" office:value="">
            <text:p/>
          </table:table-cell>
          <table:table-cell office:value-type="float" office:value="16528.0497088727">
            <text:p>16528.0497088727</text:p>
          </table:table-cell>
          <table:table-cell office:value-type="float" office:value="647.558896054835">
            <text:p>647.558896054835</text:p>
          </table:table-cell>
          <table:table-cell office:value-type="float" office:value="0.0801144855201196">
            <text:p>0.0801144855201196</text:p>
          </table:table-cell>
          <table:table-cell office:value-type="float" office:value="0.0802012549706888">
            <text:p>0.080201254970688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57496981277">
            <text:p>1326.57496981277</text:p>
          </table:table-cell>
          <table:table-cell office:value-type="float" office:value="42120.0619016657">
            <text:p>42120.0619016657</text:p>
          </table:table-cell>
          <table:table-cell office:value-type="float" office:value="4147.75">
            <text:p>4147.75</text:p>
          </table:table-cell>
          <table:table-cell office:value-type="float" office:value="53.0664873511637">
            <text:p>53.0664873511637</text:p>
          </table:table-cell>
          <table:table-cell office:value-type="string" office:value="">
            <text:p/>
          </table:table-cell>
          <table:table-cell office:value-type="float" office:value="15624.439439676">
            <text:p>15624.439439676</text:p>
          </table:table-cell>
          <table:table-cell office:value-type="float" office:value="395.624511468956">
            <text:p>395.624511468956</text:p>
          </table:table-cell>
          <table:table-cell office:value-type="float" office:value="0.0467839720271833">
            <text:p>0.0467839720271833</text:p>
          </table:table-cell>
          <table:table-cell office:value-type="float" office:value="0.0849038440665026">
            <text:p>0.084903844066502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57471161444">
            <text:p>1327.57471161444</text:p>
          </table:table-cell>
          <table:table-cell office:value-type="float" office:value="42135.763419683">
            <text:p>42135.763419683</text:p>
          </table:table-cell>
          <table:table-cell office:value-type="float" office:value="1118.75">
            <text:p>1118.75</text:p>
          </table:table-cell>
          <table:table-cell office:value-type="float" office:value="14.3177438886958">
            <text:p>14.3177438886958</text:p>
          </table:table-cell>
          <table:table-cell office:value-type="string" office:value="">
            <text:p/>
          </table:table-cell>
          <table:table-cell office:value-type="float" office:value="15851.1262934483">
            <text:p>15851.1262934483</text:p>
          </table:table-cell>
          <table:table-cell office:value-type="float" office:value="119.406974887624">
            <text:p>119.406974887624</text:p>
          </table:table-cell>
          <table:table-cell office:value-type="float" office:value="0.012618785776725">
            <text:p>0.012618785776725</text:p>
          </table:table-cell>
          <table:table-cell office:value-type="float" office:value="0.0837527054568454">
            <text:p>0.083752705456845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9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49989700029">
            <text:p>1336.49989700029</text:p>
          </table:table-cell>
          <table:table-cell office:value-type="float" office:value="42275.6763448655">
            <text:p>42275.6763448655</text:p>
          </table:table-cell>
          <table:table-cell office:value-type="float" office:value="4021.75">
            <text:p>4021.75</text:p>
          </table:table-cell>
          <table:table-cell office:value-type="float" office:value="51.7639972434589">
            <text:p>51.7639972434589</text:p>
          </table:table-cell>
          <table:table-cell office:value-type="string" office:value="">
            <text:p/>
          </table:table-cell>
          <table:table-cell office:value-type="float" office:value="16406.3124845824">
            <text:p>16406.3124845824</text:p>
          </table:table-cell>
          <table:table-cell office:value-type="float" office:value="381.382745449278">
            <text:p>381.382745449278</text:p>
          </table:table-cell>
          <table:table-cell office:value-type="float" office:value="0.0453627724670784">
            <text:p>0.0453627724670784</text:p>
          </table:table-cell>
          <table:table-cell office:value-type="float" office:value="0.0814625406078449">
            <text:p>0.081462540607844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50739913308">
            <text:p>1337.50739913308</text:p>
          </table:table-cell>
          <table:table-cell office:value-type="float" office:value="42291.4406397762">
            <text:p>42291.4406397762</text:p>
          </table:table-cell>
          <table:table-cell office:value-type="float" office:value="2565.75">
            <text:p>2565.75</text:p>
          </table:table-cell>
          <table:table-cell office:value-type="float" office:value="33.0543788700119">
            <text:p>33.0543788700119</text:p>
          </table:table-cell>
          <table:table-cell office:value-type="string" office:value="">
            <text:p/>
          </table:table-cell>
          <table:table-cell office:value-type="float" office:value="15734.4280393855">
            <text:p>15734.4280393855</text:p>
          </table:table-cell>
          <table:table-cell office:value-type="float" office:value="251.699712864906">
            <text:p>251.699712864906</text:p>
          </table:table-cell>
          <table:table-cell office:value-type="float" office:value="0.0289400219947551">
            <text:p>0.0289400219947551</text:p>
          </table:table-cell>
          <table:table-cell office:value-type="float" office:value="0.0850051489501311">
            <text:p>0.085005148950131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5270887808">
            <text:p>1338.5270887808</text:p>
          </table:table-cell>
          <table:table-cell office:value-type="float" office:value="42307.3895625377">
            <text:p>42307.3895625377</text:p>
          </table:table-cell>
          <table:table-cell office:value-type="float" office:value="2465.75">
            <text:p>2465.75</text:p>
          </table:table-cell>
          <table:table-cell office:value-type="float" office:value="31.7836332296254">
            <text:p>31.7836332296254</text:p>
          </table:table-cell>
          <table:table-cell office:value-type="string" office:value="">
            <text:p/>
          </table:table-cell>
          <table:table-cell office:value-type="float" office:value="15307.6862218116">
            <text:p>15307.6862218116</text:p>
          </table:table-cell>
          <table:table-cell office:value-type="float" office:value="258.288686519622">
            <text:p>258.288686519622</text:p>
          </table:table-cell>
          <table:table-cell office:value-type="float" office:value="0.0278120858359417">
            <text:p>0.0278120858359417</text:p>
          </table:table-cell>
          <table:table-cell office:value-type="float" office:value="0.0874415028754356">
            <text:p>0.087441502875435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53250299041">
            <text:p>1339.53250299041</text:p>
          </table:table-cell>
          <table:table-cell office:value-type="float" office:value="42323.1092325916">
            <text:p>42323.1092325916</text:p>
          </table:table-cell>
          <table:table-cell office:value-type="float" office:value="17319.75">
            <text:p>17319.75</text:p>
          </table:table-cell>
          <table:table-cell office:value-type="float" office:value="223.363396312242">
            <text:p>223.363396312242</text:p>
          </table:table-cell>
          <table:table-cell office:value-type="string" office:value="">
            <text:p/>
          </table:table-cell>
          <table:table-cell office:value-type="float" office:value="15544.1771603816">
            <text:p>15544.1771603816</text:p>
          </table:table-cell>
          <table:table-cell office:value-type="float" office:value="1665.1859646339">
            <text:p>1665.1859646339</text:p>
          </table:table-cell>
          <table:table-cell office:value-type="float" office:value="0.195355722866086">
            <text:p>0.195355722866086</text:p>
          </table:table-cell>
          <table:table-cell office:value-type="float" office:value="0.0861758386545262">
            <text:p>0.086175838654526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53350417585">
            <text:p>1340.53350417585</text:p>
          </table:table-cell>
          <table:table-cell office:value-type="float" office:value="42338.7540214835">
            <text:p>42338.7540214835</text:p>
          </table:table-cell>
          <table:table-cell office:value-type="float" office:value="8024.75">
            <text:p>8024.75</text:p>
          </table:table-cell>
          <table:table-cell office:value-type="float" office:value="103.55523673132">
            <text:p>103.55523673132</text:p>
          </table:table-cell>
          <table:table-cell office:value-type="string" office:value="">
            <text:p/>
          </table:table-cell>
          <table:table-cell office:value-type="float" office:value="16070.5444075256">
            <text:p>16070.5444075256</text:p>
          </table:table-cell>
          <table:table-cell office:value-type="float" office:value="788.296294910249">
            <text:p>788.296294910249</text:p>
          </table:table-cell>
          <table:table-cell office:value-type="float" office:value="0.0905140569043792">
            <text:p>0.0905140569043792</text:p>
          </table:table-cell>
          <table:table-cell office:value-type="float" office:value="0.0834155626705524">
            <text:p>0.083415562670552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54002515257">
            <text:p>1341.54002515257</text:p>
          </table:table-cell>
          <table:table-cell office:value-type="float" office:value="42354.4791674836">
            <text:p>42354.4791674836</text:p>
          </table:table-cell>
          <table:table-cell office:value-type="float" office:value="1683.75">
            <text:p>1683.75</text:p>
          </table:table-cell>
          <table:table-cell office:value-type="float" office:value="21.7503850220208">
            <text:p>21.7503850220208</text:p>
          </table:table-cell>
          <table:table-cell office:value-type="string" office:value="">
            <text:p/>
          </table:table-cell>
          <table:table-cell office:value-type="float" office:value="15409.4550315866">
            <text:p>15409.4550315866</text:p>
          </table:table-cell>
          <table:table-cell office:value-type="float" office:value="183.750689597958">
            <text:p>183.750689597958</text:p>
          </table:table-cell>
          <table:table-cell office:value-type="float" office:value="0.0189916250740208">
            <text:p>0.0189916250740208</text:p>
          </table:table-cell>
          <table:table-cell office:value-type="float" office:value="0.0870595373037304">
            <text:p>0.08705953730373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53362672893">
            <text:p>1342.53362672893</text:p>
          </table:table-cell>
          <table:table-cell office:value-type="float" office:value="42369.9966616722">
            <text:p>42369.9966616722</text:p>
          </table:table-cell>
          <table:table-cell office:value-type="float" office:value="321.75">
            <text:p>321.75</text:p>
          </table:table-cell>
          <table:table-cell office:value-type="float" office:value="4.16021831645227">
            <text:p>4.16021831645227</text:p>
          </table:table-cell>
          <table:table-cell office:value-type="string" office:value="">
            <text:p/>
          </table:table-cell>
          <table:table-cell office:value-type="float" office:value="13926.8493821489">
            <text:p>13926.8493821489</text:p>
          </table:table-cell>
          <table:table-cell office:value-type="float" office:value="31.629618628434">
            <text:p>31.629618628434</text:p>
          </table:table-cell>
          <table:table-cell office:value-type="float" office:value="0.00362913459098215">
            <text:p>0.00362913459098215</text:p>
          </table:table-cell>
          <table:table-cell office:value-type="float" office:value="0.096398947808666">
            <text:p>0.09639894780866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0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278436272575">
            <text:p>768.278436272575</text:p>
          </table:table-cell>
          <table:table-cell office:value-type="float" office:value="32154.3749663408">
            <text:p>32154.3749663408</text:p>
          </table:table-cell>
          <table:table-cell office:value-type="float" office:value="28684">
            <text:p>28684</text:p>
          </table:table-cell>
          <table:table-cell office:value-type="float" office:value="256.684237836358">
            <text:p>256.684237836358</text:p>
          </table:table-cell>
          <table:table-cell office:value-type="string" office:value="">
            <text:p/>
          </table:table-cell>
          <table:table-cell office:value-type="float" office:value="10145.3857562677">
            <text:p>10145.3857562677</text:p>
          </table:table-cell>
          <table:table-cell office:value-type="float" office:value="2446.89616186783">
            <text:p>2446.89616186783</text:p>
          </table:table-cell>
          <table:table-cell office:value-type="float" office:value="0.429035104775865">
            <text:p>0.429035104775865</text:p>
          </table:table-cell>
          <table:table-cell office:value-type="float" office:value="0.0757268826173458">
            <text:p>0.075726882617345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8.258340453291">
            <text:p>778.258340453291</text:p>
          </table:table-cell>
          <table:table-cell office:value-type="float" office:value="32359.9496638255">
            <text:p>32359.9496638255</text:p>
          </table:table-cell>
          <table:table-cell office:value-type="float" office:value="18309">
            <text:p>18309</text:p>
          </table:table-cell>
          <table:table-cell office:value-type="float" office:value="164.715476716335">
            <text:p>164.715476716335</text:p>
          </table:table-cell>
          <table:table-cell office:value-type="string" office:value="">
            <text:p/>
          </table:table-cell>
          <table:table-cell office:value-type="float" office:value="10060.3436903145">
            <text:p>10060.3436903145</text:p>
          </table:table-cell>
          <table:table-cell office:value-type="float" office:value="1564.68328400573">
            <text:p>1564.68328400573</text:p>
          </table:table-cell>
          <table:table-cell office:value-type="float" office:value="0.273853149258866">
            <text:p>0.273853149258866</text:p>
          </table:table-cell>
          <table:table-cell office:value-type="float" office:value="0.0773590211637156">
            <text:p>0.077359021163715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9.256075188843">
            <text:p>779.256075188843</text:p>
          </table:table-cell>
          <table:table-cell office:value-type="float" office:value="32380.4288770779">
            <text:p>32380.4288770779</text:p>
          </table:table-cell>
          <table:table-cell office:value-type="float" office:value="5251">
            <text:p>5251</text:p>
          </table:table-cell>
          <table:table-cell office:value-type="float" office:value="47.2608209923922">
            <text:p>47.2608209923922</text:p>
          </table:table-cell>
          <table:table-cell office:value-type="string" office:value="">
            <text:p/>
          </table:table-cell>
          <table:table-cell office:value-type="float" office:value="10412.913786898">
            <text:p>10412.913786898</text:p>
          </table:table-cell>
          <table:table-cell office:value-type="float" office:value="444.551993652304">
            <text:p>444.551993652304</text:p>
          </table:table-cell>
          <table:table-cell office:value-type="float" office:value="0.0785407661127481">
            <text:p>0.0785407661127481</text:p>
          </table:table-cell>
          <table:table-cell office:value-type="float" office:value="0.0748355447030917">
            <text:p>0.074835544703091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0.257388830044">
            <text:p>780.257388830044</text:p>
          </table:table-cell>
          <table:table-cell office:value-type="float" office:value="32400.9683135285">
            <text:p>32400.9683135285</text:p>
          </table:table-cell>
          <table:table-cell office:value-type="float" office:value="1150">
            <text:p>1150</text:p>
          </table:table-cell>
          <table:table-cell office:value-type="float" office:value="10.3513243649746">
            <text:p>10.3513243649746</text:p>
          </table:table-cell>
          <table:table-cell office:value-type="string" office:value="">
            <text:p/>
          </table:table-cell>
          <table:table-cell office:value-type="float" office:value="11889.6065231036">
            <text:p>11889.6065231036</text:p>
          </table:table-cell>
          <table:table-cell office:value-type="float" office:value="94.051439498611">
            <text:p>94.051439498611</text:p>
          </table:table-cell>
          <table:table-cell office:value-type="float" office:value="0.0172008914548963">
            <text:p>0.0172008914548963</text:p>
          </table:table-cell>
          <table:table-cell office:value-type="float" office:value="0.0656251649130581">
            <text:p>0.06562516491305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6.258136745997">
            <text:p>776.258136745997</text:p>
          </table:table-cell>
          <table:table-cell office:value-type="float" office:value="32318.8543088543">
            <text:p>32318.8543088543</text:p>
          </table:table-cell>
          <table:table-cell office:value-type="float" office:value="5918">
            <text:p>5918</text:p>
          </table:table-cell>
          <table:table-cell office:value-type="float" office:value="53.2060393218247">
            <text:p>53.2060393218247</text:p>
          </table:table-cell>
          <table:table-cell office:value-type="string" office:value="">
            <text:p/>
          </table:table-cell>
          <table:table-cell office:value-type="float" office:value="10678.3771729624">
            <text:p>10678.3771729624</text:p>
          </table:table-cell>
          <table:table-cell office:value-type="float" office:value="498.038016775521">
            <text:p>498.038016775521</text:p>
          </table:table-cell>
          <table:table-cell office:value-type="float" office:value="0.0885172831565879">
            <text:p>0.0885172831565879</text:p>
          </table:table-cell>
          <table:table-cell office:value-type="float" office:value="0.0726943920572012">
            <text:p>0.072694392057201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5.252892169759">
            <text:p>775.252892169759</text:p>
          </table:table-cell>
          <table:table-cell office:value-type="float" office:value="32298.1808896496">
            <text:p>32298.1808896496</text:p>
          </table:table-cell>
          <table:table-cell office:value-type="float" office:value="609">
            <text:p>609</text:p>
          </table:table-cell>
          <table:table-cell office:value-type="float" office:value="5.47312059160056">
            <text:p>5.47312059160056</text:p>
          </table:table-cell>
          <table:table-cell office:value-type="string" office:value="">
            <text:p/>
          </table:table-cell>
          <table:table-cell office:value-type="float" office:value="8871.61085140223">
            <text:p>8871.61085140223</text:p>
          </table:table-cell>
          <table:table-cell office:value-type="float" office:value="64.7708455293527">
            <text:p>64.7708455293527</text:p>
          </table:table-cell>
          <table:table-cell office:value-type="float" office:value="0.00910899382263637">
            <text:p>0.00910899382263637</text:p>
          </table:table-cell>
          <table:table-cell office:value-type="float" office:value="0.087385809088687">
            <text:p>0.08738580908868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0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5890111322">
            <text:p>1325.5890111322</text:p>
          </table:table-cell>
          <table:table-cell office:value-type="float" office:value="42104.5710359088">
            <text:p>42104.5710359088</text:p>
          </table:table-cell>
          <table:table-cell office:value-type="float" office:value="3532">
            <text:p>3532</text:p>
          </table:table-cell>
          <table:table-cell office:value-type="float" office:value="46.4303759642275">
            <text:p>46.4303759642275</text:p>
          </table:table-cell>
          <table:table-cell office:value-type="string" office:value="">
            <text:p/>
          </table:table-cell>
          <table:table-cell office:value-type="float" office:value="13689.6409647401">
            <text:p>13689.6409647401</text:p>
          </table:table-cell>
          <table:table-cell office:value-type="float" office:value="378.576318167925">
            <text:p>378.576318167925</text:p>
          </table:table-cell>
          <table:table-cell office:value-type="float" office:value="0.0528291727119075">
            <text:p>0.0528291727119075</text:p>
          </table:table-cell>
          <table:table-cell office:value-type="float" office:value="0.0968315395959962">
            <text:p>0.096831539595996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59191501872">
            <text:p>1326.59191501872</text:p>
          </table:table-cell>
          <table:table-cell office:value-type="float" office:value="42120.3280853216">
            <text:p>42120.3280853216</text:p>
          </table:table-cell>
          <table:table-cell office:value-type="float" office:value="1973">
            <text:p>1973</text:p>
          </table:table-cell>
          <table:table-cell office:value-type="float" office:value="25.9481313436811">
            <text:p>25.9481313436811</text:p>
          </table:table-cell>
          <table:table-cell office:value-type="string" office:value="">
            <text:p/>
          </table:table-cell>
          <table:table-cell office:value-type="float" office:value="13970.3725156908">
            <text:p>13970.3725156908</text:p>
          </table:table-cell>
          <table:table-cell office:value-type="float" office:value="223.03876182163">
            <text:p>223.03876182163</text:p>
          </table:table-cell>
          <table:table-cell office:value-type="float" office:value="0.0295107468178351">
            <text:p>0.0295107468178351</text:p>
          </table:table-cell>
          <table:table-cell office:value-type="float" office:value="0.0949575191018539">
            <text:p>0.094957519101853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60035057873">
            <text:p>1327.60035057873</text:p>
          </table:table-cell>
          <table:table-cell office:value-type="float" office:value="42136.1660162268">
            <text:p>42136.1660162268</text:p>
          </table:table-cell>
          <table:table-cell office:value-type="float" office:value="562">
            <text:p>562</text:p>
          </table:table-cell>
          <table:table-cell office:value-type="float" office:value="7.24994215203109">
            <text:p>7.24994215203109</text:p>
          </table:table-cell>
          <table:table-cell office:value-type="string" office:value="">
            <text:p/>
          </table:table-cell>
          <table:table-cell office:value-type="float" office:value="11136.495801105">
            <text:p>11136.495801105</text:p>
          </table:table-cell>
          <table:table-cell office:value-type="float" office:value="70.2203647396332">
            <text:p>70.2203647396332</text:p>
          </table:table-cell>
          <table:table-cell office:value-type="float" office:value="0.00840600086752322">
            <text:p>0.00840600086752322</text:p>
          </table:table-cell>
          <table:table-cell office:value-type="float" office:value="0.119211677918202">
            <text:p>0.11921167791820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0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52113722025">
            <text:p>1336.52113722025</text:p>
          </table:table-cell>
          <table:table-cell office:value-type="float" office:value="42276.0087502212">
            <text:p>42276.0087502212</text:p>
          </table:table-cell>
          <table:table-cell office:value-type="float" office:value="1767">
            <text:p>1767</text:p>
          </table:table-cell>
          <table:table-cell office:value-type="float" office:value="23.4014882359625">
            <text:p>23.4014882359625</text:p>
          </table:table-cell>
          <table:table-cell office:value-type="string" office:value="">
            <text:p/>
          </table:table-cell>
          <table:table-cell office:value-type="float" office:value="13313.0636718029">
            <text:p>13313.0636718029</text:p>
          </table:table-cell>
          <table:table-cell office:value-type="float" office:value="191.008504709828">
            <text:p>191.008504709828</text:p>
          </table:table-cell>
          <table:table-cell office:value-type="float" office:value="0.026429543652871">
            <text:p>0.026429543652871</text:p>
          </table:table-cell>
          <table:table-cell office:value-type="float" office:value="0.100391703229889">
            <text:p>0.10039170322988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52039969286">
            <text:p>1337.52039969286</text:p>
          </table:table-cell>
          <table:table-cell office:value-type="float" office:value="42291.644019394">
            <text:p>42291.644019394</text:p>
          </table:table-cell>
          <table:table-cell office:value-type="float" office:value="1202">
            <text:p>1202</text:p>
          </table:table-cell>
          <table:table-cell office:value-type="float" office:value="15.9358543026581">
            <text:p>15.9358543026581</text:p>
          </table:table-cell>
          <table:table-cell office:value-type="string" office:value="">
            <text:p/>
          </table:table-cell>
          <table:table-cell office:value-type="float" office:value="12252.2406043147">
            <text:p>12252.2406043147</text:p>
          </table:table-cell>
          <table:table-cell office:value-type="float" office:value="136.990324427243">
            <text:p>136.990324427243</text:p>
          </table:table-cell>
          <table:table-cell office:value-type="float" office:value="0.0179786708945959">
            <text:p>0.0179786708945959</text:p>
          </table:table-cell>
          <table:table-cell office:value-type="float" office:value="0.109165371697145">
            <text:p>0.10916537169714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54992491386">
            <text:p>1338.54992491386</text:p>
          </table:table-cell>
          <table:table-cell office:value-type="float" office:value="42307.7466716861">
            <text:p>42307.7466716861</text:p>
          </table:table-cell>
          <table:table-cell office:value-type="float" office:value="1746">
            <text:p>1746</text:p>
          </table:table-cell>
          <table:table-cell office:value-type="float" office:value="22.4631201734112">
            <text:p>22.4631201734112</text:p>
          </table:table-cell>
          <table:table-cell office:value-type="string" office:value="">
            <text:p/>
          </table:table-cell>
          <table:table-cell office:value-type="float" office:value="12955.237716216">
            <text:p>12955.237716216</text:p>
          </table:table-cell>
          <table:table-cell office:value-type="float" office:value="217.95176743937">
            <text:p>217.95176743937</text:p>
          </table:table-cell>
          <table:table-cell office:value-type="float" office:value="0.0261154404176077">
            <text:p>0.0261154404176077</text:p>
          </table:table-cell>
          <table:table-cell office:value-type="float" office:value="0.103321139622039">
            <text:p>0.10332113962203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55086019372">
            <text:p>1339.55086019372</text:p>
          </table:table-cell>
          <table:table-cell office:value-type="float" office:value="42323.3961927363">
            <text:p>42323.3961927363</text:p>
          </table:table-cell>
          <table:table-cell office:value-type="float" office:value="14220">
            <text:p>14220</text:p>
          </table:table-cell>
          <table:table-cell office:value-type="float" office:value="188.735561469909">
            <text:p>188.735561469909</text:p>
          </table:table-cell>
          <table:table-cell office:value-type="string" office:value="">
            <text:p/>
          </table:table-cell>
          <table:table-cell office:value-type="float" office:value="13624.7233026775">
            <text:p>13624.7233026775</text:p>
          </table:table-cell>
          <table:table-cell office:value-type="float" office:value="1569.8944214805">
            <text:p>1569.8944214805</text:p>
          </table:table-cell>
          <table:table-cell office:value-type="float" office:value="0.212692762164022">
            <text:p>0.212692762164022</text:p>
          </table:table-cell>
          <table:table-cell office:value-type="float" office:value="0.0983176561046548">
            <text:p>0.098317656104654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5537294689">
            <text:p>1340.5537294689</text:p>
          </table:table-cell>
          <table:table-cell office:value-type="float" office:value="42339.0700649854">
            <text:p>42339.0700649854</text:p>
          </table:table-cell>
          <table:table-cell office:value-type="float" office:value="6903">
            <text:p>6903</text:p>
          </table:table-cell>
          <table:table-cell office:value-type="float" office:value="91.6481582584955">
            <text:p>91.6481582584955</text:p>
          </table:table-cell>
          <table:table-cell office:value-type="string" office:value="">
            <text:p/>
          </table:table-cell>
          <table:table-cell office:value-type="float" office:value="13453.2480651314">
            <text:p>13453.2480651314</text:p>
          </table:table-cell>
          <table:table-cell office:value-type="float" office:value="805.832805690449">
            <text:p>805.832805690449</text:p>
          </table:table-cell>
          <table:table-cell office:value-type="float" office:value="0.10325022062013">
            <text:p>0.10325022062013</text:p>
          </table:table-cell>
          <table:table-cell office:value-type="float" office:value="0.0996453587251835">
            <text:p>0.099645358725183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55441500232">
            <text:p>1341.55441500232</text:p>
          </table:table-cell>
          <table:table-cell office:value-type="float" office:value="42354.703940995">
            <text:p>42354.703940995</text:p>
          </table:table-cell>
          <table:table-cell office:value-type="float" office:value="1564">
            <text:p>1564</text:p>
          </table:table-cell>
          <table:table-cell office:value-type="float" office:value="20.7802991209052">
            <text:p>20.7802991209052</text:p>
          </table:table-cell>
          <table:table-cell office:value-type="string" office:value="">
            <text:p/>
          </table:table-cell>
          <table:table-cell office:value-type="float" office:value="13254.8973974079">
            <text:p>13254.8973974079</text:p>
          </table:table-cell>
          <table:table-cell office:value-type="float" office:value="184.141213415384">
            <text:p>184.141213415384</text:p>
          </table:table-cell>
          <table:table-cell office:value-type="float" office:value="0.0233932123786589">
            <text:p>0.0233932123786589</text:p>
          </table:table-cell>
          <table:table-cell office:value-type="float" office:value="0.101211980355629">
            <text:p>0.10121198035562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1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275813939279">
            <text:p>768.275813939279</text:p>
          </table:table-cell>
          <table:table-cell office:value-type="float" office:value="32154.3207735586">
            <text:p>32154.3207735586</text:p>
          </table:table-cell>
          <table:table-cell office:value-type="float" office:value="29651.0">
            <text:p>29651.0</text:p>
          </table:table-cell>
          <table:table-cell office:value-type="float" office:value="279.44534788329">
            <text:p>279.44534788329</text:p>
          </table:table-cell>
          <table:table-cell office:value-type="string" office:value="">
            <text:p/>
          </table:table-cell>
          <table:table-cell office:value-type="float" office:value="10732.7347266965">
            <text:p>10732.7347266965</text:p>
          </table:table-cell>
          <table:table-cell office:value-type="float" office:value="2335.63595040992">
            <text:p>2335.63595040992</text:p>
          </table:table-cell>
          <table:table-cell office:value-type="float" office:value="0.491847059799287">
            <text:p>0.491847059799287</text:p>
          </table:table-cell>
          <table:table-cell office:value-type="float" office:value="0.0715824841946642">
            <text:p>0.071582484194664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8.255675008177">
            <text:p>778.255675008177</text:p>
          </table:table-cell>
          <table:table-cell office:value-type="float" office:value="32359.8949360182">
            <text:p>32359.8949360182</text:p>
          </table:table-cell>
          <table:table-cell office:value-type="float" office:value="16110.0">
            <text:p>16110.0</text:p>
          </table:table-cell>
          <table:table-cell office:value-type="float" office:value="152.554380937953">
            <text:p>152.554380937953</text:p>
          </table:table-cell>
          <table:table-cell office:value-type="string" office:value="">
            <text:p/>
          </table:table-cell>
          <table:table-cell office:value-type="float" office:value="10668.2403936394">
            <text:p>10668.2403936394</text:p>
          </table:table-cell>
          <table:table-cell office:value-type="float" office:value="1271.1134680742">
            <text:p>1271.1134680742</text:p>
          </table:table-cell>
          <table:table-cell office:value-type="float" office:value="0.26723065439164">
            <text:p>0.26723065439164</text:p>
          </table:table-cell>
          <table:table-cell office:value-type="float" office:value="0.0729507066106407">
            <text:p>0.072950706610640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9.256232211846">
            <text:p>779.256232211846</text:p>
          </table:table-cell>
          <table:table-cell office:value-type="float" office:value="32380.4320990496">
            <text:p>32380.4320990496</text:p>
          </table:table-cell>
          <table:table-cell office:value-type="float" office:value="4316.0">
            <text:p>4316.0</text:p>
          </table:table-cell>
          <table:table-cell office:value-type="float" office:value="40.8730089949259">
            <text:p>40.8730089949259</text:p>
          </table:table-cell>
          <table:table-cell office:value-type="string" office:value="">
            <text:p/>
          </table:table-cell>
          <table:table-cell office:value-type="float" office:value="10034.7843758823">
            <text:p>10034.7843758823</text:p>
          </table:table-cell>
          <table:table-cell office:value-type="float" office:value="357.695673768133">
            <text:p>357.695673768133</text:p>
          </table:table-cell>
          <table:table-cell office:value-type="float" office:value="0.0715932653230489">
            <text:p>0.0715932653230489</text:p>
          </table:table-cell>
          <table:table-cell office:value-type="float" office:value="0.0776555033992281">
            <text:p>0.07765550339922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0.253088431448">
            <text:p>780.253088431448</text:p>
          </table:table-cell>
          <table:table-cell office:value-type="float" office:value="32400.8801299594">
            <text:p>32400.8801299594</text:p>
          </table:table-cell>
          <table:table-cell office:value-type="float" office:value="890.0">
            <text:p>890.0</text:p>
          </table:table-cell>
          <table:table-cell office:value-type="float" office:value="7.66351530965453">
            <text:p>7.66351530965453</text:p>
          </table:table-cell>
          <table:table-cell office:value-type="string" office:value="">
            <text:p/>
          </table:table-cell>
          <table:table-cell office:value-type="float" office:value="8822.45824636915">
            <text:p>8822.45824636915</text:p>
          </table:table-cell>
          <table:table-cell office:value-type="float" office:value="76.4303645651339">
            <text:p>76.4303645651339</text:p>
          </table:table-cell>
          <table:table-cell office:value-type="float" office:value="0.0147632080948826">
            <text:p>0.0147632080948826</text:p>
          </table:table-cell>
          <table:table-cell office:value-type="float" office:value="0.0884394197901202">
            <text:p>0.088439419790120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6.256656902598">
            <text:p>776.256656902598</text:p>
          </table:table-cell>
          <table:table-cell office:value-type="float" office:value="32318.8238849298">
            <text:p>32318.8238849298</text:p>
          </table:table-cell>
          <table:table-cell office:value-type="float" office:value="5025.0">
            <text:p>5025.0</text:p>
          </table:table-cell>
          <table:table-cell office:value-type="float" office:value="47.5611386256487">
            <text:p>47.5611386256487</text:p>
          </table:table-cell>
          <table:table-cell office:value-type="string" office:value="">
            <text:p/>
          </table:table-cell>
          <table:table-cell office:value-type="float" office:value="10257.4685815223">
            <text:p>10257.4685815223</text:p>
          </table:table-cell>
          <table:table-cell office:value-type="float" office:value="415.383848282775">
            <text:p>415.383848282775</text:p>
          </table:table-cell>
          <table:table-cell office:value-type="float" office:value="0.0833540681761632">
            <text:p>0.0833540681761632</text:p>
          </table:table-cell>
          <table:table-cell office:value-type="float" office:value="0.0756772151660243">
            <text:p>0.075677215166024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5.252005185971">
            <text:p>775.252005185971</text:p>
          </table:table-cell>
          <table:table-cell office:value-type="float" office:value="32298.1626423866">
            <text:p>32298.1626423866</text:p>
          </table:table-cell>
          <table:table-cell office:value-type="float" office:value="647.0">
            <text:p>647.0</text:p>
          </table:table-cell>
          <table:table-cell office:value-type="float" office:value="6.1223444776196">
            <text:p>6.1223444776196</text:p>
          </table:table-cell>
          <table:table-cell office:value-type="string" office:value="">
            <text:p/>
          </table:table-cell>
          <table:table-cell office:value-type="float" office:value="10474.6805880675">
            <text:p>10474.6805880675</text:p>
          </table:table-cell>
          <table:table-cell office:value-type="float" office:value="59.4394466191949">
            <text:p>59.4394466191949</text:p>
          </table:table-cell>
          <table:table-cell office:value-type="float" office:value="0.0107323546487518">
            <text:p>0.0107323546487518</text:p>
          </table:table-cell>
          <table:table-cell office:value-type="float" office:value="0.0740119947971607">
            <text:p>0.074011994797160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1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58402321991">
            <text:p>1325.58402321991</text:p>
          </table:table-cell>
          <table:table-cell office:value-type="float" office:value="42104.4926537434">
            <text:p>42104.4926537434</text:p>
          </table:table-cell>
          <table:table-cell office:value-type="float" office:value="3838.5">
            <text:p>3838.5</text:p>
          </table:table-cell>
          <table:table-cell office:value-type="float" office:value="51.9675220242705">
            <text:p>51.9675220242705</text:p>
          </table:table-cell>
          <table:table-cell office:value-type="string" office:value="">
            <text:p/>
          </table:table-cell>
          <table:table-cell office:value-type="float" office:value="18512.506173538">
            <text:p>18512.506173538</text:p>
          </table:table-cell>
          <table:table-cell office:value-type="float" office:value="316.688267327506">
            <text:p>316.688267327506</text:p>
          </table:table-cell>
          <table:table-cell office:value-type="float" office:value="0.0636725553620304">
            <text:p>0.0636725553620304</text:p>
          </table:table-cell>
          <table:table-cell office:value-type="float" office:value="0.0716047849380175">
            <text:p>0.071604784938017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58496134396">
            <text:p>1326.58496134396</text:p>
          </table:table-cell>
          <table:table-cell office:value-type="float" office:value="42120.218853774">
            <text:p>42120.218853774</text:p>
          </table:table-cell>
          <table:table-cell office:value-type="float" office:value="2586.5">
            <text:p>2586.5</text:p>
          </table:table-cell>
          <table:table-cell office:value-type="float" office:value="35.0396544267408">
            <text:p>35.0396544267408</text:p>
          </table:table-cell>
          <table:table-cell office:value-type="string" office:value="">
            <text:p/>
          </table:table-cell>
          <table:table-cell office:value-type="float" office:value="19904.1600972528">
            <text:p>19904.1600972528</text:p>
          </table:table-cell>
          <table:table-cell office:value-type="float" office:value="200.754983111139">
            <text:p>200.754983111139</text:p>
          </table:table-cell>
          <table:table-cell office:value-type="float" office:value="0.0429045367836112">
            <text:p>0.0429045367836112</text:p>
          </table:table-cell>
          <table:table-cell office:value-type="float" office:value="0.066648627968334">
            <text:p>0.06664862796833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58806362197">
            <text:p>1327.58806362197</text:p>
          </table:table-cell>
          <table:table-cell office:value-type="float" office:value="42135.9730804365">
            <text:p>42135.9730804365</text:p>
          </table:table-cell>
          <table:table-cell office:value-type="float" office:value="692.5">
            <text:p>692.5</text:p>
          </table:table-cell>
          <table:table-cell office:value-type="float" office:value="9.38536304388135">
            <text:p>9.38536304388135</text:p>
          </table:table-cell>
          <table:table-cell office:value-type="string" office:value="">
            <text:p/>
          </table:table-cell>
          <table:table-cell office:value-type="float" office:value="18676.9180556657">
            <text:p>18676.9180556657</text:p>
          </table:table-cell>
          <table:table-cell office:value-type="float" office:value="60.0708092962505">
            <text:p>60.0708092962505</text:p>
          </table:table-cell>
          <table:table-cell office:value-type="float" office:value="0.0114871029277598">
            <text:p>0.0114871029277598</text:p>
          </table:table-cell>
          <table:table-cell office:value-type="float" office:value="0.0710817523354308">
            <text:p>0.071081752335430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1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51673116437">
            <text:p>1336.51673116437</text:p>
          </table:table-cell>
          <table:table-cell office:value-type="float" office:value="42275.9397965123">
            <text:p>42275.9397965123</text:p>
          </table:table-cell>
          <table:table-cell office:value-type="float" office:value="2153.5">
            <text:p>2153.5</text:p>
          </table:table-cell>
          <table:table-cell office:value-type="float" office:value="29.3341257000935">
            <text:p>29.3341257000935</text:p>
          </table:table-cell>
          <table:table-cell office:value-type="string" office:value="">
            <text:p/>
          </table:table-cell>
          <table:table-cell office:value-type="float" office:value="18581.4103884181">
            <text:p>18581.4103884181</text:p>
          </table:table-cell>
          <table:table-cell office:value-type="float" office:value="175.303192597646">
            <text:p>175.303192597646</text:p>
          </table:table-cell>
          <table:table-cell office:value-type="float" office:value="0.0357219872273368">
            <text:p>0.0357219872273368</text:p>
          </table:table-cell>
          <table:table-cell office:value-type="float" office:value="0.0719276256875219">
            <text:p>0.071927625687521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5182280956">
            <text:p>1337.5182280956</text:p>
          </table:table-cell>
          <table:table-cell office:value-type="float" office:value="42291.6100471858">
            <text:p>42291.6100471858</text:p>
          </table:table-cell>
          <table:table-cell office:value-type="float" office:value="1476.5">
            <text:p>1476.5</text:p>
          </table:table-cell>
          <table:table-cell office:value-type="float" office:value="20.1262878412817">
            <text:p>20.1262878412817</text:p>
          </table:table-cell>
          <table:table-cell office:value-type="string" office:value="">
            <text:p/>
          </table:table-cell>
          <table:table-cell office:value-type="float" office:value="17669.1932522352">
            <text:p>17669.1932522352</text:p>
          </table:table-cell>
          <table:table-cell office:value-type="float" office:value="127.517835029011">
            <text:p>127.517835029011</text:p>
          </table:table-cell>
          <table:table-cell office:value-type="float" office:value="0.0244919963506677">
            <text:p>0.0244919963506677</text:p>
          </table:table-cell>
          <table:table-cell office:value-type="float" office:value="0.0756977530893437">
            <text:p>0.075697753089343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53940446544">
            <text:p>1338.53940446544</text:p>
          </table:table-cell>
          <table:table-cell office:value-type="float" office:value="42307.5821543534">
            <text:p>42307.5821543534</text:p>
          </table:table-cell>
          <table:table-cell office:value-type="float" office:value="1699.5">
            <text:p>1699.5</text:p>
          </table:table-cell>
          <table:table-cell office:value-type="float" office:value="23.180300589887">
            <text:p>23.180300589887</text:p>
          </table:table-cell>
          <table:table-cell office:value-type="string" office:value="">
            <text:p/>
          </table:table-cell>
          <table:table-cell office:value-type="float" office:value="17648.5312464419">
            <text:p>17648.5312464419</text:p>
          </table:table-cell>
          <table:table-cell office:value-type="float" office:value="147.99882154265">
            <text:p>147.99882154265</text:p>
          </table:table-cell>
          <table:table-cell office:value-type="float" office:value="0.0281910923115203">
            <text:p>0.0281910923115203</text:p>
          </table:table-cell>
          <table:table-cell office:value-type="float" office:value="0.0758442380147244">
            <text:p>0.075844238014724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54367403216">
            <text:p>1339.54367403216</text:p>
          </table:table-cell>
          <table:table-cell office:value-type="float" office:value="42323.2838587598">
            <text:p>42323.2838587598</text:p>
          </table:table-cell>
          <table:table-cell office:value-type="float" office:value="14703.5">
            <text:p>14703.5</text:p>
          </table:table-cell>
          <table:table-cell office:value-type="float" office:value="200.661192091899">
            <text:p>200.661192091899</text:p>
          </table:table-cell>
          <table:table-cell office:value-type="string" office:value="">
            <text:p/>
          </table:table-cell>
          <table:table-cell office:value-type="float" office:value="19668.5511589215">
            <text:p>19668.5511589215</text:p>
          </table:table-cell>
          <table:table-cell office:value-type="float" office:value="1150.37897451721">
            <text:p>1150.37897451721</text:p>
          </table:table-cell>
          <table:table-cell office:value-type="float" office:value="0.243899809239446">
            <text:p>0.243899809239446</text:p>
          </table:table-cell>
          <table:table-cell office:value-type="float" office:value="0.0681058641894197">
            <text:p>0.068105864189419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54632787622">
            <text:p>1340.54632787622</text:p>
          </table:table-cell>
          <table:table-cell office:value-type="float" office:value="42338.9544068515">
            <text:p>42338.9544068515</text:p>
          </table:table-cell>
          <table:table-cell office:value-type="float" office:value="6820.5">
            <text:p>6820.5</text:p>
          </table:table-cell>
          <table:table-cell office:value-type="float" office:value="93.1587498332586">
            <text:p>93.1587498332586</text:p>
          </table:table-cell>
          <table:table-cell office:value-type="string" office:value="">
            <text:p/>
          </table:table-cell>
          <table:table-cell office:value-type="float" office:value="18809.9477589371">
            <text:p>18809.9477589371</text:p>
          </table:table-cell>
          <table:table-cell office:value-type="float" office:value="559.810493531532">
            <text:p>559.810493531532</text:p>
          </table:table-cell>
          <table:table-cell office:value-type="float" office:value="0.113137596417019">
            <text:p>0.113137596417019</text:p>
          </table:table-cell>
          <table:table-cell office:value-type="float" office:value="0.071267945294494">
            <text:p>0.07126794529449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54801159061">
            <text:p>1341.54801159061</text:p>
          </table:table-cell>
          <table:table-cell office:value-type="float" office:value="42354.6039180477">
            <text:p>42354.6039180477</text:p>
          </table:table-cell>
          <table:table-cell office:value-type="float" office:value="1420.5">
            <text:p>1420.5</text:p>
          </table:table-cell>
          <table:table-cell office:value-type="float" office:value="19.4116298777502">
            <text:p>19.4116298777502</text:p>
          </table:table-cell>
          <table:table-cell office:value-type="string" office:value="">
            <text:p/>
          </table:table-cell>
          <table:table-cell office:value-type="float" office:value="19436.9182263332">
            <text:p>19436.9182263332</text:p>
          </table:table-cell>
          <table:table-cell office:value-type="float" office:value="120.098946019808">
            <text:p>120.098946019808</text:p>
          </table:table-cell>
          <table:table-cell office:value-type="float" office:value="0.0235630753918885">
            <text:p>0.0235630753918885</text:p>
          </table:table-cell>
          <table:table-cell office:value-type="float" office:value="0.0690206130400384">
            <text:p>0.069020613040038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2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337307492037">
            <text:p>768.337307492037</text:p>
          </table:table-cell>
          <table:table-cell office:value-type="float" office:value="32155.591566479">
            <text:p>32155.591566479</text:p>
          </table:table-cell>
          <table:table-cell office:value-type="float" office:value="170200.0">
            <text:p>170200.0</text:p>
          </table:table-cell>
          <table:table-cell office:value-type="float" office:value="1361.94228670524">
            <text:p>1361.94228670524</text:p>
          </table:table-cell>
          <table:table-cell office:value-type="string" office:value="">
            <text:p/>
          </table:table-cell>
          <table:table-cell office:value-type="float" office:value="8344.73788139543">
            <text:p>8344.73788139543</text:p>
          </table:table-cell>
          <table:table-cell office:value-type="float" office:value="16967.0289975913">
            <text:p>16967.0289975913</text:p>
          </table:table-cell>
          <table:table-cell office:value-type="float" office:value="0.959219098717284">
            <text:p>0.959219098717284</text:p>
          </table:table-cell>
          <table:table-cell office:value-type="float" office:value="0.0920744687745128">
            <text:p>0.092074468774512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343084982721">
            <text:p>769.343084982721</text:p>
          </table:table-cell>
          <table:table-cell office:value-type="float" office:value="32176.3691809682">
            <text:p>32176.3691809682</text:p>
          </table:table-cell>
          <table:table-cell office:value-type="float" office:value="56546.0">
            <text:p>56546.0</text:p>
          </table:table-cell>
          <table:table-cell office:value-type="float" office:value="452.81611722442">
            <text:p>452.81611722442</text:p>
          </table:table-cell>
          <table:table-cell office:value-type="string" office:value="">
            <text:p/>
          </table:table-cell>
          <table:table-cell office:value-type="float" office:value="8709.50978443231">
            <text:p>8709.50978443231</text:p>
          </table:table-cell>
          <table:table-cell office:value-type="float" office:value="5454.19519493796">
            <text:p>5454.19519493796</text:p>
          </table:table-cell>
          <table:table-cell office:value-type="float" office:value="0.318683919835884">
            <text:p>0.318683919835884</text:p>
          </table:table-cell>
          <table:table-cell office:value-type="float" office:value="0.0883336839873437">
            <text:p>0.088333683987343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343156263188">
            <text:p>770.343156263188</text:p>
          </table:table-cell>
          <table:table-cell office:value-type="float" office:value="32197.0153923054">
            <text:p>32197.0153923054</text:p>
          </table:table-cell>
          <table:table-cell office:value-type="float" office:value="15398.0">
            <text:p>15398.0</text:p>
          </table:table-cell>
          <table:table-cell office:value-type="float" office:value="123.36644445235">
            <text:p>123.36644445235</text:p>
          </table:table-cell>
          <table:table-cell office:value-type="string" office:value="">
            <text:p/>
          </table:table-cell>
          <table:table-cell office:value-type="float" office:value="8721.28905080194">
            <text:p>8721.28905080194</text:p>
          </table:table-cell>
          <table:table-cell office:value-type="float" office:value="1518.96508485923">
            <text:p>1518.96508485923</text:p>
          </table:table-cell>
          <table:table-cell office:value-type="float" office:value="0.0867805856759621">
            <text:p>0.0867805856759621</text:p>
          </table:table-cell>
          <table:table-cell office:value-type="float" office:value="0.0883290476643879">
            <text:p>0.088329047664387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347787279282">
            <text:p>771.347787279282</text:p>
          </table:table-cell>
          <table:table-cell office:value-type="float" office:value="32217.7421881146">
            <text:p>32217.7421881146</text:p>
          </table:table-cell>
          <table:table-cell office:value-type="float" office:value="2990.0">
            <text:p>2990.0</text:p>
          </table:table-cell>
          <table:table-cell office:value-type="float" office:value="23.9602379967704">
            <text:p>23.9602379967704</text:p>
          </table:table-cell>
          <table:table-cell office:value-type="string" office:value="">
            <text:p/>
          </table:table-cell>
          <table:table-cell office:value-type="float" office:value="8296.52173743651">
            <text:p>8296.52173743651</text:p>
          </table:table-cell>
          <table:table-cell office:value-type="float" office:value="322.695195604263">
            <text:p>322.695195604263</text:p>
          </table:table-cell>
          <table:table-cell office:value-type="float" office:value="0.0168511463288172">
            <text:p>0.0168511463288172</text:p>
          </table:table-cell>
          <table:table-cell office:value-type="float" office:value="0.0929724300966655">
            <text:p>0.092972430096665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2.351499880795">
            <text:p>772.351499880795</text:p>
          </table:table-cell>
          <table:table-cell office:value-type="float" office:value="32238.4365000912">
            <text:p>32238.4365000912</text:p>
          </table:table-cell>
          <table:table-cell office:value-type="float" office:value="776.0">
            <text:p>776.0</text:p>
          </table:table-cell>
          <table:table-cell office:value-type="float" office:value="6.22164225254573">
            <text:p>6.22164225254573</text:p>
          </table:table-cell>
          <table:table-cell office:value-type="string" office:value="">
            <text:p/>
          </table:table-cell>
          <table:table-cell office:value-type="float" office:value="6479.57198948368">
            <text:p>6479.57198948368</text:p>
          </table:table-cell>
          <table:table-cell office:value-type="float" office:value="86.100720250949">
            <text:p>86.100720250949</text:p>
          </table:table-cell>
          <table:table-cell office:value-type="float" office:value="0.00437340787664285">
            <text:p>0.00437340787664285</text:p>
          </table:table-cell>
          <table:table-cell office:value-type="float" office:value="0.119197919420344">
            <text:p>0.11919791942034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3.325470337259">
            <text:p>773.325470337259</text:p>
          </table:table-cell>
          <table:table-cell office:value-type="float" office:value="32258.5046863123">
            <text:p>32258.5046863123</text:p>
          </table:table-cell>
          <table:table-cell office:value-type="float" office:value="520.0">
            <text:p>520.0</text:p>
          </table:table-cell>
          <table:table-cell office:value-type="float" office:value="4.1702592733469">
            <text:p>4.1702592733469</text:p>
          </table:table-cell>
          <table:table-cell office:value-type="string" office:value="">
            <text:p/>
          </table:table-cell>
          <table:table-cell office:value-type="float" office:value="7240.43309027294">
            <text:p>7240.43309027294</text:p>
          </table:table-cell>
          <table:table-cell office:value-type="float" office:value="41.5938522605792">
            <text:p>41.5938522605792</text:p>
          </table:table-cell>
          <table:table-cell office:value-type="float" office:value="0.00293063414414211">
            <text:p>0.00293063414414211</text:p>
          </table:table-cell>
          <table:table-cell office:value-type="float" office:value="0.106806521197768">
            <text:p>0.10680652119776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7.362817641404">
            <text:p>767.362817641404</text:p>
          </table:table-cell>
          <table:table-cell office:value-type="float" office:value="32135.4472661381">
            <text:p>32135.4472661381</text:p>
          </table:table-cell>
          <table:table-cell office:value-type="float" office:value="611.0">
            <text:p>611.0</text:p>
          </table:table-cell>
          <table:table-cell office:value-type="float" office:value="4.88616050099425">
            <text:p>4.88616050099425</text:p>
          </table:table-cell>
          <table:table-cell office:value-type="string" office:value="">
            <text:p/>
          </table:table-cell>
          <table:table-cell office:value-type="float" office:value="6402.37592230603">
            <text:p>6402.37592230603</text:p>
          </table:table-cell>
          <table:table-cell office:value-type="float" office:value="76.678696187923">
            <text:p>76.678696187923</text:p>
          </table:table-cell>
          <table:table-cell office:value-type="float" office:value="0.00344349511936698">
            <text:p>0.00344349511936698</text:p>
          </table:table-cell>
          <table:table-cell office:value-type="float" office:value="0.11985594519183">
            <text:p>0.1198559451918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6.324097640045">
            <text:p>766.324097640045</text:p>
          </table:table-cell>
          <table:table-cell office:value-type="float" office:value="32113.9610712692">
            <text:p>32113.9610712692</text:p>
          </table:table-cell>
          <table:table-cell office:value-type="float" office:value="585.0">
            <text:p>585.0</text:p>
          </table:table-cell>
          <table:table-cell office:value-type="float" office:value="4.67924130846999">
            <text:p>4.67924130846999</text:p>
          </table:table-cell>
          <table:table-cell office:value-type="string" office:value="">
            <text:p/>
          </table:table-cell>
          <table:table-cell office:value-type="float" office:value="7835.64672244825">
            <text:p>7835.64672244825</text:p>
          </table:table-cell>
          <table:table-cell office:value-type="float" office:value="69.5676140444186">
            <text:p>69.5676140444186</text:p>
          </table:table-cell>
          <table:table-cell office:value-type="float" office:value="0.00329696341215988">
            <text:p>0.00329696341215988</text:p>
          </table:table-cell>
          <table:table-cell office:value-type="float" office:value="0.0977997253812646">
            <text:p>0.097799725381264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2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68054865472">
            <text:p>1325.68054865472</text:p>
          </table:table-cell>
          <table:table-cell office:value-type="float" office:value="42106.0094690003">
            <text:p>42106.0094690003</text:p>
          </table:table-cell>
          <table:table-cell office:value-type="float" office:value="21081.0">
            <text:p>21081.0</text:p>
          </table:table-cell>
          <table:table-cell office:value-type="float" office:value="245.964261702263">
            <text:p>245.964261702263</text:p>
          </table:table-cell>
          <table:table-cell office:value-type="string" office:value="">
            <text:p/>
          </table:table-cell>
          <table:table-cell office:value-type="float" office:value="13412.2719229826">
            <text:p>13412.2719229826</text:p>
          </table:table-cell>
          <table:table-cell office:value-type="float" office:value="2269.85294636483">
            <text:p>2269.85294636483</text:p>
          </table:table-cell>
          <table:table-cell office:value-type="float" office:value="0.1188090353705">
            <text:p>0.1188090353705</text:p>
          </table:table-cell>
          <table:table-cell office:value-type="float" office:value="0.0988408642672312">
            <text:p>0.098840864267231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68397370672">
            <text:p>1326.68397370672</text:p>
          </table:table-cell>
          <table:table-cell office:value-type="float" office:value="42121.7741587873">
            <text:p>42121.7741587873</text:p>
          </table:table-cell>
          <table:table-cell office:value-type="float" office:value="12729.0">
            <text:p>12729.0</text:p>
          </table:table-cell>
          <table:table-cell office:value-type="float" office:value="148.600774527591">
            <text:p>148.600774527591</text:p>
          </table:table-cell>
          <table:table-cell office:value-type="string" office:value="">
            <text:p/>
          </table:table-cell>
          <table:table-cell office:value-type="float" office:value="13311.3588623033">
            <text:p>13311.3588623033</text:p>
          </table:table-cell>
          <table:table-cell office:value-type="float" office:value="1422.61940568661">
            <text:p>1422.61940568661</text:p>
          </table:table-cell>
          <table:table-cell office:value-type="float" office:value="0.0717385423476634">
            <text:p>0.0717385423476634</text:p>
          </table:table-cell>
          <table:table-cell office:value-type="float" office:value="0.0996655553674373">
            <text:p>0.099665555367437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68531835646">
            <text:p>1327.68531835646</text:p>
          </table:table-cell>
          <table:table-cell office:value-type="float" office:value="42137.5001971968">
            <text:p>42137.5001971968</text:p>
          </table:table-cell>
          <table:table-cell office:value-type="float" office:value="3320.0">
            <text:p>3320.0</text:p>
          </table:table-cell>
          <table:table-cell office:value-type="float" office:value="38.7874444636049">
            <text:p>38.7874444636049</text:p>
          </table:table-cell>
          <table:table-cell office:value-type="string" office:value="">
            <text:p/>
          </table:table-cell>
          <table:table-cell office:value-type="float" office:value="13506.0955704443">
            <text:p>13506.0955704443</text:p>
          </table:table-cell>
          <table:table-cell office:value-type="float" office:value="380.156571123751">
            <text:p>380.156571123751</text:p>
          </table:table-cell>
          <table:table-cell office:value-type="float" office:value="0.0187109718433689">
            <text:p>0.0187109718433689</text:p>
          </table:table-cell>
          <table:table-cell office:value-type="float" office:value="0.0983026746280302">
            <text:p>0.098302674628030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8.68416401758">
            <text:p>1328.68416401758</text:p>
          </table:table-cell>
          <table:table-cell office:value-type="float" office:value="42153.1810579717">
            <text:p>42153.1810579717</text:p>
          </table:table-cell>
          <table:table-cell office:value-type="float" office:value="610.0">
            <text:p>610.0</text:p>
          </table:table-cell>
          <table:table-cell office:value-type="float" office:value="7.12982531697355">
            <text:p>7.12982531697355</text:p>
          </table:table-cell>
          <table:table-cell office:value-type="string" office:value="">
            <text:p/>
          </table:table-cell>
          <table:table-cell office:value-type="float" office:value="10785.6203710372">
            <text:p>10785.6203710372</text:p>
          </table:table-cell>
          <table:table-cell office:value-type="float" office:value="77.8624999458555">
            <text:p>77.8624999458555</text:p>
          </table:table-cell>
          <table:table-cell office:value-type="float" office:value="0.0034378592844744">
            <text:p>0.0034378592844744</text:p>
          </table:table-cell>
          <table:table-cell office:value-type="float" office:value="0.123190332897821">
            <text:p>0.12319033289782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2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61342292206">
            <text:p>1336.61342292206</text:p>
          </table:table-cell>
          <table:table-cell office:value-type="float" office:value="42277.4529729042">
            <text:p>42277.4529729042</text:p>
          </table:table-cell>
          <table:table-cell office:value-type="float" office:value="27985.0">
            <text:p>27985.0</text:p>
          </table:table-cell>
          <table:table-cell office:value-type="float" office:value="328.819586597436">
            <text:p>328.819586597436</text:p>
          </table:table-cell>
          <table:table-cell office:value-type="string" office:value="">
            <text:p/>
          </table:table-cell>
          <table:table-cell office:value-type="float" office:value="12984.124280932">
            <text:p>12984.124280932</text:p>
          </table:table-cell>
          <table:table-cell office:value-type="float" office:value="3199.77838416236">
            <text:p>3199.77838416236</text:p>
          </table:table-cell>
          <table:table-cell office:value-type="float" office:value="0.157718839468879">
            <text:p>0.157718839468879</text:p>
          </table:table-cell>
          <table:table-cell office:value-type="float" office:value="0.102942131021109">
            <text:p>0.10294213102110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180969751">
            <text:p>1337.6180969751</text:p>
          </table:table-cell>
          <table:table-cell office:value-type="float" office:value="42293.1723553633">
            <text:p>42293.1723553633</text:p>
          </table:table-cell>
          <table:table-cell office:value-type="float" office:value="17659.0">
            <text:p>17659.0</text:p>
          </table:table-cell>
          <table:table-cell office:value-type="float" office:value="207.576836781857">
            <text:p>207.576836781857</text:p>
          </table:table-cell>
          <table:table-cell office:value-type="string" office:value="">
            <text:p/>
          </table:table-cell>
          <table:table-cell office:value-type="float" office:value="13044.5984275806">
            <text:p>13044.5984275806</text:p>
          </table:table-cell>
          <table:table-cell office:value-type="float" office:value="1973.06407287074">
            <text:p>1973.06407287074</text:p>
          </table:table-cell>
          <table:table-cell office:value-type="float" office:value="0.0995232083680877">
            <text:p>0.0995232083680877</text:p>
          </table:table-cell>
          <table:table-cell office:value-type="float" office:value="0.102541914525091">
            <text:p>0.1025419145250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3163887467">
            <text:p>1338.63163887467</text:p>
          </table:table-cell>
          <table:table-cell office:value-type="float" office:value="42309.0244813208">
            <text:p>42309.0244813208</text:p>
          </table:table-cell>
          <table:table-cell office:value-type="float" office:value="8603.0">
            <text:p>8603.0</text:p>
          </table:table-cell>
          <table:table-cell office:value-type="float" office:value="101.186561286131">
            <text:p>101.186561286131</text:p>
          </table:table-cell>
          <table:table-cell office:value-type="string" office:value="">
            <text:p/>
          </table:table-cell>
          <table:table-cell office:value-type="float" office:value="12430.8768413247">
            <text:p>12430.8768413247</text:p>
          </table:table-cell>
          <table:table-cell office:value-type="float" office:value="1028.11774747952">
            <text:p>1028.11774747952</text:p>
          </table:table-cell>
          <table:table-cell office:value-type="float" office:value="0.0484850875808742">
            <text:p>0.0484850875808742</text:p>
          </table:table-cell>
          <table:table-cell office:value-type="float" office:value="0.107686018931872">
            <text:p>0.10768601893187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64293138229">
            <text:p>1339.64293138229</text:p>
          </table:table-cell>
          <table:table-cell office:value-type="float" office:value="42324.835421492">
            <text:p>42324.835421492</text:p>
          </table:table-cell>
          <table:table-cell office:value-type="float" office:value="28150.0">
            <text:p>28150.0</text:p>
          </table:table-cell>
          <table:table-cell office:value-type="float" office:value="331.281270367168">
            <text:p>331.281270367168</text:p>
          </table:table-cell>
          <table:table-cell office:value-type="string" office:value="">
            <text:p/>
          </table:table-cell>
          <table:table-cell office:value-type="float" office:value="12763.2921537911">
            <text:p>12763.2921537911</text:p>
          </table:table-cell>
          <table:table-cell office:value-type="float" office:value="3232.54665203007">
            <text:p>3232.54665203007</text:p>
          </table:table-cell>
          <table:table-cell office:value-type="float" office:value="0.158648752226155">
            <text:p>0.158648752226155</text:p>
          </table:table-cell>
          <table:table-cell office:value-type="float" office:value="0.104960610102808">
            <text:p>0.10496061010280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481453786">
            <text:p>1340.6481453786</text:p>
          </table:table-cell>
          <table:table-cell office:value-type="float" office:value="42340.5453906642">
            <text:p>42340.5453906642</text:p>
          </table:table-cell>
          <table:table-cell office:value-type="float" office:value="13387.0">
            <text:p>13387.0</text:p>
          </table:table-cell>
          <table:table-cell office:value-type="float" office:value="157.616333862296">
            <text:p>157.616333862296</text:p>
          </table:table-cell>
          <table:table-cell office:value-type="string" office:value="">
            <text:p/>
          </table:table-cell>
          <table:table-cell office:value-type="float" office:value="13177.2517688093">
            <text:p>13177.2517688093</text:p>
          </table:table-cell>
          <table:table-cell office:value-type="float" office:value="1549.9045193313">
            <text:p>1549.9045193313</text:p>
          </table:table-cell>
          <table:table-cell office:value-type="float" office:value="0.0754469217069817">
            <text:p>0.0754469217069817</text:p>
          </table:table-cell>
          <table:table-cell office:value-type="float" office:value="0.101739586440317">
            <text:p>0.10173958644031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4918060699">
            <text:p>1341.64918060699</text:p>
          </table:table-cell>
          <table:table-cell office:value-type="float" office:value="42356.1841762333">
            <text:p>42356.1841762333</text:p>
          </table:table-cell>
          <table:table-cell office:value-type="float" office:value="3100.0">
            <text:p>3100.0</text:p>
          </table:table-cell>
          <table:table-cell office:value-type="float" office:value="36.5176144324163">
            <text:p>36.5176144324163</text:p>
          </table:table-cell>
          <table:table-cell office:value-type="string" office:value="">
            <text:p/>
          </table:table-cell>
          <table:table-cell office:value-type="float" office:value="13328.0760032647">
            <text:p>13328.0760032647</text:p>
          </table:table-cell>
          <table:table-cell office:value-type="float" office:value="350.894640492032">
            <text:p>350.894640492032</text:p>
          </table:table-cell>
          <table:table-cell office:value-type="float" office:value="0.0174710881670011">
            <text:p>0.0174710881670011</text:p>
          </table:table-cell>
          <table:table-cell office:value-type="float" office:value="0.100663380091646">
            <text:p>0.10066338009164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5487062051">
            <text:p>1342.65487062051</text:p>
          </table:table-cell>
          <table:table-cell office:value-type="float" office:value="42371.8897838206">
            <text:p>42371.8897838206</text:p>
          </table:table-cell>
          <table:table-cell office:value-type="float" office:value="585.0">
            <text:p>585.0</text:p>
          </table:table-cell>
          <table:table-cell office:value-type="float" office:value="6.89847739908739">
            <text:p>6.89847739908739</text:p>
          </table:table-cell>
          <table:table-cell office:value-type="string" office:value="">
            <text:p/>
          </table:table-cell>
          <table:table-cell office:value-type="float" office:value="11356.5553804838">
            <text:p>11356.5553804838</text:p>
          </table:table-cell>
          <table:table-cell office:value-type="float" office:value="73.7301072464135">
            <text:p>73.7301072464135</text:p>
          </table:table-cell>
          <table:table-cell office:value-type="float" office:value="0.00329696341215988">
            <text:p>0.00329696341215988</text:p>
          </table:table-cell>
          <table:table-cell office:value-type="float" office:value="0.118227299179807">
            <text:p>0.11822729917980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3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337681594783">
            <text:p>768.337681594783</text:p>
          </table:table-cell>
          <table:table-cell office:value-type="float" office:value="32155.5992973302">
            <text:p>32155.5992973302</text:p>
          </table:table-cell>
          <table:table-cell office:value-type="float" office:value="102500.0">
            <text:p>102500.0</text:p>
          </table:table-cell>
          <table:table-cell office:value-type="float" office:value="865.035101533043">
            <text:p>865.035101533043</text:p>
          </table:table-cell>
          <table:table-cell office:value-type="string" office:value="">
            <text:p/>
          </table:table-cell>
          <table:table-cell office:value-type="float" office:value="8662.58544923591">
            <text:p>8662.58544923591</text:p>
          </table:table-cell>
          <table:table-cell office:value-type="float" office:value="10176.5274161424">
            <text:p>10176.5274161424</text:p>
          </table:table-cell>
          <table:table-cell office:value-type="float" office:value="0.937562885315479">
            <text:p>0.937562885315479</text:p>
          </table:table-cell>
          <table:table-cell office:value-type="float" office:value="0.0886961157378891">
            <text:p>0.08869611573788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342349439988">
            <text:p>769.342349439988</text:p>
          </table:table-cell>
          <table:table-cell office:value-type="float" office:value="32176.3539909207">
            <text:p>32176.3539909207</text:p>
          </table:table-cell>
          <table:table-cell office:value-type="float" office:value="32501.0">
            <text:p>32501.0</text:p>
          </table:table-cell>
          <table:table-cell office:value-type="float" office:value="274.509567594067">
            <text:p>274.509567594067</text:p>
          </table:table-cell>
          <table:table-cell office:value-type="string" office:value="">
            <text:p/>
          </table:table-cell>
          <table:table-cell office:value-type="float" office:value="8842.0014935339">
            <text:p>8842.0014935339</text:p>
          </table:table-cell>
          <table:table-cell office:value-type="float" office:value="3112.32995961926">
            <text:p>3112.32995961926</text:p>
          </table:table-cell>
          <table:table-cell office:value-type="float" office:value="0.297285183762325">
            <text:p>0.297285183762325</text:p>
          </table:table-cell>
          <table:table-cell office:value-type="float" office:value="0.0870099773227366">
            <text:p>0.087009977322736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342602656536">
            <text:p>770.342602656536</text:p>
          </table:table-cell>
          <table:table-cell office:value-type="float" office:value="32197.0039669654">
            <text:p>32197.0039669654</text:p>
          </table:table-cell>
          <table:table-cell office:value-type="float" office:value="9265.0">
            <text:p>9265.0</text:p>
          </table:table-cell>
          <table:table-cell office:value-type="float" office:value="78.2673947293521">
            <text:p>78.2673947293521</text:p>
          </table:table-cell>
          <table:table-cell office:value-type="string" office:value="">
            <text:p/>
          </table:table-cell>
          <table:table-cell office:value-type="float" office:value="8774.73756092491">
            <text:p>8774.73756092491</text:p>
          </table:table-cell>
          <table:table-cell office:value-type="float" office:value="885.135437139405">
            <text:p>885.135437139405</text:p>
          </table:table-cell>
          <table:table-cell office:value-type="float" office:value="0.0847465378775406">
            <text:p>0.0847465378775406</text:p>
          </table:table-cell>
          <table:table-cell office:value-type="float" office:value="0.0877909564027277">
            <text:p>0.087790956402727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346470175881">
            <text:p>771.346470175881</text:p>
          </table:table-cell>
          <table:table-cell office:value-type="float" office:value="32217.7150235015">
            <text:p>32217.7150235015</text:p>
          </table:table-cell>
          <table:table-cell office:value-type="float" office:value="1944.0">
            <text:p>1944.0</text:p>
          </table:table-cell>
          <table:table-cell office:value-type="float" office:value="16.4264180682211">
            <text:p>16.4264180682211</text:p>
          </table:table-cell>
          <table:table-cell office:value-type="string" office:value="">
            <text:p/>
          </table:table-cell>
          <table:table-cell office:value-type="float" office:value="8580.99871952349">
            <text:p>8580.99871952349</text:p>
          </table:table-cell>
          <table:table-cell office:value-type="float" office:value="205.49540627509">
            <text:p>205.49540627509</text:p>
          </table:table-cell>
          <table:table-cell office:value-type="float" office:value="0.0177816804785687">
            <text:p>0.0177816804785687</text:p>
          </table:table-cell>
          <table:table-cell office:value-type="float" office:value="0.0898900577179802">
            <text:p>0.089890057717980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2.331532958399">
            <text:p>772.331532958399</text:p>
          </table:table-cell>
          <table:table-cell office:value-type="float" office:value="32238.0249584743">
            <text:p>32238.0249584743</text:p>
          </table:table-cell>
          <table:table-cell office:value-type="float" office:value="658.0">
            <text:p>658.0</text:p>
          </table:table-cell>
          <table:table-cell office:value-type="float" office:value="5.56417988999816">
            <text:p>5.56417988999816</text:p>
          </table:table-cell>
          <table:table-cell office:value-type="string" office:value="">
            <text:p/>
          </table:table-cell>
          <table:table-cell office:value-type="float" office:value="6564.03160934636">
            <text:p>6564.03160934636</text:p>
          </table:table-cell>
          <table:table-cell office:value-type="float" office:value="58.9909707626961">
            <text:p>58.9909707626961</text:p>
          </table:table-cell>
          <table:table-cell office:value-type="float" office:value="0.00601869637597644">
            <text:p>0.00601869637597644</text:p>
          </table:table-cell>
          <table:table-cell office:value-type="float" office:value="0.117661153833978">
            <text:p>0.11766115383397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3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68354603925">
            <text:p>1325.68354603925</text:p>
          </table:table-cell>
          <table:table-cell office:value-type="float" office:value="42106.0565694657">
            <text:p>42106.0565694657</text:p>
          </table:table-cell>
          <table:table-cell office:value-type="float" office:value="15151.0">
            <text:p>15151.0</text:p>
          </table:table-cell>
          <table:table-cell office:value-type="float" office:value="185.439477444092">
            <text:p>185.439477444092</text:p>
          </table:table-cell>
          <table:table-cell office:value-type="string" office:value="">
            <text:p/>
          </table:table-cell>
          <table:table-cell office:value-type="float" office:value="11750.3950117852">
            <text:p>11750.3950117852</text:p>
          </table:table-cell>
          <table:table-cell office:value-type="float" office:value="1879.46624804653">
            <text:p>1879.46624804653</text:p>
          </table:table-cell>
          <table:table-cell office:value-type="float" office:value="0.138585514882096">
            <text:p>0.138585514882096</text:p>
          </table:table-cell>
          <table:table-cell office:value-type="float" office:value="0.112820338780921">
            <text:p>0.11282033878092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68744867574">
            <text:p>1326.68744867574</text:p>
          </table:table-cell>
          <table:table-cell office:value-type="float" office:value="42121.8287432026">
            <text:p>42121.8287432026</text:p>
          </table:table-cell>
          <table:table-cell office:value-type="float" office:value="9060.0">
            <text:p>9060.0</text:p>
          </table:table-cell>
          <table:table-cell office:value-type="float" office:value="110.939847893538">
            <text:p>110.939847893538</text:p>
          </table:table-cell>
          <table:table-cell office:value-type="string" office:value="">
            <text:p/>
          </table:table-cell>
          <table:table-cell office:value-type="float" office:value="11521.9617064355">
            <text:p>11521.9617064355</text:p>
          </table:table-cell>
          <table:table-cell office:value-type="float" office:value="1168.04279785908">
            <text:p>1168.04279785908</text:p>
          </table:table-cell>
          <table:table-cell office:value-type="float" office:value="0.0828714121069096">
            <text:p>0.0828714121069096</text:p>
          </table:table-cell>
          <table:table-cell office:value-type="float" office:value="0.115144233462843">
            <text:p>0.11514423346284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69040580727">
            <text:p>1327.69040580727</text:p>
          </table:table-cell>
          <table:table-cell office:value-type="float" office:value="42137.5800800025">
            <text:p>42137.5800800025</text:p>
          </table:table-cell>
          <table:table-cell office:value-type="float" office:value="2388.0">
            <text:p>2388.0</text:p>
          </table:table-cell>
          <table:table-cell office:value-type="float" office:value="29.2529924434586">
            <text:p>29.2529924434586</text:p>
          </table:table-cell>
          <table:table-cell office:value-type="string" office:value="">
            <text:p/>
          </table:table-cell>
          <table:table-cell office:value-type="float" office:value="10720.1320568024">
            <text:p>10720.1320568024</text:p>
          </table:table-cell>
          <table:table-cell office:value-type="float" office:value="316.689615550185">
            <text:p>316.689615550185</text:p>
          </table:table-cell>
          <table:table-cell office:value-type="float" office:value="0.021842928489106">
            <text:p>0.021842928489106</text:p>
          </table:table-cell>
          <table:table-cell office:value-type="float" office:value="0.123850191282372">
            <text:p>0.12385019128237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8.69428346992">
            <text:p>1328.69428346992</text:p>
          </table:table-cell>
          <table:table-cell office:value-type="float" office:value="42153.3398927906">
            <text:p>42153.3398927906</text:p>
          </table:table-cell>
          <table:table-cell office:value-type="float" office:value="497.0">
            <text:p>497.0</text:p>
          </table:table-cell>
          <table:table-cell office:value-type="float" office:value="6.09070850108504">
            <text:p>6.09070850108504</text:p>
          </table:table-cell>
          <table:table-cell office:value-type="string" office:value="">
            <text:p/>
          </table:table-cell>
          <table:table-cell office:value-type="float" office:value="10704.5340321357">
            <text:p>10704.5340321357</text:p>
          </table:table-cell>
          <table:table-cell office:value-type="float" office:value="63.6732698677932">
            <text:p>63.6732698677932</text:p>
          </table:table-cell>
          <table:table-cell office:value-type="float" office:value="0.00454603662440773">
            <text:p>0.00454603662440773</text:p>
          </table:table-cell>
          <table:table-cell office:value-type="float" office:value="0.12412443918447">
            <text:p>0.1241244391844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3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61292472207">
            <text:p>1336.61292472207</text:p>
          </table:table-cell>
          <table:table-cell office:value-type="float" office:value="42277.4451764709">
            <text:p>42277.4451764709</text:p>
          </table:table-cell>
          <table:table-cell office:value-type="float" office:value="8113.0">
            <text:p>8113.0</text:p>
          </table:table-cell>
          <table:table-cell office:value-type="float" office:value="99.9492376675007">
            <text:p>99.9492376675007</text:p>
          </table:table-cell>
          <table:table-cell office:value-type="string" office:value="">
            <text:p/>
          </table:table-cell>
          <table:table-cell office:value-type="float" office:value="11853.9113549287">
            <text:p>11853.9113549287</text:p>
          </table:table-cell>
          <table:table-cell office:value-type="float" office:value="1011.99314319875">
            <text:p>1011.99314319875</text:p>
          </table:table-cell>
          <table:table-cell office:value-type="float" office:value="0.0742092457420925">
            <text:p>0.0742092457420925</text:p>
          </table:table-cell>
          <table:table-cell office:value-type="float" office:value="0.112757121653885">
            <text:p>0.11275712165388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1875755239">
            <text:p>1337.61875755239</text:p>
          </table:table-cell>
          <table:table-cell office:value-type="float" office:value="42293.1826889711">
            <text:p>42293.1826889711</text:p>
          </table:table-cell>
          <table:table-cell office:value-type="float" office:value="5358.0">
            <text:p>5358.0</text:p>
          </table:table-cell>
          <table:table-cell office:value-type="float" office:value="66.0605188972752">
            <text:p>66.0605188972752</text:p>
          </table:table-cell>
          <table:table-cell office:value-type="string" office:value="">
            <text:p/>
          </table:table-cell>
          <table:table-cell office:value-type="float" office:value="11619.613604501">
            <text:p>11619.613604501</text:p>
          </table:table-cell>
          <table:table-cell office:value-type="float" office:value="660.66336504163">
            <text:p>660.66336504163</text:p>
          </table:table-cell>
          <table:table-cell office:value-type="float" office:value="0.0490093847758081">
            <text:p>0.0490093847758081</text:p>
          </table:table-cell>
          <table:table-cell office:value-type="float" office:value="0.115117318275907">
            <text:p>0.11511731827590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354937415">
            <text:p>1338.6354937415</text:p>
          </table:table-cell>
          <table:table-cell office:value-type="float" office:value="42309.0847611909">
            <text:p>42309.0847611909</text:p>
          </table:table-cell>
          <table:table-cell office:value-type="float" office:value="4193.0">
            <text:p>4193.0</text:p>
          </table:table-cell>
          <table:table-cell office:value-type="float" office:value="51.7235841974876">
            <text:p>51.7235841974876</text:p>
          </table:table-cell>
          <table:table-cell office:value-type="string" office:value="">
            <text:p/>
          </table:table-cell>
          <table:table-cell office:value-type="float" office:value="11064.1807265715">
            <text:p>11064.1807265715</text:p>
          </table:table-cell>
          <table:table-cell office:value-type="float" office:value="563.679319721227">
            <text:p>563.679319721227</text:p>
          </table:table-cell>
          <table:table-cell office:value-type="float" office:value="0.0383531822256371">
            <text:p>0.0383531822256371</text:p>
          </table:table-cell>
          <table:table-cell office:value-type="float" office:value="0.120988216554224">
            <text:p>0.12098821655422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64685177348">
            <text:p>1339.64685177348</text:p>
          </table:table-cell>
          <table:table-cell office:value-type="float" office:value="42324.8967027497">
            <text:p>42324.8967027497</text:p>
          </table:table-cell>
          <table:table-cell office:value-type="float" office:value="20801.0">
            <text:p>20801.0</text:p>
          </table:table-cell>
          <table:table-cell office:value-type="float" office:value="256.718527332779">
            <text:p>256.718527332779</text:p>
          </table:table-cell>
          <table:table-cell office:value-type="string" office:value="">
            <text:p/>
          </table:table-cell>
          <table:table-cell office:value-type="float" office:value="11251.9164640883">
            <text:p>11251.9164640883</text:p>
          </table:table-cell>
          <table:table-cell office:value-type="float" office:value="2688.75227144612">
            <text:p>2688.75227144612</text:p>
          </table:table-cell>
          <table:table-cell office:value-type="float" office:value="0.190265810511681">
            <text:p>0.190265810511681</text:p>
          </table:table-cell>
          <table:table-cell office:value-type="float" office:value="0.119059438100976">
            <text:p>0.11905943810097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4957034786">
            <text:p>1340.64957034786</text:p>
          </table:table-cell>
          <table:table-cell office:value-type="float" office:value="42340.5676565729">
            <text:p>42340.5676565729</text:p>
          </table:table-cell>
          <table:table-cell office:value-type="float" office:value="10208.0">
            <text:p>10208.0</text:p>
          </table:table-cell>
          <table:table-cell office:value-type="float" office:value="126.050137522801">
            <text:p>126.050137522801</text:p>
          </table:table-cell>
          <table:table-cell office:value-type="string" office:value="">
            <text:p/>
          </table:table-cell>
          <table:table-cell office:value-type="float" office:value="11593.6868820645">
            <text:p>11593.6868820645</text:p>
          </table:table-cell>
          <table:table-cell office:value-type="float" office:value="1304.91002499481">
            <text:p>1304.91002499481</text:p>
          </table:table-cell>
          <table:table-cell office:value-type="float" office:value="0.093372116422443">
            <text:p>0.093372116422443</text:p>
          </table:table-cell>
          <table:table-cell office:value-type="float" office:value="0.115636171994765">
            <text:p>0.11563617199476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51560601">
            <text:p>1341.651560601</text:p>
          </table:table-cell>
          <table:table-cell office:value-type="float" office:value="42356.2213509761">
            <text:p>42356.2213509761</text:p>
          </table:table-cell>
          <table:table-cell office:value-type="float" office:value="2334.0">
            <text:p>2334.0</text:p>
          </table:table-cell>
          <table:table-cell office:value-type="float" office:value="28.8386971892125">
            <text:p>28.8386971892125</text:p>
          </table:table-cell>
          <table:table-cell office:value-type="string" office:value="">
            <text:p/>
          </table:table-cell>
          <table:table-cell office:value-type="float" office:value="11326.5356713393">
            <text:p>11326.5356713393</text:p>
          </table:table-cell>
          <table:table-cell office:value-type="float" office:value="312.935939735598">
            <text:p>312.935939735598</text:p>
          </table:table-cell>
          <table:table-cell office:value-type="float" office:value="0.0213489929202568">
            <text:p>0.0213489929202568</text:p>
          </table:table-cell>
          <table:table-cell office:value-type="float" office:value="0.118452066857117">
            <text:p>0.11845206685711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4340802899">
            <text:p>1342.64340802899</text:p>
          </table:table-cell>
          <table:table-cell office:value-type="float" office:value="42371.7108086971">
            <text:p>42371.7108086971</text:p>
          </table:table-cell>
          <table:table-cell office:value-type="float" office:value="508.0">
            <text:p>508.0</text:p>
          </table:table-cell>
          <table:table-cell office:value-type="float" office:value="6.00030856011976">
            <text:p>6.00030856011976</text:p>
          </table:table-cell>
          <table:table-cell office:value-type="string" office:value="">
            <text:p/>
          </table:table-cell>
          <table:table-cell office:value-type="float" office:value="10008.2768216157">
            <text:p>10008.2768216157</text:p>
          </table:table-cell>
          <table:table-cell office:value-type="float" office:value="74.0596380862194">
            <text:p>74.0596380862194</text:p>
          </table:table-cell>
          <table:table-cell office:value-type="float" office:value="0.0046466531291733">
            <text:p>0.0046466531291733</text:p>
          </table:table-cell>
          <table:table-cell office:value-type="float" office:value="0.134153304505844">
            <text:p>0.13415330450584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4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353898040999">
            <text:p>768.353898040999</text:p>
          </table:table-cell>
          <table:table-cell office:value-type="float" office:value="32155.9344091533">
            <text:p>32155.9344091533</text:p>
          </table:table-cell>
          <table:table-cell office:value-type="float" office:value="87855.0">
            <text:p>87855.0</text:p>
          </table:table-cell>
          <table:table-cell office:value-type="float" office:value="798.634626382395">
            <text:p>798.634626382395</text:p>
          </table:table-cell>
          <table:table-cell office:value-type="string" office:value="">
            <text:p/>
          </table:table-cell>
          <table:table-cell office:value-type="float" office:value="8136.62693556486">
            <text:p>8136.62693556486</text:p>
          </table:table-cell>
          <table:table-cell office:value-type="float" office:value="9085.51721506793">
            <text:p>9085.51721506793</text:p>
          </table:table-cell>
          <table:table-cell office:value-type="float" office:value="0.950729374080166">
            <text:p>0.950729374080166</text:p>
          </table:table-cell>
          <table:table-cell office:value-type="float" office:value="0.0944315014226049">
            <text:p>0.094431501422604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358990657746">
            <text:p>769.358990657746</text:p>
          </table:table-cell>
          <table:table-cell office:value-type="float" office:value="32176.6976549451">
            <text:p>32176.6976549451</text:p>
          </table:table-cell>
          <table:table-cell office:value-type="float" office:value="27686.0">
            <text:p>27686.0</text:p>
          </table:table-cell>
          <table:table-cell office:value-type="float" office:value="251.834713466157">
            <text:p>251.834713466157</text:p>
          </table:table-cell>
          <table:table-cell office:value-type="string" office:value="">
            <text:p/>
          </table:table-cell>
          <table:table-cell office:value-type="float" office:value="8190.04534433988">
            <text:p>8190.04534433988</text:p>
          </table:table-cell>
          <table:table-cell office:value-type="float" office:value="2857.80576258764">
            <text:p>2857.80576258764</text:p>
          </table:table-cell>
          <table:table-cell office:value-type="float" office:value="0.299606094710415">
            <text:p>0.299606094710415</text:p>
          </table:table-cell>
          <table:table-cell office:value-type="float" office:value="0.0939383066040591">
            <text:p>0.09393830660405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360023566551">
            <text:p>770.360023566551</text:p>
          </table:table-cell>
          <table:table-cell office:value-type="float" office:value="32197.3634979145">
            <text:p>32197.3634979145</text:p>
          </table:table-cell>
          <table:table-cell office:value-type="float" office:value="7996.0">
            <text:p>7996.0</text:p>
          </table:table-cell>
          <table:table-cell office:value-type="float" office:value="72.7465822565855">
            <text:p>72.7465822565855</text:p>
          </table:table-cell>
          <table:table-cell office:value-type="string" office:value="">
            <text:p/>
          </table:table-cell>
          <table:table-cell office:value-type="float" office:value="8613.16332086459">
            <text:p>8613.16332086459</text:p>
          </table:table-cell>
          <table:table-cell office:value-type="float" office:value="815.656397960154">
            <text:p>815.656397960154</text:p>
          </table:table-cell>
          <table:table-cell office:value-type="float" office:value="0.0865293048220933">
            <text:p>0.0865293048220933</text:p>
          </table:table-cell>
          <table:table-cell office:value-type="float" office:value="0.0894398486210548">
            <text:p>0.089439848621054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360102694544">
            <text:p>771.360102694544</text:p>
          </table:table-cell>
          <table:table-cell office:value-type="float" office:value="32217.9961864005">
            <text:p>32217.9961864005</text:p>
          </table:table-cell>
          <table:table-cell office:value-type="float" office:value="1799.0">
            <text:p>1799.0</text:p>
          </table:table-cell>
          <table:table-cell office:value-type="float" office:value="16.3722358140202">
            <text:p>16.3722358140202</text:p>
          </table:table-cell>
          <table:table-cell office:value-type="string" office:value="">
            <text:p/>
          </table:table-cell>
          <table:table-cell office:value-type="float" office:value="7590.29419493162">
            <text:p>7590.29419493162</text:p>
          </table:table-cell>
          <table:table-cell office:value-type="float" office:value="188.257326898885">
            <text:p>188.257326898885</text:p>
          </table:table-cell>
          <table:table-cell office:value-type="float" office:value="0.019468011427582">
            <text:p>0.019468011427582</text:p>
          </table:table-cell>
          <table:table-cell office:value-type="float" office:value="0.101624532973915">
            <text:p>0.10162453297391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2.363348112404">
            <text:p>772.363348112404</text:p>
          </table:table-cell>
          <table:table-cell office:value-type="float" office:value="32238.6807034719">
            <text:p>32238.6807034719</text:p>
          </table:table-cell>
          <table:table-cell office:value-type="float" office:value="481.0">
            <text:p>481.0</text:p>
          </table:table-cell>
          <table:table-cell office:value-type="float" office:value="4.37996875302264">
            <text:p>4.37996875302264</text:p>
          </table:table-cell>
          <table:table-cell office:value-type="string" office:value="">
            <text:p/>
          </table:table-cell>
          <table:table-cell office:value-type="float" office:value="7446.70380446308">
            <text:p>7446.70380446308</text:p>
          </table:table-cell>
          <table:table-cell office:value-type="float" office:value="47.9595358597058">
            <text:p>47.9595358597058</text:p>
          </table:table-cell>
          <table:table-cell office:value-type="float" office:value="0.00520517704094884">
            <text:p>0.00520517704094884</text:p>
          </table:table-cell>
          <table:table-cell office:value-type="float" office:value="0.103718822232395">
            <text:p>0.10371882223239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4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70364903208">
            <text:p>1325.70364903208</text:p>
          </table:table-cell>
          <table:table-cell office:value-type="float" office:value="42106.3724635953">
            <text:p>42106.3724635953</text:p>
          </table:table-cell>
          <table:table-cell office:value-type="float" office:value="13554.75">
            <text:p>13554.75</text:p>
          </table:table-cell>
          <table:table-cell office:value-type="float" office:value="177.449161849619">
            <text:p>177.449161849619</text:p>
          </table:table-cell>
          <table:table-cell office:value-type="string" office:value="">
            <text:p/>
          </table:table-cell>
          <table:table-cell office:value-type="float" office:value="12302.6495027096">
            <text:p>12302.6495027096</text:p>
          </table:table-cell>
          <table:table-cell office:value-type="float" office:value="1631.08947013312">
            <text:p>1631.08947013312</text:p>
          </table:table-cell>
          <table:table-cell office:value-type="float" office:value="0.146683728681499">
            <text:p>0.146683728681499</text:p>
          </table:table-cell>
          <table:table-cell office:value-type="float" office:value="0.107757572768378">
            <text:p>0.10775757276837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70362521945">
            <text:p>1326.70362521945</text:p>
          </table:table-cell>
          <table:table-cell office:value-type="float" office:value="42122.0828415535">
            <text:p>42122.0828415535</text:p>
          </table:table-cell>
          <table:table-cell office:value-type="float" office:value="8226.75">
            <text:p>8226.75</text:p>
          </table:table-cell>
          <table:table-cell office:value-type="float" office:value="107.734592448977">
            <text:p>107.734592448977</text:p>
          </table:table-cell>
          <table:table-cell office:value-type="string" office:value="">
            <text:p/>
          </table:table-cell>
          <table:table-cell office:value-type="float" office:value="12348.8627338014">
            <text:p>12348.8627338014</text:p>
          </table:table-cell>
          <table:table-cell office:value-type="float" office:value="978.65995517379">
            <text:p>978.65995517379</text:p>
          </table:table-cell>
          <table:table-cell office:value-type="float" office:value="0.0890263829971431">
            <text:p>0.0890263829971431</text:p>
          </table:table-cell>
          <table:table-cell office:value-type="float" office:value="0.107435288076204">
            <text:p>0.1074352880762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71064977149">
            <text:p>1327.71064977149</text:p>
          </table:table-cell>
          <table:table-cell office:value-type="float" office:value="42137.8979478262">
            <text:p>42137.8979478262</text:p>
          </table:table-cell>
          <table:table-cell office:value-type="float" office:value="2149.75">
            <text:p>2149.75</text:p>
          </table:table-cell>
          <table:table-cell office:value-type="float" office:value="28.1619643670873">
            <text:p>28.1619643670873</text:p>
          </table:table-cell>
          <table:table-cell office:value-type="string" office:value="">
            <text:p/>
          </table:table-cell>
          <table:table-cell office:value-type="float" office:value="11500.0213954318">
            <text:p>11500.0213954318</text:p>
          </table:table-cell>
          <table:table-cell office:value-type="float" office:value="277.635489119272">
            <text:p>277.635489119272</text:p>
          </table:table-cell>
          <table:table-cell office:value-type="float" office:value="0.0232636784693966">
            <text:p>0.0232636784693966</text:p>
          </table:table-cell>
          <table:table-cell office:value-type="float" office:value="0.115452885183231">
            <text:p>0.1154528851832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8.71455169275">
            <text:p>1328.71455169275</text:p>
          </table:table-cell>
          <table:table-cell office:value-type="float" office:value="42153.6580207794">
            <text:p>42153.6580207794</text:p>
          </table:table-cell>
          <table:table-cell office:value-type="float" office:value="478.75">
            <text:p>478.75</text:p>
          </table:table-cell>
          <table:table-cell office:value-type="float" office:value="6.27408097020019">
            <text:p>6.27408097020019</text:p>
          </table:table-cell>
          <table:table-cell office:value-type="string" office:value="">
            <text:p/>
          </table:table-cell>
          <table:table-cell office:value-type="float" office:value="13709.3196003215">
            <text:p>13709.3196003215</text:p>
          </table:table-cell>
          <table:table-cell office:value-type="float" office:value="52.9571576777432">
            <text:p>52.9571576777432</text:p>
          </table:table-cell>
          <table:table-cell office:value-type="float" office:value="0.005180828499697">
            <text:p>0.005180828499697</text:p>
          </table:table-cell>
          <table:table-cell office:value-type="float" office:value="0.0969205321948721">
            <text:p>0.096920532194872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4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63390146569">
            <text:p>1336.63390146569</text:p>
          </table:table-cell>
          <table:table-cell office:value-type="float" office:value="42277.7734445514">
            <text:p>42277.7734445514</text:p>
          </table:table-cell>
          <table:table-cell office:value-type="float" office:value="7303.75">
            <text:p>7303.75</text:p>
          </table:table-cell>
          <table:table-cell office:value-type="float" office:value="95.306227073641">
            <text:p>95.306227073641</text:p>
          </table:table-cell>
          <table:table-cell office:value-type="string" office:value="">
            <text:p/>
          </table:table-cell>
          <table:table-cell office:value-type="float" office:value="11215.2499486137">
            <text:p>11215.2499486137</text:p>
          </table:table-cell>
          <table:table-cell office:value-type="float" office:value="976.83415696603">
            <text:p>976.83415696603</text:p>
          </table:table-cell>
          <table:table-cell office:value-type="float" office:value="0.079038070296944">
            <text:p>0.079038070296944</text:p>
          </table:table-cell>
          <table:table-cell office:value-type="float" office:value="0.119180036788293">
            <text:p>0.11918003678829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4054638244">
            <text:p>1337.64054638244</text:p>
          </table:table-cell>
          <table:table-cell office:value-type="float" office:value="42293.5235367096">
            <text:p>42293.5235367096</text:p>
          </table:table-cell>
          <table:table-cell office:value-type="float" office:value="4588.75">
            <text:p>4588.75</text:p>
          </table:table-cell>
          <table:table-cell office:value-type="float" office:value="60.5308923057112">
            <text:p>60.5308923057112</text:p>
          </table:table-cell>
          <table:table-cell office:value-type="string" office:value="">
            <text:p/>
          </table:table-cell>
          <table:table-cell office:value-type="float" office:value="10990.147878969">
            <text:p>10990.147878969</text:p>
          </table:table-cell>
          <table:table-cell office:value-type="float" office:value="646.873180801341">
            <text:p>646.873180801341</text:p>
          </table:table-cell>
          <table:table-cell office:value-type="float" office:value="0.0496574971863908">
            <text:p>0.0496574971863908</text:p>
          </table:table-cell>
          <table:table-cell office:value-type="float" office:value="0.121712697691919">
            <text:p>0.12171269769191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6409178641">
            <text:p>1338.66409178641</text:p>
          </table:table-cell>
          <table:table-cell office:value-type="float" office:value="42309.5319558709">
            <text:p>42309.5319558709</text:p>
          </table:table-cell>
          <table:table-cell office:value-type="float" office:value="3580.75">
            <text:p>3580.75</text:p>
          </table:table-cell>
          <table:table-cell office:value-type="float" office:value="47.259059175075">
            <text:p>47.259059175075</text:p>
          </table:table-cell>
          <table:table-cell office:value-type="string" office:value="">
            <text:p/>
          </table:table-cell>
          <table:table-cell office:value-type="float" office:value="10766.7791740639">
            <text:p>10766.7791740639</text:p>
          </table:table-cell>
          <table:table-cell office:value-type="float" office:value="487.976501161164">
            <text:p>487.976501161164</text:p>
          </table:table-cell>
          <table:table-cell office:value-type="float" office:value="0.0387493507055666">
            <text:p>0.0387493507055666</text:p>
          </table:table-cell>
          <table:table-cell office:value-type="float" office:value="0.124332826943373">
            <text:p>0.12433282694337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66559708396">
            <text:p>1339.66559708396</text:p>
          </table:table-cell>
          <table:table-cell office:value-type="float" office:value="42325.1897172144">
            <text:p>42325.1897172144</text:p>
          </table:table-cell>
          <table:table-cell office:value-type="float" office:value="18005.75">
            <text:p>18005.75</text:p>
          </table:table-cell>
          <table:table-cell office:value-type="float" office:value="237.7446332069">
            <text:p>237.7446332069</text:p>
          </table:table-cell>
          <table:table-cell office:value-type="string" office:value="">
            <text:p/>
          </table:table-cell>
          <table:table-cell office:value-type="float" office:value="11802.6073783725">
            <text:p>11802.6073783725</text:p>
          </table:table-cell>
          <table:table-cell office:value-type="float" office:value="2287.15026346502">
            <text:p>2287.15026346502</text:p>
          </table:table-cell>
          <table:table-cell office:value-type="float" office:value="0.194850554064583">
            <text:p>0.194850554064583</text:p>
          </table:table-cell>
          <table:table-cell office:value-type="float" office:value="0.113505902055067">
            <text:p>0.11350590205506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6821186782">
            <text:p>1340.66821186782</text:p>
          </table:table-cell>
          <table:table-cell office:value-type="float" office:value="42340.8589392211">
            <text:p>42340.8589392211</text:p>
          </table:table-cell>
          <table:table-cell office:value-type="float" office:value="8930.75">
            <text:p>8930.75</text:p>
          </table:table-cell>
          <table:table-cell office:value-type="float" office:value="117.966152518243">
            <text:p>117.966152518243</text:p>
          </table:table-cell>
          <table:table-cell office:value-type="string" office:value="">
            <text:p/>
          </table:table-cell>
          <table:table-cell office:value-type="float" office:value="12165.0698902588">
            <text:p>12165.0698902588</text:p>
          </table:table-cell>
          <table:table-cell office:value-type="float" office:value="1117.01738994649">
            <text:p>1117.01738994649</text:p>
          </table:table-cell>
          <table:table-cell office:value-type="float" office:value="0.0966447710154965">
            <text:p>0.0966447710154965</text:p>
          </table:table-cell>
          <table:table-cell office:value-type="float" office:value="0.110206371517961">
            <text:p>0.11020637151796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6920020037">
            <text:p>1341.66920020037</text:p>
          </table:table-cell>
          <table:table-cell office:value-type="float" office:value="42356.4968748253">
            <text:p>42356.4968748253</text:p>
          </table:table-cell>
          <table:table-cell office:value-type="float" office:value="2157.75">
            <text:p>2157.75</text:p>
          </table:table-cell>
          <table:table-cell office:value-type="float" office:value="28.5162749925409">
            <text:p>28.5162749925409</text:p>
          </table:table-cell>
          <table:table-cell office:value-type="string" office:value="">
            <text:p/>
          </table:table-cell>
          <table:table-cell office:value-type="float" office:value="12399.1386301373">
            <text:p>12399.1386301373</text:p>
          </table:table-cell>
          <table:table-cell office:value-type="float" office:value="266.958419501776">
            <text:p>266.958419501776</text:p>
          </table:table-cell>
          <table:table-cell office:value-type="float" office:value="0.0233502510605142">
            <text:p>0.0233502510605142</text:p>
          </table:table-cell>
          <table:table-cell office:value-type="float" office:value="0.108206645656765">
            <text:p>0.10820664565676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6966860741">
            <text:p>1342.66966860741</text:p>
          </table:table-cell>
          <table:table-cell office:value-type="float" office:value="42372.1208361553">
            <text:p>42372.1208361553</text:p>
          </table:table-cell>
          <table:table-cell office:value-type="float" office:value="412.75">
            <text:p>412.75</text:p>
          </table:table-cell>
          <table:table-cell office:value-type="float" office:value="5.45982668922247">
            <text:p>5.45982668922247</text:p>
          </table:table-cell>
          <table:table-cell office:value-type="string" office:value="">
            <text:p/>
          </table:table-cell>
          <table:table-cell office:value-type="float" office:value="17221.2339678901">
            <text:p>17221.2339678901</text:p>
          </table:table-cell>
          <table:table-cell office:value-type="float" office:value="33.8834306064891">
            <text:p>33.8834306064891</text:p>
          </table:table-cell>
          <table:table-cell office:value-type="float" office:value="0.00446660462297637">
            <text:p>0.00446660462297637</text:p>
          </table:table-cell>
          <table:table-cell office:value-type="float" office:value="0.0779659385100331">
            <text:p>0.07796593851003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